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483fff" draw:textarea-horizontal-align="justify" draw:textarea-vertical-align="middle" draw:auto-grow-height="true" draw:auto-grow-width="false" fo:min-height="3.823cm" fo:min-width="0cm" fo:padding-top="0.13cm" fo:padding-bottom="0.13cm" fo:padding-left="0.25cm" fo:padding-right="0.25cm" draw:shadow="hidden" draw:shadow-color="#808080"/>
    </style:style>
    <style:style style:name="gr2" style:family="graphic" style:parent-style-name="standard">
      <style:graphic-properties draw:stroke="none" draw:fill="solid" draw:fill-color="#fef8b0" draw:textarea-horizontal-align="center" draw:textarea-vertical-align="middle" draw:shadow="hidden" draw:shadow-color="#808080"/>
    </style:style>
    <style:style style:name="gr3" style:family="graphic" style:parent-style-name="standard" style:list-style-name="L4">
      <style:graphic-properties draw:stroke="none" draw:fill="none" draw:fill-color="#ffffff" draw:textarea-horizontal-align="left" draw:textarea-vertical-align="top" draw:auto-grow-height="true" draw:auto-grow-width="false" fo:min-height="1.051cm" fo:min-width="0cm" fo:padding-top="0.13cm" fo:padding-bottom="0.13cm" fo:padding-left="0.25cm" fo:padding-right="0.25cm"/>
    </style:style>
    <style:style style:name="gr4" style:family="graphic" style:parent-style-name="standard" style:list-style-name="L4">
      <style:graphic-properties draw:stroke="none" draw:fill="none" draw:fill-color="#ffffff" draw:textarea-horizontal-align="left" draw:textarea-vertical-align="top" draw:auto-grow-height="true" draw:auto-grow-width="false" fo:min-height="1.106cm" fo:min-width="0cm" fo:padding-top="0.13cm" fo:padding-bottom="0.13cm" fo:padding-left="0.25cm" fo:padding-right="0.25cm"/>
    </style:style>
    <style:style style:name="gr5" style:family="graphic" style:parent-style-name="standard">
      <style:graphic-properties draw:stroke="none" draw:fill="none" draw:fill-color="#483fff" draw:textarea-horizontal-align="center" draw:textarea-vertical-align="middle" draw:shadow="hidden" draw:shadow-color="#808080"/>
    </style:style>
    <style:style style:name="gr6" style:family="graphic" style:parent-style-name="standard" style:list-style-name="L4">
      <style:graphic-properties draw:stroke="none" draw:fill="none" draw:fill-color="#ffffff" draw:textarea-horizontal-align="left" draw:textarea-vertical-align="top" draw:auto-grow-height="true" draw:auto-grow-width="false" fo:min-height="2.27cm" fo:min-width="0cm" fo:padding-top="0.13cm" fo:padding-bottom="0.13cm" fo:padding-left="0.25cm" fo:padding-right="0.25cm"/>
    </style:style>
    <style:style style:name="gr7" style:family="graphic" style:parent-style-name="standard" style:list-style-name="L4">
      <style:graphic-properties draw:stroke="none" draw:fill="none" draw:fill-color="#ffffff" draw:textarea-horizontal-align="left" draw:textarea-vertical-align="top" draw:auto-grow-height="true" draw:auto-grow-width="false" fo:min-height="2.016cm" fo:min-width="0cm" fo:padding-top="0.13cm" fo:padding-bottom="0.13cm" fo:padding-left="0.25cm" fo:padding-right="0.25cm"/>
    </style:style>
    <style:style style:name="gr8" style:family="graphic" style:parent-style-name="standard" style:list-style-name="L4">
      <style:graphic-properties draw:stroke="none" draw:fill="none" draw:fill-color="#ffffff" draw:textarea-horizontal-align="left" draw:textarea-vertical-align="top" draw:auto-grow-height="true" draw:auto-grow-width="false" fo:min-height="1.051cm" fo:min-width="0cm" fo:padding-top="0.13cm" fo:padding-bottom="0.13cm" fo:padding-left="0.25cm" fo:padding-right="0.25cm"/>
    </style:style>
    <style:style style:name="gr9" style:family="graphic" style:parent-style-name="standard" style:list-style-name="L4">
      <style:graphic-properties draw:stroke="none" draw:fill="none" draw:fill-color="#ffffff" draw:textarea-horizontal-align="left" draw:textarea-vertical-align="top" draw:auto-grow-height="true" draw:auto-grow-width="false" fo:min-height="1.106cm" fo:min-width="0cm" fo:padding-top="0.13cm" fo:padding-bottom="0.13cm" fo:padding-left="0.25cm" fo:padding-right="0.25cm"/>
    </style:style>
    <style:style style:name="gr10" style:family="graphic" style:parent-style-name="standard" style:list-style-name="L4">
      <style:graphic-properties draw:stroke="none" draw:fill="none" draw:fill-color="#ffffff" draw:textarea-horizontal-align="left" draw:textarea-vertical-align="top" draw:auto-grow-height="true" draw:auto-grow-width="false" fo:min-height="1.155cm" fo:min-width="0cm" fo:padding-top="0.13cm" fo:padding-bottom="0.13cm" fo:padding-left="0.25cm" fo:padding-right="0.25cm"/>
    </style:style>
    <style:style style:name="gr11" style:family="graphic" style:parent-style-name="standard" style:list-style-name="L4">
      <style:graphic-properties draw:stroke="none" draw:fill="none" draw:fill-color="#ffffff" draw:textarea-horizontal-align="left" draw:textarea-vertical-align="top" draw:auto-grow-height="true" draw:auto-grow-width="false" fo:min-height="1.155cm" fo:min-width="0cm" fo:padding-top="0.13cm" fo:padding-bottom="0.13cm" fo:padding-left="0.25cm" fo:padding-right="0.25cm"/>
    </style:style>
    <style:style style:name="gr12" style:family="graphic" style:parent-style-name="standard" style:list-style-name="L4">
      <style:graphic-properties draw:stroke="none" draw:fill="none" draw:fill-color="#ffffff" draw:textarea-horizontal-align="left" draw:textarea-vertical-align="top" draw:auto-grow-height="true" draw:auto-grow-width="false" fo:min-height="1.051cm" fo:min-width="0cm" fo:padding-top="0.13cm" fo:padding-bottom="0.13cm" fo:padding-left="0.25cm" fo:padding-right="0.25cm"/>
    </style:style>
    <style:style style:name="gr13" style:family="graphic" style:parent-style-name="standard" style:list-style-name="L4">
      <style:graphic-properties draw:stroke="none" draw:fill="none" draw:fill-color="#ffffff" draw:textarea-horizontal-align="left" draw:textarea-vertical-align="top" draw:auto-grow-height="true" draw:auto-grow-width="false" fo:min-height="1.106cm" fo:min-width="0cm" fo:padding-top="0.13cm" fo:padding-bottom="0.13cm" fo:padding-left="0.25cm" fo:padding-right="0.25cm"/>
    </style:style>
    <style:style style:name="gr14" style:family="graphic" style:parent-style-name="standard" style:list-style-name="L4">
      <style:graphic-properties draw:stroke="none" draw:fill="none" draw:fill-color="#ffffff" draw:textarea-horizontal-align="left" draw:textarea-vertical-align="top" draw:auto-grow-height="true" draw:auto-grow-width="false" fo:min-height="1.051cm" fo:min-width="0cm" fo:padding-top="0.13cm" fo:padding-bottom="0.13cm" fo:padding-left="0.25cm" fo:padding-right="0.25cm"/>
    </style:style>
    <style:style style:name="gr15" style:family="graphic" style:parent-style-name="standard" style:list-style-name="L4">
      <style:graphic-properties draw:stroke="none" draw:fill="none" draw:fill-color="#ffffff" draw:textarea-horizontal-align="left" draw:textarea-vertical-align="top" draw:auto-grow-height="true" draw:auto-grow-width="false" fo:min-height="1.106cm" fo:min-width="0cm" fo:padding-top="0.13cm" fo:padding-bottom="0.13cm" fo:padding-left="0.25cm" fo:padding-right="0.25cm"/>
    </style:style>
    <style:style style:name="gr16"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draw:shadow-color="#808080"/>
    </style:style>
    <style:style style:name="gr17"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18" style:family="graphic">
      <style:graphic-properties style:protect="size"/>
    </style:style>
    <style:style style:name="gr19" style:family="graphic" style:parent-style-name="standard">
      <style:graphic-properties draw:stroke="none" draw:fill="none" draw:fill-color="#483fff"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gr20" style:family="graphic" style:parent-style-name="standard">
      <style:graphic-properties draw:stroke="none" draw:fill="none" draw:fill-color="#483fff" draw:textarea-horizontal-align="left" draw:textarea-vertical-align="top" draw:auto-grow-height="true" draw:auto-grow-width="false" fo:min-height="12.312cm" fo:min-width="0cm" fo:padding-top="0.13cm" fo:padding-bottom="0.13cm" fo:padding-left="0.25cm" fo:padding-right="0.25cm" draw:shadow="hidden" draw:shadow-color="#808080"/>
    </style:style>
    <style:style style:name="gr21" style:family="graphic" style:parent-style-name="standard">
      <style:graphic-properties draw:stroke="dash" draw:stroke-dash="Dashed_20__28_var_29_" draw:fill="gradient" draw:fill-color="#ffff99" draw:fill-gradient-name="Linear_20_yellow_2f_brown" draw:textarea-horizontal-align="center" draw:textarea-vertical-align="middle"/>
    </style:style>
    <style:style style:name="gr22" style:family="graphic" style:parent-style-name="standard">
      <style:graphic-properties draw:stroke="dash" draw:stroke-dash="Dashed_20__28_var_29_" draw:marker-start-center="true" draw:marker-end-center="true" draw:fill="gradient" draw:fill-color="#99ccff" draw:fill-gradient-name="Gradient_20_8" draw:textarea-horizontal-align="center" draw:textarea-vertical-align="middle"/>
    </style:style>
    <style:style style:name="gr23" style:family="graphic" style:parent-style-name="standard">
      <style:graphic-properties draw:stroke="solid" draw:stroke-dash="Ultrafine_20_Dashed" svg:stroke-width="0.051cm" draw:marker-start-width="0.381cm" draw:marker-end-width="0.381cm" draw:fill-color="#99ccff" draw:textarea-horizontal-align="center" draw:textarea-vertical-align="middle" fo:padding-top="0.025cm" fo:padding-bottom="0.025cm" fo:padding-left="0.025cm" fo:padding-right="0.025cm"/>
    </style:style>
    <style:style style:name="gr24" style:family="graphic" style:parent-style-name="standard">
      <style:graphic-properties draw:stroke="dash" draw:stroke-dash="Dashed_20__28_var_29_" draw:fill-color="#ffff99"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502cm"/>
    </style:style>
    <style:style style:name="gr26" style:family="graphic" style:parent-style-name="standard">
      <style:graphic-properties draw:stroke="none" svg:stroke-color="#000000" draw:fill="none" draw:fill-color="#ffffff" draw:textarea-horizontal-align="left" draw:auto-grow-height="true" draw:auto-grow-width="true" fo:min-height="1.106cm" fo:min-width="4.925cm"/>
    </style:style>
    <style:style style:name="gr27" style:family="graphic" style:parent-style-name="standard">
      <style:graphic-properties svg:stroke-width="0.051cm" draw:marker-start-width="0.381cm" draw:marker-end-width="0.381cm" draw:fill-color="#99ccff" draw:textarea-horizontal-align="center" draw:textarea-vertical-align="middle" fo:padding-top="0.025cm" fo:padding-bottom="0.025cm" fo:padding-left="0.025cm" fo:padding-right="0.025cm"/>
    </style:style>
    <style:style style:name="gr28" style:family="graphic" style:parent-style-name="standard">
      <style:graphic-properties svg:stroke-width="0.102cm" svg:stroke-color="#ff0000" draw:marker-start-width="0.457cm" draw:marker-end-width="0.457cm" draw:textarea-horizontal-align="center" draw:textarea-vertical-align="middle" fo:padding-top="0.051cm" fo:padding-bottom="0.051cm" fo:padding-left="0.051cm" fo:padding-right="0.051cm"/>
    </style:style>
    <style:style style:name="gr29" style:family="graphic" style:parent-style-name="standard">
      <style:graphic-properties svg:stroke-width="0.102cm" svg:stroke-color="#00ff00" draw:marker-start-width="0.457cm" draw:marker-end-width="0.457cm" draw:textarea-horizontal-align="center" draw:textarea-vertical-align="middle" fo:padding-top="0.051cm" fo:padding-bottom="0.051cm" fo:padding-left="0.051cm" fo:padding-right="0.051cm"/>
    </style:style>
    <style:style style:name="gr30" style:family="graphic" style:parent-style-name="standard">
      <style:graphic-properties draw:stroke="none" svg:stroke-color="#000000" draw:fill="none" draw:fill-color="#ffffff" draw:textarea-horizontal-align="left" draw:auto-grow-height="true" draw:auto-grow-width="true" fo:min-height="0.856cm" fo:min-width="2.872cm"/>
    </style:style>
    <style:style style:name="gr31" style:family="graphic" style:parent-style-name="standard">
      <style:graphic-properties draw:stroke="none" svg:stroke-color="#000000" draw:fill="none" draw:fill-color="#ffffff" draw:textarea-horizontal-align="left" draw:auto-grow-height="true" draw:auto-grow-width="true" fo:min-height="0.856cm" fo:min-width="3.033cm"/>
    </style:style>
    <style:style style:name="gr32" style:family="graphic" style:parent-style-name="standard">
      <style:graphic-properties draw:stroke="none" svg:stroke-color="#000000" draw:fill="none" draw:fill-color="#ffffff" draw:textarea-horizontal-align="left" draw:auto-grow-height="true" draw:auto-grow-width="true" fo:min-height="0.856cm" fo:min-width="1.454cm"/>
    </style:style>
    <style:style style:name="gr33" style:family="graphic" style:parent-style-name="standard">
      <style:graphic-properties draw:stroke="none" svg:stroke-color="#000000" draw:fill="none" draw:fill-color="#ffffff" draw:textarea-horizontal-align="left" draw:auto-grow-height="true" draw:auto-grow-width="true" fo:min-height="0.856cm" fo:min-width="1.886cm"/>
    </style:style>
    <style:style style:name="gr34" style:family="graphic" style:parent-style-name="standard">
      <style:graphic-properties draw:stroke="none" svg:stroke-color="#000000" draw:fill="none" draw:fill-color="#ffffff" draw:textarea-horizontal-align="left" draw:auto-grow-height="true" draw:auto-grow-width="true" fo:min-height="0.856cm" fo:min-width="2.91cm"/>
    </style:style>
    <style:style style:name="gr35" style:family="graphic" style:parent-style-name="standard">
      <style:graphic-properties draw:stroke="none" svg:stroke-color="#000000" draw:fill="none" draw:fill-color="#ffffff" draw:textarea-horizontal-align="left" draw:auto-grow-height="true" draw:auto-grow-width="true" fo:min-height="0.924cm" fo:min-width="0.633cm"/>
    </style:style>
    <style:style style:name="gr36" style:family="graphic" style:parent-style-name="standard">
      <style:graphic-properties draw:stroke="none" svg:stroke-color="#000000" draw:fill="none" draw:fill-color="#ffffff" draw:textarea-horizontal-align="left" draw:auto-grow-height="true" draw:auto-grow-width="true" fo:min-height="0.683cm" fo:min-width="4.9cm"/>
    </style:style>
    <style:style style:name="gr37" style:family="graphic" style:parent-style-name="standard">
      <style:graphic-properties draw:stroke="none" svg:stroke-color="#000000" draw:fill="none" draw:fill-color="#ffffff" draw:textarea-horizontal-align="left" draw:auto-grow-height="true" draw:auto-grow-width="true" fo:min-height="0.683cm" fo:min-width="4.997cm"/>
    </style:style>
    <style:style style:name="gr38" style:family="graphic" style:parent-style-name="standard">
      <style:graphic-properties draw:stroke="none" svg:stroke-color="#000000" draw:fill="none" draw:fill-color="#ffffff" draw:textarea-horizontal-align="left" draw:auto-grow-height="true" draw:auto-grow-width="true" fo:min-height="0.683cm" fo:min-width="2.614cm"/>
    </style:style>
    <style:style style:name="gr39" style:family="graphic" style:parent-style-name="standard">
      <style:graphic-properties draw:stroke="none" svg:stroke-color="#000000" draw:fill="none" draw:fill-color="#ffffff" draw:textarea-horizontal-align="left" draw:auto-grow-height="true" draw:auto-grow-width="true" fo:min-height="0.683cm" fo:min-width="2.28cm"/>
    </style:style>
    <style:style style:name="gr40" style:family="graphic" style:parent-style-name="standard">
      <style:graphic-properties draw:stroke="dash" draw:stroke-dash="Ultrafine_20_Dashed" svg:stroke-width="0.203cm" svg:stroke-color="#ff0000" draw:marker-start-width="0.61cm" draw:marker-end-width="0.61cm" draw:textarea-horizontal-align="center" draw:textarea-vertical-align="middle" fo:padding-top="0.101cm" fo:padding-bottom="0.101cm" fo:padding-left="0.101cm" fo:padding-right="0.101cm"/>
    </style:style>
    <style:style style:name="gr41"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42" style:family="graphic" style:parent-style-name="standard">
      <style:graphic-properties draw:stroke="none" svg:stroke-color="#000000" draw:fill="none" draw:fill-color="#ffffff" draw:textarea-horizontal-align="left" draw:auto-grow-height="true" draw:auto-grow-width="true" fo:min-height="0.755cm" fo:min-width="5.929cm"/>
    </style:style>
    <style:style style:name="gr43" style:family="graphic" style:parent-style-name="standard">
      <style:graphic-properties svg:stroke-width="0.102cm" svg:stroke-color="#00ff00" draw:marker-start-width="0.457cm" draw:marker-end="Symmetric_20_Arrow" draw:marker-end-width="0.457cm" draw:textarea-horizontal-align="center" draw:textarea-vertical-align="middle" fo:padding-top="0.051cm" fo:padding-bottom="0.051cm" fo:padding-left="0.051cm" fo:padding-right="0.051cm"/>
    </style:style>
    <style:style style:name="gr44" style:family="graphic" style:parent-style-name="standard">
      <style:graphic-properties svg:stroke-width="0.102cm" svg:stroke-color="#ff0000" draw:marker-start-width="0.457cm" draw:marker-end="Symmetric_20_Arrow" draw:marker-end-width="0.457cm" draw:textarea-horizontal-align="center" draw:textarea-vertical-align="middle" fo:padding-top="0.051cm" fo:padding-bottom="0.051cm" fo:padding-left="0.051cm" fo:padding-right="0.051cm"/>
    </style:style>
    <style:style style:name="gr45" style:family="graphic" style:parent-style-name="standard">
      <style:graphic-properties draw:stroke="none" draw:fill="none" draw:fill-color="#483fff" draw:textarea-horizontal-align="justify" draw:textarea-vertical-align="middle" draw:auto-grow-height="true" draw:auto-grow-width="false" fo:min-height="1.901cm" fo:min-width="0cm" fo:padding-top="0.13cm" fo:padding-bottom="0.13cm" fo:padding-left="0.25cm" fo:padding-right="0.25cm" draw:shadow="hidden" draw:shadow-color="#808080"/>
    </style:style>
    <style:style style:name="gr46" style:family="graphic" style:parent-style-name="standard">
      <style:graphic-properties draw:stroke="none" svg:stroke-color="#000000" draw:fill="none" draw:fill-color="#ffffff" draw:textarea-horizontal-align="left" draw:auto-grow-height="true" draw:auto-grow-width="true" fo:min-height="0.683cm" fo:min-width="5.048cm"/>
    </style:style>
    <style:style style:name="gr47" style:family="graphic" style:parent-style-name="standard">
      <style:graphic-properties draw:stroke="none" svg:stroke-color="#000000" draw:fill="none" draw:fill-color="#ffffff" draw:textarea-horizontal-align="left" draw:auto-grow-height="true" draw:auto-grow-width="true" fo:min-height="0.755cm" fo:min-width="9.485cm"/>
    </style:style>
    <style:style style:name="gr48" style:family="graphic" style:parent-style-name="standard">
      <style:graphic-properties draw:stroke="solid" svg:stroke-width="0.106cm" svg:stroke-color="#0095b8" draw:fill="none" draw:fill-color="#ffffff" draw:textarea-horizontal-align="center" draw:textarea-vertical-align="middle" fo:padding-top="0.053cm" fo:padding-bottom="0.053cm" fo:padding-left="0.053cm" fo:padding-right="0.053cm" draw:shadow="hidden" draw:shadow-color="#808080"/>
    </style:style>
    <style:style style:name="gr49" style:family="graphic" style:parent-style-name="standard" style:list-style-name="L5">
      <style:graphic-properties draw:stroke="none" draw:fill="none" draw:fill-color="#fcea04" draw:textarea-horizontal-align="left" draw:textarea-vertical-align="top" draw:auto-grow-height="true" draw:auto-grow-width="false" fo:min-height="8.691cm" fo:min-width="0cm" fo:padding-top="0.1cm" fo:padding-bottom="0.1cm" fo:padding-left="0.2cm" fo:padding-right="0.2cm" draw:shadow="hidden" draw:shadow-color="#808080"/>
    </style:style>
    <style:style style:name="gr50" style:family="graphic" style:parent-style-name="standard">
      <style:graphic-properties draw:stroke="solid" svg:stroke-width="0.079cm" svg:stroke-color="#ffffff" draw:fill="gradient" draw:fill-color="#00c1ee" draw:fill-gradient-name="Gradient_20_12" draw:textarea-horizontal-align="center" draw:textarea-vertical-align="middle" fo:padding-top="0.039cm" fo:padding-bottom="0.039cm" fo:padding-left="0.039cm" fo:padding-right="0.039cm" draw:shadow="hidden" draw:shadow-color="#808080"/>
    </style:style>
    <style:style style:name="gr51" style:family="graphic" style:parent-style-name="standard">
      <style:graphic-properties draw:stroke="none" draw:fill="solid" draw:fill-color="#4d4d4d" draw:textarea-horizontal-align="center" draw:textarea-vertical-align="middle" draw:shadow="hidden" draw:shadow-color="#808080"/>
    </style:style>
    <style:style style:name="gr52" style:family="graphic" style:parent-style-name="standard">
      <style:graphic-properties draw:stroke="none" draw:fill="gradient" draw:fill-color="#b2b2b2" draw:fill-gradient-name="Gradient_20_9" draw:textarea-horizontal-align="center" draw:textarea-vertical-align="middle" draw:shadow="hidden" draw:shadow-color="#808080"/>
    </style:style>
    <style:style style:name="gr53" style:family="graphic" style:parent-style-name="standard">
      <style:graphic-properties draw:stroke="none" draw:fill="solid" draw:fill-color="#000000" draw:textarea-horizontal-align="center" draw:textarea-vertical-align="middle" draw:shadow="hidden" draw:shadow-color="#808080"/>
    </style:style>
    <style:style style:name="gr54" style:family="graphic" style:parent-style-name="standard">
      <style:graphic-properties draw:stroke="solid" svg:stroke-width="0.053cm" svg:stroke-color="#000000" draw:fill="none" draw:fill-color="#ffffff" draw:textarea-horizontal-align="center" draw:textarea-vertical-align="middle" fo:padding-top="0.026cm" fo:padding-bottom="0.026cm" fo:padding-left="0.026cm" fo:padding-right="0.026cm" draw:shadow="hidden" draw:shadow-color="#808080"/>
    </style:style>
    <style:style style:name="gr55" style:family="graphic" style:parent-style-name="standard" style:list-style-name="L6">
      <style:graphic-properties draw:stroke="none" draw:fill="none" draw:fill-color="#483fff" draw:textarea-horizontal-align="left" draw:textarea-vertical-align="top" draw:auto-grow-height="true" draw:auto-grow-width="false" fo:min-height="1.625cm" fo:min-width="0cm" fo:padding-top="0cm" fo:padding-bottom="0cm" fo:padding-left="0cm" fo:padding-right="0cm" draw:shadow="visible" draw:shadow-offset-x="0.035cm" draw:shadow-offset-y="0.035cm" draw:shadow-color="#000000"/>
    </style:style>
    <style:style style:name="gr56" style:family="graphic" style:parent-style-name="standard">
      <style:graphic-properties draw:fill="solid" draw:fill-color="#ff0000" draw:opacity="10%" draw:textarea-horizontal-align="center" draw:textarea-vertical-align="middle" draw:shadow-offset-x="0.305cm" draw:shadow-offset-y="0.305cm" draw:shadow-opacity="10%"/>
    </style:style>
    <style:style style:name="gr57" style:family="graphic" style:parent-style-name="standard">
      <style:graphic-properties draw:stroke="solid" svg:stroke-width="0.106cm" svg:stroke-color="#ff572f" draw:fill="none" draw:fill-color="#fcea04" draw:textarea-horizontal-align="center" draw:textarea-vertical-align="middle" fo:padding-top="0.053cm" fo:padding-bottom="0.053cm" fo:padding-left="0.053cm" fo:padding-right="0.053cm" draw:shadow="hidden" draw:shadow-color="#808080"/>
    </style:style>
    <style:style style:name="gr58" style:family="graphic" style:parent-style-name="standard">
      <style:graphic-properties draw:stroke="none" draw:fill="none" draw:fill-color="#fcea04" draw:textarea-horizontal-align="left" draw:textarea-vertical-align="top" draw:auto-grow-height="true" draw:auto-grow-width="false" fo:min-height="4.392cm" fo:min-width="0cm" fo:padding-top="0.1cm" fo:padding-bottom="0.1cm" fo:padding-left="0.2cm" fo:padding-right="0.2cm" draw:shadow="hidden" draw:shadow-color="#808080"/>
    </style:style>
    <style:style style:name="gr59" style:family="graphic" style:parent-style-name="standard">
      <style:graphic-properties draw:stroke="solid" svg:stroke-width="0.079cm" svg:stroke-color="#ffffff" draw:fill="gradient" draw:fill-color="#ff572f" draw:fill-gradient-name="Gradient_20_10" draw:textarea-horizontal-align="center" draw:textarea-vertical-align="middle" fo:padding-top="0.039cm" fo:padding-bottom="0.039cm" fo:padding-left="0.039cm" fo:padding-right="0.039cm" draw:shadow="hidden" draw:shadow-color="#808080"/>
    </style:style>
    <style:style style:name="gr60" style:family="graphic" style:parent-style-name="standard">
      <style:graphic-properties draw:stroke="none" draw:fill="none" draw:fill-color="#483fff" draw:textarea-horizontal-align="left" draw:textarea-vertical-align="top" draw:auto-grow-height="true" draw:auto-grow-width="false" fo:min-height="0.997cm" fo:min-width="0cm" fo:padding-top="0cm" fo:padding-bottom="0cm" fo:padding-left="0cm" fo:padding-right="0cm" draw:shadow="visible" draw:shadow-offset-x="0.035cm" draw:shadow-offset-y="0.035cm" draw:shadow-color="#000000"/>
    </style:style>
    <style:style style:name="gr61" style:family="graphic" style:parent-style-name="standard">
      <style:graphic-properties draw:stroke="none" draw:fill="none" draw:fill-color="#483fff" draw:textarea-horizontal-align="left" draw:textarea-vertical-align="top" draw:auto-grow-height="true" draw:auto-grow-width="false" fo:min-height="7.39cm" fo:min-width="0cm" fo:padding-top="0.13cm" fo:padding-bottom="0.13cm" fo:padding-left="0.25cm" fo:padding-right="0.25cm" draw:shadow="hidden" draw:shadow-color="#808080"/>
    </style:style>
    <style:style style:name="gr62" style:family="graphic" style:parent-style-name="standard" style:list-style-name="L7">
      <style:graphic-properties draw:stroke="none" draw:fill="none" draw:fill-color="#fcea04" draw:textarea-horizontal-align="justify" draw:textarea-vertical-align="top" draw:auto-grow-height="true" draw:auto-grow-width="false" fo:min-height="0.822cm" fo:min-width="0cm" fo:padding-top="0.13cm" fo:padding-bottom="0.13cm" fo:padding-left="0.25cm" fo:padding-right="0.25cm" draw:shadow="hidden" draw:shadow-color="#808080"/>
    </style:style>
    <style:style style:name="gr63" style:family="graphic" style:parent-style-name="standard">
      <style:graphic-properties draw:stroke="solid" svg:stroke-width="0.035cm" svg:stroke-color="#000000" draw:fill="solid" draw:fill-color="#ffffff" draw:textarea-horizontal-align="center" draw:textarea-vertical-align="middle" fo:padding-top="0.017cm" fo:padding-bottom="0.017cm" fo:padding-left="0.017cm" fo:padding-right="0.017cm" draw:shadow="hidden" draw:shadow-color="#808080"/>
    </style:style>
    <style:style style:name="gr64" style:family="graphic" style:parent-style-name="standard">
      <style:graphic-properties draw:stroke="solid" svg:stroke-width="0.035cm" svg:stroke-color="#000000" draw:fill="solid" draw:fill-color="#dbdbdb" draw:textarea-horizontal-align="center" draw:textarea-vertical-align="middle" fo:padding-top="0.017cm" fo:padding-bottom="0.017cm" fo:padding-left="0.017cm" fo:padding-right="0.017cm" draw:shadow="hidden" draw:shadow-color="#808080"/>
    </style:style>
    <style:style style:name="gr65" style:family="graphic" style:parent-style-name="standard">
      <style:graphic-properties draw:stroke="solid" svg:stroke-width="0.026cm" svg:stroke-color="#969696" draw:fill="solid" draw:fill-color="#f5f1f1" draw:textarea-horizontal-align="center" draw:textarea-vertical-align="middle" fo:padding-top="0.013cm" fo:padding-bottom="0.013cm" fo:padding-left="0.013cm" fo:padding-right="0.013cm" draw:shadow="hidden"/>
    </style:style>
    <style:style style:name="gr66" style:family="graphic" style:parent-style-name="standard" style:list-style-name="L7">
      <style:graphic-properties draw:stroke="none" draw:fill="none" draw:fill-color="#fcea04" draw:textarea-horizontal-align="justify" draw:textarea-vertical-align="top" draw:auto-grow-height="true" draw:auto-grow-width="false" fo:min-height="0.822cm" fo:min-width="0cm" fo:padding-top="0.13cm" fo:padding-bottom="0.13cm" fo:padding-left="0.25cm" fo:padding-right="0.25cm" draw:shadow="hidden" draw:shadow-color="#808080"/>
    </style:style>
    <style:style style:name="gr67" style:family="graphic" style:parent-style-name="standard" style:list-style-name="L7">
      <style:graphic-properties draw:stroke="none" draw:fill="none" draw:fill-color="#fcea04" draw:textarea-horizontal-align="justify" draw:textarea-vertical-align="top" draw:auto-grow-height="true" draw:auto-grow-width="false" fo:min-height="0.822cm" fo:min-width="0cm" fo:padding-top="0.13cm" fo:padding-bottom="0.13cm" fo:padding-left="0.25cm" fo:padding-right="0.25cm" draw:shadow="hidden" draw:shadow-color="#808080"/>
    </style:style>
    <style:style style:name="gr68" style:family="graphic" style:parent-style-name="standard">
      <style:graphic-properties draw:stroke="none" draw:fill="none" draw:fill-color="#483fff" draw:textarea-horizontal-align="left" draw:textarea-vertical-align="top" draw:auto-grow-height="true" draw:auto-grow-width="false" fo:min-height="10.36cm" fo:min-width="0cm" fo:padding-top="0.13cm" fo:padding-bottom="0.13cm" fo:padding-left="0.25cm" fo:padding-right="0.25cm" draw:shadow="hidden" draw:shadow-color="#808080"/>
    </style:style>
    <style:style style:name="gr69" style:family="graphic" style:parent-style-name="standard" style:list-style-name="L3">
      <style:graphic-properties draw:stroke="none" draw:fill="none" draw:fill-color="#483fff" draw:textarea-horizontal-align="left" draw:textarea-vertical-align="top" draw:auto-grow-height="true" draw:auto-grow-width="false" fo:min-height="9.623cm" fo:min-width="0cm" fo:padding-top="0.13cm" fo:padding-bottom="0.13cm" fo:padding-left="0.25cm" fo:padding-right="0.25cm" draw:shadow="hidden" draw:shadow-color="#808080"/>
    </style:style>
    <style:style style:name="gr70" style:family="graphic" style:parent-style-name="standard">
      <style:graphic-properties draw:marker-end="Arrow" draw:marker-end-width="0.3cm" draw:textarea-horizontal-align="center" draw:textarea-vertical-align="middle"/>
    </style:style>
    <style:style style:name="gr71" style:family="graphic" style:parent-style-name="standard" style:list-style-name="L7">
      <style:graphic-properties draw:stroke="none" draw:fill="none" draw:fill-color="#fcea04" draw:textarea-horizontal-align="justify" draw:textarea-vertical-align="top" draw:auto-grow-height="true" draw:auto-grow-width="false" fo:min-height="0.822cm" fo:min-width="0cm" fo:padding-top="0.13cm" fo:padding-bottom="0.13cm" fo:padding-left="0.25cm" fo:padding-right="0.25cm" draw:shadow="hidden" draw:shadow-color="#808080"/>
    </style:style>
    <style:style style:name="gr72" style:family="graphic" style:parent-style-name="standard">
      <style:graphic-properties draw:stroke="none" draw:fill="none" draw:fill-color="#483fff" draw:textarea-horizontal-align="justify" draw:textarea-vertical-align="middle" draw:auto-grow-height="true" draw:auto-grow-width="false" fo:min-height="1.998cm" fo:min-width="0cm" fo:padding-top="0.13cm" fo:padding-bottom="0.13cm" fo:padding-left="0.25cm" fo:padding-right="0.25cm" draw:shadow="hidden" draw:shadow-color="#808080"/>
    </style:style>
    <style:style style:name="gr73"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74" style:family="graphic" style:parent-style-name="standard">
      <style:graphic-properties draw:stroke="none" draw:fill="none" draw:fill-color="#fcea04" draw:textarea-horizontal-align="left" draw:textarea-vertical-align="top" draw:auto-grow-height="true" draw:auto-grow-width="false" fo:min-height="3.439cm" fo:min-width="0cm" fo:padding-top="0.1cm" fo:padding-bottom="0.1cm" fo:padding-left="0.2cm" fo:padding-right="0.2cm" draw:shadow="hidden" draw:shadow-color="#808080"/>
    </style:style>
    <style:style style:name="gr75" style:family="graphic" style:parent-style-name="standard">
      <style:graphic-properties draw:stroke="solid" svg:stroke-width="0.079cm" svg:stroke-color="#ffffff" draw:fill="gradient" draw:fill-color="#00c1ee" draw:fill-gradient-name="Gradient_20_8" draw:textarea-horizontal-align="center" draw:textarea-vertical-align="middle" fo:padding-top="0.039cm" fo:padding-bottom="0.039cm" fo:padding-left="0.039cm" fo:padding-right="0.039cm" draw:shadow="hidden" draw:shadow-color="#808080"/>
    </style:style>
    <style:style style:name="gr76" style:family="graphic" style:parent-style-name="standard">
      <style:graphic-properties draw:stroke="none" draw:fill="none" draw:fill-color="#483fff" draw:textarea-horizontal-align="left" draw:textarea-vertical-align="top" draw:auto-grow-height="true" draw:auto-grow-width="false" fo:min-height="1.285cm" fo:min-width="0cm" fo:padding-top="0cm" fo:padding-bottom="0cm" fo:padding-left="0cm" fo:padding-right="0cm" draw:shadow="visible" draw:shadow-offset-x="0.035cm" draw:shadow-offset-y="0.035cm" draw:shadow-color="#000000"/>
    </style:style>
    <style:style style:name="gr77"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78" style:family="graphic" style:parent-style-name="standard" style:list-style-name="L5">
      <style:graphic-properties draw:stroke="none" draw:fill="none" draw:fill-color="#fcea04" draw:textarea-horizontal-align="left" draw:textarea-vertical-align="top" draw:auto-grow-height="true" draw:auto-grow-width="false" fo:min-height="3.187cm" fo:min-width="0cm" fo:padding-top="0.1cm" fo:padding-bottom="0.1cm" fo:padding-left="0.2cm" fo:padding-right="0.2cm" draw:shadow="hidden" draw:shadow-color="#808080"/>
    </style:style>
    <style:style style:name="gr79" style:family="graphic" style:parent-style-name="standard" style:list-style-name="L6">
      <style:graphic-properties draw:stroke="none" draw:fill="none" draw:fill-color="#483fff" draw:textarea-horizontal-align="left" draw:textarea-vertical-align="top" draw:auto-grow-height="true" draw:auto-grow-width="false" fo:min-height="1.625cm" fo:min-width="0cm" fo:padding-top="0cm" fo:padding-bottom="0cm" fo:padding-left="0cm" fo:padding-right="0cm" draw:shadow="visible" draw:shadow-offset-x="0.035cm" draw:shadow-offset-y="0.035cm" draw:shadow-color="#000000"/>
    </style:style>
    <style:style style:name="gr80" style:family="graphic" style:parent-style-name="standard">
      <style:graphic-properties draw:stroke="none" draw:fill="none" draw:fill-color="#483fff" draw:textarea-horizontal-align="left" draw:textarea-vertical-align="top" draw:auto-grow-height="true" draw:auto-grow-width="false" fo:min-height="1.667cm" fo:min-width="0cm" fo:padding-top="0.13cm" fo:padding-bottom="0.13cm" fo:padding-left="0.25cm" fo:padding-right="0.25cm" draw:shadow="hidden" draw:shadow-color="#808080"/>
    </style:style>
    <style:style style:name="gr81" style:family="graphic" style:parent-style-name="standard">
      <style:graphic-properties draw:stroke="none" draw:fill="none" draw:fill-color="#fcea04" draw:textarea-horizontal-align="left" draw:textarea-vertical-align="top" draw:auto-grow-height="true" draw:auto-grow-width="false" fo:min-height="8.791cm" fo:min-width="0cm" fo:padding-top="0.1cm" fo:padding-bottom="0.1cm" fo:padding-left="0.2cm" fo:padding-right="0.2cm" draw:shadow="hidden" draw:shadow-color="#808080"/>
    </style:style>
    <style:style style:name="gr82" style:family="graphic" style:parent-style-name="standard">
      <style:graphic-properties draw:stroke="none" draw:fill="none" draw:fill-color="#483fff" draw:textarea-horizontal-align="left" draw:textarea-vertical-align="top" draw:auto-grow-height="true" draw:auto-grow-width="false" fo:min-height="1.398cm" fo:min-width="0cm" fo:padding-top="0cm" fo:padding-bottom="0cm" fo:padding-left="0cm" fo:padding-right="0cm" draw:shadow="visible" draw:shadow-offset-x="0.035cm" draw:shadow-offset-y="0.035cm" draw:shadow-color="#000000"/>
    </style:style>
    <style:style style:name="gr83" style:family="graphic" style:parent-style-name="standard" style:list-style-name="L3">
      <style:graphic-properties draw:stroke="none" draw:fill="none" draw:fill-color="#483fff" draw:textarea-horizontal-align="left" draw:textarea-vertical-align="top" draw:auto-grow-height="true" draw:auto-grow-width="false" fo:min-height="15.086cm" fo:min-width="0cm" fo:padding-top="0.13cm" fo:padding-bottom="0.13cm" fo:padding-left="0.25cm" fo:padding-right="0.25cm" draw:shadow="hidden" draw:shadow-color="#808080"/>
    </style:style>
    <style:style style:name="gr84" style:family="graphic" style:parent-style-name="standard">
      <style:graphic-properties draw:stroke="none" draw:fill="none" draw:fill-color="#fcea04" draw:textarea-horizontal-align="left" draw:textarea-vertical-align="top" draw:auto-grow-height="true" draw:auto-grow-width="false" fo:min-height="8.412cm" fo:min-width="0cm" fo:padding-top="0.1cm" fo:padding-bottom="0.1cm" fo:padding-left="0.2cm" fo:padding-right="0.2cm" draw:shadow="hidden" draw:shadow-color="#808080"/>
    </style:style>
    <style:style style:name="gr85" style:family="graphic" style:parent-style-name="standard">
      <style:graphic-properties draw:stroke="solid" svg:stroke-width="0.026cm" svg:stroke-color="#000000" draw:fill="solid" draw:fill-color="#fcea04" draw:textarea-horizontal-align="center" draw:textarea-vertical-align="middle" fo:padding-top="0.013cm" fo:padding-bottom="0.013cm" fo:padding-left="0.013cm" fo:padding-right="0.013cm" draw:shadow="visible" draw:shadow-offset-x="0.212cm" draw:shadow-offset-y="0.212cm" draw:shadow-color="#808080"/>
    </style:style>
    <style:style style:name="gr86" style:family="graphic" style:parent-style-name="standard">
      <style:graphic-properties draw:stroke="solid" svg:stroke-width="0.026cm" svg:stroke-color="#000000" draw:fill="solid" draw:fill-color="#d8c903" draw:textarea-horizontal-align="center" draw:textarea-vertical-align="middle" fo:padding-top="0.013cm" fo:padding-bottom="0.013cm" fo:padding-left="0.013cm" fo:padding-right="0.013cm" draw:shadow="visible" draw:shadow-offset-x="0.212cm" draw:shadow-offset-y="0.212cm" draw:shadow-color="#808080"/>
    </style:style>
    <style:style style:name="gr87" style:family="graphic" style:parent-style-name="standard">
      <style:graphic-properties draw:stroke="none" draw:fill="none" draw:fill-color="#ffffff" draw:textarea-horizontal-align="justify" draw:textarea-vertical-align="middle" draw:auto-grow-height="true" draw:auto-grow-width="false" fo:min-height="2.918cm" fo:min-width="0cm" fo:padding-top="0.13cm" fo:padding-bottom="0.13cm" fo:padding-left="0.25cm" fo:padding-right="0.25cm"/>
    </style:style>
    <style:style style:name="gr88" style:family="graphic" style:parent-style-name="standard" style:list-style-name="L3">
      <style:graphic-properties draw:stroke="none" draw:fill="none" draw:fill-color="#483fff" draw:textarea-horizontal-align="left" draw:textarea-vertical-align="top" draw:auto-grow-height="true" draw:auto-grow-width="false" fo:min-height="15.086cm" fo:min-width="0cm" fo:padding-top="0.13cm" fo:padding-bottom="0.13cm" fo:padding-left="0.25cm" fo:padding-right="0.25cm" draw:shadow="hidden" draw:shadow-color="#808080"/>
    </style:style>
    <style:style style:name="gr89" style:family="graphic" style:parent-style-name="standard">
      <style:graphic-properties draw:stroke="none" draw:fill="none" draw:fill-color="#fcea04" draw:textarea-horizontal-align="left" draw:textarea-vertical-align="top" draw:auto-grow-height="true" draw:auto-grow-width="false" fo:min-height="9.284cm" fo:min-width="0cm" fo:padding-top="0.1cm" fo:padding-bottom="0.1cm" fo:padding-left="0.2cm" fo:padding-right="0.2cm" draw:shadow="hidden" draw:shadow-color="#808080"/>
    </style:style>
    <style:style style:name="gr90" style:family="graphic" style:parent-style-name="standard">
      <style:graphic-properties draw:stroke="none" draw:fill="none" draw:fill-color="#483fff" draw:textarea-horizontal-align="left" draw:textarea-vertical-align="top" draw:auto-grow-height="true" draw:auto-grow-width="false" fo:min-height="1.823cm" fo:min-width="0cm" fo:padding-top="0cm" fo:padding-bottom="0cm" fo:padding-left="0cm" fo:padding-right="0cm" draw:shadow="visible" draw:shadow-offset-x="0.035cm" draw:shadow-offset-y="0.035cm" draw:shadow-color="#000000"/>
    </style:style>
    <style:style style:name="gr91" style:family="graphic" style:parent-style-name="standard">
      <style:graphic-properties draw:stroke="none" draw:fill="none" draw:fill-color="#fcea04" draw:textarea-horizontal-align="left" draw:textarea-vertical-align="top" draw:auto-grow-height="true" draw:auto-grow-width="false" fo:min-height="6.839cm" fo:min-width="0cm" fo:padding-top="0.1cm" fo:padding-bottom="0.1cm" fo:padding-left="0.2cm" fo:padding-right="0.2cm" draw:shadow="hidden" draw:shadow-color="#808080"/>
    </style:style>
    <style:style style:name="gr92" style:family="graphic" style:parent-style-name="standard">
      <style:graphic-properties draw:stroke="none" draw:fill="none" draw:fill-color="#483fff" draw:textarea-horizontal-align="left" draw:textarea-vertical-align="top" draw:auto-grow-height="true" draw:auto-grow-width="false" fo:min-height="1.335cm" fo:min-width="0cm" fo:padding-top="0cm" fo:padding-bottom="0cm" fo:padding-left="0cm" fo:padding-right="0cm" draw:shadow="visible" draw:shadow-offset-x="0.035cm" draw:shadow-offset-y="0.035cm" draw:shadow-color="#000000"/>
    </style:style>
    <style:style style:name="gr93" style:family="graphic" style:parent-style-name="standard">
      <style:graphic-properties draw:stroke="none" draw:fill="none" draw:fill-color="#483fff" draw:textarea-horizontal-align="left" draw:textarea-vertical-align="top" draw:auto-grow-height="true" draw:auto-grow-width="false" fo:min-height="2.049cm" fo:min-width="0cm" fo:padding-top="0.13cm" fo:padding-bottom="0.13cm" fo:padding-left="0.25cm" fo:padding-right="0.25cm" draw:shadow="hidden" draw:shadow-color="#808080"/>
    </style:style>
    <style:style style:name="gr94" style:family="graphic" style:parent-style-name="standard" style:list-style-name="L3">
      <style:graphic-properties draw:stroke="none" draw:fill="none" draw:fill-color="#483fff" draw:textarea-horizontal-align="left" draw:textarea-vertical-align="top" draw:auto-grow-height="true" draw:auto-grow-width="false" fo:min-height="15.086cm" fo:min-width="0cm" fo:padding-top="0.13cm" fo:padding-bottom="0.13cm" fo:padding-left="0.25cm" fo:padding-right="0.25cm" draw:shadow="hidden" draw:shadow-color="#808080"/>
    </style:style>
    <style:style style:name="gr95"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96" style:family="graphic" style:parent-style-name="standard">
      <style:graphic-properties draw:stroke="none" draw:fill="none" draw:fill-color="#fcea04" draw:textarea-horizontal-align="left" draw:textarea-vertical-align="top" draw:auto-grow-height="true" draw:auto-grow-width="false" fo:min-height="2.645cm" fo:min-width="0cm" fo:padding-top="0.1cm" fo:padding-bottom="0.1cm" fo:padding-left="0.2cm" fo:padding-right="0.2cm" draw:shadow="hidden" draw:shadow-color="#808080"/>
    </style:style>
    <style:style style:name="gr97"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98" style:family="graphic" style:parent-style-name="standard">
      <style:graphic-properties draw:stroke="none" draw:fill="none" draw:fill-color="#fcea04" draw:textarea-horizontal-align="left" draw:textarea-vertical-align="top" draw:auto-grow-height="true" draw:auto-grow-width="false" fo:min-height="1.057cm" fo:min-width="0cm" fo:padding-top="0.1cm" fo:padding-bottom="0.1cm" fo:padding-left="0.2cm" fo:padding-right="0.2cm" draw:shadow="hidden" draw:shadow-color="#808080"/>
    </style:style>
    <style:style style:name="gr99"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00"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01" style:family="graphic" style:parent-style-name="standard" style:list-style-name="L5">
      <style:graphic-properties draw:stroke="none" draw:fill="none" draw:fill-color="#fcea04" draw:textarea-horizontal-align="left" draw:textarea-vertical-align="top" draw:auto-grow-height="true" draw:auto-grow-width="false" fo:min-height="3.187cm" fo:min-width="0cm" fo:padding-top="0.1cm" fo:padding-bottom="0.1cm" fo:padding-left="0.2cm" fo:padding-right="0.2cm" draw:shadow="hidden" draw:shadow-color="#808080"/>
    </style:style>
    <style:style style:name="gr102" style:family="graphic" style:parent-style-name="standard" style:list-style-name="L6">
      <style:graphic-properties draw:stroke="none" draw:fill="none" draw:fill-color="#483fff" draw:textarea-horizontal-align="left" draw:textarea-vertical-align="top" draw:auto-grow-height="true" draw:auto-grow-width="false" fo:min-height="1.625cm" fo:min-width="0cm" fo:padding-top="0cm" fo:padding-bottom="0cm" fo:padding-left="0cm" fo:padding-right="0cm" draw:shadow="visible" draw:shadow-offset-x="0.035cm" draw:shadow-offset-y="0.035cm" draw:shadow-color="#000000"/>
    </style:style>
    <style:style style:name="gr103"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04"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05" style:family="graphic" style:parent-style-name="standard" style:list-style-name="L5">
      <style:graphic-properties draw:stroke="none" draw:fill="none" draw:fill-color="#fcea04" draw:textarea-horizontal-align="left" draw:textarea-vertical-align="top" draw:auto-grow-height="true" draw:auto-grow-width="false" fo:min-height="3.187cm" fo:min-width="0cm" fo:padding-top="0.1cm" fo:padding-bottom="0.1cm" fo:padding-left="0.2cm" fo:padding-right="0.2cm" draw:shadow="hidden" draw:shadow-color="#808080"/>
    </style:style>
    <style:style style:name="gr106" style:family="graphic" style:parent-style-name="standard" style:list-style-name="L6">
      <style:graphic-properties draw:stroke="none" draw:fill="none" draw:fill-color="#483fff" draw:textarea-horizontal-align="left" draw:textarea-vertical-align="top" draw:auto-grow-height="true" draw:auto-grow-width="false" fo:min-height="1.625cm" fo:min-width="0cm" fo:padding-top="0cm" fo:padding-bottom="0cm" fo:padding-left="0cm" fo:padding-right="0cm" draw:shadow="visible" draw:shadow-offset-x="0.035cm" draw:shadow-offset-y="0.035cm" draw:shadow-color="#000000"/>
    </style:style>
    <style:style style:name="gr107" style:family="graphic" style:parent-style-name="standard" style:list-style-name="L3">
      <style:graphic-properties draw:stroke="none" draw:fill="none" draw:fill-color="#483fff" draw:textarea-horizontal-align="left" draw:textarea-vertical-align="top" draw:auto-grow-height="true" draw:auto-grow-width="false" fo:min-height="8.098cm" fo:min-width="0cm" fo:padding-top="0.13cm" fo:padding-bottom="0.13cm" fo:padding-left="0.25cm" fo:padding-right="0.25cm" draw:shadow="hidden" draw:shadow-color="#808080"/>
    </style:style>
    <style:style style:name="gr108" style:family="graphic" style:parent-style-name="standard">
      <style:graphic-properties draw:stroke="none" draw:fill="none" draw:fill-color="#fcea04" draw:textarea-horizontal-align="left" draw:textarea-vertical-align="top" draw:auto-grow-height="true" draw:auto-grow-width="false" fo:min-height="5.944cm" fo:min-width="0cm" fo:padding-top="0.1cm" fo:padding-bottom="0.1cm" fo:padding-left="0.2cm" fo:padding-right="0.2cm" draw:shadow="hidden" draw:shadow-color="#808080"/>
    </style:style>
    <style:style style:name="gr109"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10" style:family="graphic" style:parent-style-name="standard" style:list-style-name="L5">
      <style:graphic-properties draw:stroke="none" draw:fill="none" draw:fill-color="#fcea04" draw:textarea-horizontal-align="left" draw:textarea-vertical-align="top" draw:auto-grow-height="true" draw:auto-grow-width="false" fo:min-height="1.368cm" fo:min-width="0cm" fo:padding-top="0.1cm" fo:padding-bottom="0.1cm" fo:padding-left="0.2cm" fo:padding-right="0.2cm" draw:shadow="hidden" draw:shadow-color="#808080"/>
    </style:style>
    <style:style style:name="gr111" style:family="graphic" style:parent-style-name="standard" style:list-style-name="L6">
      <style:graphic-properties draw:stroke="none" draw:fill="none" draw:fill-color="#483fff" draw:textarea-horizontal-align="left" draw:textarea-vertical-align="top" draw:auto-grow-height="true" draw:auto-grow-width="false" fo:min-height="1.503cm" fo:min-width="0cm" fo:padding-top="0cm" fo:padding-bottom="0cm" fo:padding-left="0cm" fo:padding-right="0cm" draw:shadow="visible" draw:shadow-offset-x="0.035cm" draw:shadow-offset-y="0.035cm" draw:shadow-color="#000000"/>
    </style:style>
    <style:style style:name="gr112"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13"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14" style:family="graphic" style:parent-style-name="standard" style:list-style-name="L5">
      <style:graphic-properties draw:stroke="none" draw:fill="none" draw:fill-color="#fcea04" draw:textarea-horizontal-align="left" draw:textarea-vertical-align="top" draw:auto-grow-height="true" draw:auto-grow-width="false" fo:min-height="1.453cm" fo:min-width="0cm" fo:padding-top="0.1cm" fo:padding-bottom="0.1cm" fo:padding-left="0.2cm" fo:padding-right="0.2cm" draw:shadow="hidden" draw:shadow-color="#808080"/>
    </style:style>
    <style:style style:name="gr115" style:family="graphic" style:parent-style-name="standard" style:list-style-name="L6">
      <style:graphic-properties draw:stroke="none" draw:fill="none" draw:fill-color="#483fff" draw:textarea-horizontal-align="left" draw:textarea-vertical-align="top" draw:auto-grow-height="true" draw:auto-grow-width="false" fo:min-height="1.503cm" fo:min-width="0cm" fo:padding-top="0cm" fo:padding-bottom="0cm" fo:padding-left="0cm" fo:padding-right="0cm" draw:shadow="visible" draw:shadow-offset-x="0.035cm" draw:shadow-offset-y="0.035cm" draw:shadow-color="#000000"/>
    </style:style>
    <style:style style:name="gr116"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17" style:family="graphic" style:parent-style-name="standard" style:list-style-name="L3">
      <style:graphic-properties draw:stroke="none" draw:fill="none" draw:fill-color="#483fff" draw:textarea-horizontal-align="left" draw:textarea-vertical-align="top" draw:auto-grow-height="true" draw:auto-grow-width="false" fo:min-height="7.095cm" fo:min-width="0cm" fo:padding-top="0.13cm" fo:padding-bottom="0.13cm" fo:padding-left="0.25cm" fo:padding-right="0.25cm" draw:shadow="hidden" draw:shadow-color="#808080"/>
    </style:style>
    <style:style style:name="gr118" style:family="graphic" style:parent-style-name="standard" style:list-style-name="L5">
      <style:graphic-properties draw:stroke="none" draw:fill="none" draw:fill-color="#fcea04" draw:textarea-horizontal-align="left" draw:textarea-vertical-align="top" draw:auto-grow-height="true" draw:auto-grow-width="false" fo:min-height="1.453cm" fo:min-width="0cm" fo:padding-top="0.1cm" fo:padding-bottom="0.1cm" fo:padding-left="0.2cm" fo:padding-right="0.2cm" draw:shadow="hidden" draw:shadow-color="#808080"/>
    </style:style>
    <style:style style:name="gr119" style:family="graphic" style:parent-style-name="standard" style:list-style-name="L6">
      <style:graphic-properties draw:stroke="none" draw:fill="none" draw:fill-color="#483fff" draw:textarea-horizontal-align="left" draw:textarea-vertical-align="top" draw:auto-grow-height="true" draw:auto-grow-width="false" fo:min-height="1.503cm" fo:min-width="0cm" fo:padding-top="0cm" fo:padding-bottom="0cm" fo:padding-left="0cm" fo:padding-right="0cm" draw:shadow="visible" draw:shadow-offset-x="0.035cm" draw:shadow-offset-y="0.035cm" draw:shadow-color="#000000"/>
    </style:style>
    <style:style style:name="gr120" style:family="graphic" style:parent-style-name="standard" style:list-style-name="L3">
      <style:graphic-properties draw:stroke="none" draw:fill="none" draw:fill-color="#483fff" draw:textarea-horizontal-align="left" draw:textarea-vertical-align="top" draw:auto-grow-height="true" draw:auto-grow-width="false" fo:min-height="7.945cm" fo:min-width="0cm" fo:padding-top="0.13cm" fo:padding-bottom="0.13cm" fo:padding-left="0.25cm" fo:padding-right="0.25cm" draw:shadow="hidden" draw:shadow-color="#808080"/>
    </style:style>
    <style:style style:name="gr121" style:family="graphic" style:parent-style-name="standard">
      <style:graphic-properties draw:stroke="none" draw:fill="none" draw:fill-color="#fcea04" draw:textarea-horizontal-align="left" draw:textarea-vertical-align="top" draw:auto-grow-height="true" draw:auto-grow-width="false" fo:min-height="12.064cm" fo:min-width="0cm" fo:padding-top="0.1cm" fo:padding-bottom="0.1cm" fo:padding-left="0.2cm" fo:padding-right="0.2cm" draw:shadow="hidden" draw:shadow-color="#808080"/>
    </style:style>
    <style:style style:name="gr122" style:family="graphic" style:parent-style-name="standard" style:list-style-name="L3">
      <style:graphic-properties draw:stroke="none" draw:fill="none" draw:fill-color="#483fff" draw:textarea-horizontal-align="left" draw:textarea-vertical-align="top" draw:auto-grow-height="true" draw:auto-grow-width="false" fo:min-height="14.975cm" fo:min-width="0cm" fo:padding-top="0.13cm" fo:padding-bottom="0.13cm" fo:padding-left="0.25cm" fo:padding-right="0.25cm" draw:shadow="hidden" draw:shadow-color="#808080"/>
    </style:style>
    <style:style style:name="gr123" style:family="graphic" style:parent-style-name="standard">
      <style:graphic-properties draw:stroke="none" draw:fill="none" draw:fill-color="#fcea04" draw:textarea-horizontal-align="left" draw:textarea-vertical-align="top" draw:auto-grow-height="true" draw:auto-grow-width="false" fo:min-height="12.216cm" fo:min-width="0cm" fo:padding-top="0.1cm" fo:padding-bottom="0.1cm" fo:padding-left="0.2cm" fo:padding-right="0.2cm" draw:shadow="hidden" draw:shadow-color="#808080"/>
    </style:style>
    <style:style style:name="gr124" style:family="graphic" style:parent-style-name="standard">
      <style:graphic-properties draw:stroke="none" draw:fill="none" draw:fill-color="#483fff" draw:textarea-horizontal-align="left" draw:textarea-vertical-align="top" draw:auto-grow-height="true" draw:auto-grow-width="false" fo:min-height="1.425cm" fo:min-width="0cm" fo:padding-top="0cm" fo:padding-bottom="0cm" fo:padding-left="0cm" fo:padding-right="0cm" draw:shadow="visible" draw:shadow-offset-x="0.035cm" draw:shadow-offset-y="0.035cm" draw:shadow-color="#000000"/>
    </style:style>
    <style:style style:name="pr1" style:family="presentation" style:parent-style-name="Default-notes">
      <style:graphic-properties draw:fill-color="#ffffff" fo:min-height="12.322cm"/>
    </style:style>
    <style:style style:name="pr2" style:family="presentation" style:parent-style-name="Default-notes">
      <style:graphic-properties draw:fill-color="#ffffff" fo:min-height="12.573cm"/>
    </style:style>
    <style:style style:name="P1" style:family="paragraph">
      <style:paragraph-properties fo:margin-left="0cm" fo:margin-right="0cm" fo:text-align="center" text:enable-numbering="false" fo:text-indent="0cm"/>
    </style:style>
    <style:style style:name="P2" style:family="paragraph">
      <style:paragraph-properties fo:text-align="center" style:writing-mode="lr-tb"/>
    </style:style>
    <style:style style:name="P3" style:family="paragraph">
      <style:paragraph-properties fo:text-align="center"/>
    </style:style>
    <style:style style:name="P4" style:family="paragraph">
      <style:paragraph-properties fo:margin-left="0cm" fo:margin-right="0cm" fo:margin-top="0.211cm" fo:margin-bottom="0cm" text:enable-numbering="false" fo:text-indent="0cm"/>
    </style:style>
    <style:style style:name="P5" style:family="paragraph">
      <style:paragraph-properties fo:margin-left="0cm" fo:margin-right="0cm" fo:margin-top="0.211cm" fo:margin-bottom="0cm" text:enable-numbering="false" fo:text-indent="0cm" style:writing-mode="lr-tb"/>
    </style:style>
    <style:style style:name="P6" style:family="paragraph">
      <style:paragraph-properties fo:text-align="center"/>
      <style:text-properties fo:font-size="24pt"/>
    </style:style>
    <style:style style:name="P7" style:family="paragraph">
      <style:paragraph-properties fo:margin-left="0cm" fo:margin-right="0cm" fo:line-height="100%" fo:text-align="center" text:enable-numbering="false" fo:text-indent="0cm"/>
    </style:style>
    <style:style style:name="P8" style:family="paragraph">
      <style:paragraph-properties fo:margin-left="0cm" fo:margin-right="0cm" fo:line-height="100%" fo:text-align="center" text:enable-numbering="false" fo:text-indent="0cm" style:writing-mode="lr-tb"/>
      <style:text-properties fo:color="#ff0000" fo:font-size="40pt"/>
    </style:style>
    <style:style style:name="P9" style:family="paragraph">
      <style:paragraph-properties fo:margin-left="1.2cm" fo:margin-right="0cm" fo:margin-top="0.158cm" fo:margin-bottom="0cm" fo:line-height="77%" text:enable-numbering="true" fo:text-indent="-0.9cm"/>
    </style:style>
    <style:style style:name="P10" style:family="paragraph">
      <style:paragraph-properties style:writing-mode="lr-tb"/>
    </style:style>
    <style:style style:name="P11" style:family="paragraph">
      <style:paragraph-properties fo:margin-left="0cm" fo:margin-right="0cm" fo:text-align="center" fo:text-indent="0cm"/>
    </style:style>
    <style:style style:name="P12" style:family="paragraph">
      <style:paragraph-properties fo:margin-left="0cm" fo:margin-right="0cm" fo:text-indent="0cm"/>
    </style:style>
    <style:style style:name="P13" style:family="paragraph">
      <style:text-properties fo:font-weight="bold"/>
    </style:style>
    <style:style style:name="P14" style:family="paragraph">
      <style:text-properties fo:font-size="20pt"/>
    </style:style>
    <style:style style:name="P15" style:family="paragraph">
      <style:text-properties fo:font-size="20pt" fo:font-weight="bold"/>
    </style:style>
    <style:style style:name="P16" style:family="paragraph">
      <style:paragraph-properties fo:margin-left="0cm" fo:margin-right="0cm" fo:text-align="end" fo:text-indent="0cm"/>
    </style:style>
    <style:style style:name="P17" style:family="paragraph">
      <style:text-properties fo:font-size="16pt"/>
    </style:style>
    <style:style style:name="P18" style:family="paragraph">
      <style:paragraph-properties fo:text-align="center"/>
      <style:text-properties fo:font-size="16pt"/>
    </style:style>
    <style:style style:name="P19" style:family="paragraph">
      <style:text-properties fo:font-family="FreeMono" style:font-pitch="variable" fo:font-size="14pt" fo:font-weight="bold"/>
    </style:style>
    <style:style style:name="P20" style:family="paragraph">
      <style:paragraph-properties fo:text-align="center" style:writing-mode="lr-tb"/>
      <style:text-properties fo:color="#ff0000" fo:font-size="40pt"/>
    </style:style>
    <style:style style:name="P21" style:family="paragraph">
      <style:paragraph-properties fo:margin-left="0cm" fo:margin-right="0cm" fo:line-height="109%" text:enable-numbering="false" fo:text-indent="0cm" style:punctuation-wrap="hanging" style:line-break="strict"/>
    </style:style>
    <style:style style:name="P22" style:family="paragraph">
      <style:paragraph-properties fo:margin-left="0cm" fo:margin-right="0cm" fo:line-height="109%" text:enable-numbering="false" fo:text-indent="0cm" style:punctuation-wrap="hanging" style:line-break="strict" style:writing-mode="lr-tb"/>
    </style:style>
    <style:style style:name="P23" style:family="paragraph">
      <style:paragraph-properties fo:margin-left="0cm" fo:margin-right="0cm" fo:margin-top="0.396cm" fo:margin-bottom="0cm" fo:line-height="96%" text:enable-numbering="false" fo:text-indent="0cm" style:punctuation-wrap="hanging" style:line-break="strict"/>
    </style:style>
    <style:style style:name="P24" style:family="paragraph">
      <style:paragraph-properties fo:margin-left="0cm" fo:margin-right="0cm" fo:margin-top="0.396cm" fo:margin-bottom="0cm" fo:line-height="96%" text:enable-numbering="false" fo:text-indent="0cm" style:punctuation-wrap="hanging" style:line-break="strict" style:writing-mode="lr-tb"/>
    </style:style>
    <style:style style:name="P25" style:family="paragraph">
      <style:paragraph-properties fo:margin-left="0cm" fo:margin-right="0cm" fo:line-height="109%" text:enable-numbering="false" fo:text-indent="0cm" style:punctuation-wrap="hanging" style:line-break="strict"/>
      <style:text-properties fo:font-family="FreeMono" style:font-family-generic="modern" style:font-pitch="fixed"/>
    </style:style>
    <style:style style:name="P26" style:family="paragraph">
      <style:paragraph-properties fo:margin-left="0cm" fo:margin-right="0cm" fo:line-height="109%" text:enable-numbering="false" fo:text-indent="0cm" style:punctuation-wrap="hanging" style:line-break="strict" style:writing-mode="lr-tb"/>
      <style:text-properties fo:font-family="FreeMono" style:font-family-generic="modern" style:font-pitch="fixed"/>
    </style:style>
    <style:style style:name="P27" style:family="paragraph">
      <style:paragraph-properties fo:margin-left="1.2cm" fo:margin-right="0cm" fo:margin-top="0.282cm" fo:margin-bottom="0cm" fo:line-height="86%" text:enable-numbering="true" fo:text-indent="-0.9cm"/>
    </style:style>
    <style:style style:name="P28" style:family="paragraph">
      <style:paragraph-properties fo:margin-left="2.4cm" fo:margin-right="0cm" fo:margin-top="0.246cm" fo:margin-bottom="0cm" fo:line-height="86%" text:enable-numbering="true" fo:text-indent="-0.8cm"/>
    </style:style>
    <style:style style:name="P29" style:family="paragraph">
      <style:paragraph-properties fo:margin-left="2.4cm" fo:margin-right="0cm" fo:margin-top="0.246cm" fo:margin-bottom="0cm" fo:line-height="86%" fo:text-align="start" text:enable-numbering="true" fo:text-indent="-0.8cm"/>
    </style:style>
    <style:style style:name="P30" style:family="paragraph">
      <style:paragraph-properties fo:margin-left="1.2cm" fo:margin-right="0cm" fo:margin-top="0.282cm" fo:margin-bottom="0cm" fo:line-height="86%" text:enable-numbering="true" fo:text-indent="-0.9cm" style:writing-mode="lr-tb"/>
    </style:style>
    <style:style style:name="P31" style:family="paragraph">
      <style:paragraph-properties fo:margin-left="0cm" fo:margin-right="0cm" fo:margin-top="0.396cm" fo:margin-bottom="0cm" fo:line-height="96%" fo:text-align="center" text:enable-numbering="false" fo:text-indent="0cm" style:punctuation-wrap="hanging" style:line-break="strict"/>
    </style:style>
    <style:style style:name="P32" style:family="paragraph">
      <style:paragraph-properties fo:margin-left="0cm" fo:margin-right="0cm" fo:margin-top="0.396cm" fo:margin-bottom="0cm" fo:line-height="96%" fo:text-align="center" text:enable-numbering="false" fo:text-indent="0cm" style:punctuation-wrap="hanging" style:line-break="strict" style:writing-mode="lr-tb"/>
    </style:style>
    <style:style style:name="P33" style:family="paragraph">
      <style:paragraph-properties fo:margin-left="1.2cm" fo:margin-right="0cm" fo:margin-top="0.282cm" fo:margin-bottom="0cm" text:enable-numbering="true" fo:text-indent="-0.9cm"/>
    </style:style>
    <style:style style:name="P34" style:family="paragraph">
      <style:paragraph-properties fo:margin-left="1.2cm" fo:margin-right="0cm" fo:margin-top="0.282cm" fo:margin-bottom="0cm" text:enable-numbering="false" fo:text-indent="-0.9cm"/>
    </style:style>
    <style:style style:name="P35" style:family="paragraph">
      <style:paragraph-properties fo:margin-left="1.2cm" fo:margin-right="0cm" fo:margin-top="0.282cm" fo:margin-bottom="0cm" text:enable-numbering="true" fo:text-indent="-0.9cm" style:writing-mode="lr-tb"/>
    </style:style>
    <style:style style:name="P36" style:family="paragraph">
      <style:paragraph-properties style:writing-mode="lr-tb"/>
      <style:text-properties fo:font-family="FreeMono" style:font-family-generic="modern" style:font-pitch="fixed"/>
    </style:style>
    <style:style style:name="P37" style:family="paragraph">
      <style:paragraph-properties fo:margin-left="0cm" fo:margin-right="0cm" fo:line-height="96%" fo:text-align="center" text:enable-numbering="false" fo:text-indent="0cm" style:punctuation-wrap="hanging" style:line-break="strict"/>
    </style:style>
    <style:style style:name="P38" style:family="paragraph">
      <style:paragraph-properties fo:margin-left="2.4cm" fo:margin-right="0cm" fo:margin-top="0.282cm" fo:margin-bottom="0cm" text:enable-numbering="true" fo:text-indent="-0.8cm"/>
    </style:style>
    <style:style style:name="T1" style:family="text">
      <style:text-properties fo:color="#ff0000" fo:font-size="40pt" fo:language="it" fo:country="IT" style:font-size-asian="54pt" style:font-size-complex="54pt"/>
    </style:style>
    <style:style style:name="T2" style:family="text">
      <style:text-properties fo:color="#ff0000" fo:font-size="54pt" fo:language="it" fo:country="IT" style:font-size-asian="54pt" style:font-size-complex="54pt"/>
    </style:style>
    <style:style style:name="T3" style:family="text">
      <style:text-properties fo:color="#000000" fo:font-size="24pt" fo:language="en" fo:country="US" style:font-size-asian="24pt" style:font-size-complex="24pt"/>
    </style:style>
    <style:style style:name="T4" style:family="text">
      <style:text-properties fo:color="#000000" fo:font-size="24pt" fo:language="en" fo:country="US" fo:font-weight="bold" style:font-size-asian="24pt" style:font-size-complex="24pt"/>
    </style:style>
    <style:style style:name="T5" style:family="text">
      <style:text-properties fo:color="#000000" fo:font-size="24pt" fo:language="it" fo:country="IT" style:font-size-asian="24pt" style:font-size-complex="24pt"/>
    </style:style>
    <style:style style:name="T6" style:family="text">
      <style:text-properties fo:color="#ff0000" fo:font-size="40pt" fo:language="en" fo:country="US"/>
    </style:style>
    <style:style style:name="T7" style:family="text">
      <style:text-properties fo:font-size="18pt" fo:language="it" fo:country="IT" style:font-size-asian="18pt" style:font-size-complex="18pt"/>
    </style:style>
    <style:style style:name="T8" style:family="text">
      <style:text-properties fo:font-weight="bold"/>
    </style:style>
    <style:style style:name="T9" style:family="text">
      <style:text-properties fo:font-size="20pt"/>
    </style:style>
    <style:style style:name="T10" style:family="text">
      <style:text-properties fo:font-size="20pt" fo:font-weight="bold"/>
    </style:style>
    <style:style style:name="T11" style:family="text">
      <style:text-properties fo:font-size="16pt"/>
    </style:style>
    <style:style style:name="T12" style:family="text">
      <style:text-properties fo:font-family="FreeMono" style:font-pitch="variable" fo:font-size="14pt" fo:font-weight="bold"/>
    </style:style>
    <style:style style:name="T13" style:family="text">
      <style:text-properties fo:color="#ff0000" fo:font-size="40pt" fo:language="it" fo:country="IT"/>
    </style:style>
    <style:style style:name="T14" style:family="text">
      <style:text-properties fo:font-family="FreeMono" style:font-family-generic="modern" style:font-pitch="fixed" fo:font-size="18pt" fo:language="it" fo:country="IT" fo:font-weight="bold" style:font-size-asian="18pt" style:font-size-complex="18pt"/>
    </style:style>
    <style:style style:name="T15" style:family="text">
      <style:text-properties fo:font-family="'Lucida Console'" style:font-family-generic="modern" style:font-pitch="fixed" fo:font-size="18pt" fo:language="it" fo:country="IT" fo:font-weight="bold" style:font-size-asian="18pt" style:font-size-complex="18pt"/>
    </style:style>
    <style:style style:name="T16" style:family="text">
      <style:text-properties fo:color="#ffffff" fo:font-family="Tahoma" style:font-pitch="variable" fo:font-size="18pt" fo:language="it" fo:country="IT" fo:font-weight="bold" style:font-size-asian="18pt" style:font-size-complex="18pt"/>
    </style:style>
    <style:style style:name="T17" style:family="text">
      <style:text-properties fo:font-family="FreeMono" style:font-family-generic="modern" style:font-pitch="fixed" fo:font-size="18pt" fo:language="it" fo:country="IT" fo:font-weight="bold" style:font-size-asian="18pt" style:font-weight-asian="bold" style:font-size-complex="18pt" style:font-weight-complex="bold"/>
    </style:style>
    <style:style style:name="T18" style:family="text">
      <style:text-properties fo:font-family="FreeMono" style:font-family-generic="modern" style:font-pitch="fixed" fo:font-size="18pt" fo:language="en" fo:country="US" fo:font-weight="bold" style:font-size-asian="18pt" style:font-weight-asian="bold" style:font-size-complex="18pt" style:font-weight-complex="bold"/>
    </style:style>
    <style:style style:name="T19" style:family="text">
      <style:text-properties fo:language="en" fo:country="US"/>
    </style:style>
    <style:style style:name="T20" style:family="text">
      <style:text-properties fo:font-family="Tahoma" style:font-pitch="variable" fo:font-size="18pt" fo:language="en" fo:country="US" fo:font-weight="bold" style:font-size-asian="18pt" style:font-size-complex="18pt"/>
    </style:style>
    <style:style style:name="T21" style:family="text">
      <style:text-properties style:text-position="30% 58%" fo:language="en" fo:country="US"/>
    </style:style>
    <style:style style:name="T22" style:family="text">
      <style:text-properties fo:font-family="FreeMono" style:font-family-generic="modern" style:font-pitch="fixed" fo:font-size="16pt" fo:language="it" fo:country="IT" fo:font-weight="bold" style:font-size-asian="16pt" style:font-size-complex="16pt"/>
    </style:style>
    <style:style style:name="T23" style:family="text">
      <style:text-properties fo:color="#ffffff" fo:font-family="'Lucida Console'" style:font-family-generic="modern" style:font-pitch="fixed" fo:font-size="16pt" fo:language="it" fo:country="IT" fo:font-weight="bold" style:font-size-asian="16pt" style:font-size-complex="16pt"/>
    </style:style>
    <style:style style:name="T24" style:family="text">
      <style:text-properties fo:font-family="'Courier New'" style:font-family-generic="modern" style:font-pitch="fixed" fo:language="en" fo:country="US" fo:font-weight="bold"/>
    </style:style>
    <style:style style:name="T25" style:family="text">
      <style:text-properties fo:font-family="'Nimbus Roman No9 L'" style:font-pitch="variable" fo:language="en" fo:country="US" fo:font-weight="normal"/>
    </style:style>
    <style:style style:name="T26" style:family="text">
      <style:text-properties fo:font-family="Tahoma" style:font-pitch="variable" fo:language="en" fo:country="US"/>
    </style:style>
    <style:style style:name="T27" style:family="text">
      <style:text-properties fo:color="#800000" fo:font-family="FreeMono" style:font-family-generic="modern" style:font-pitch="fixed" fo:font-size="16pt" fo:language="it" fo:country="IT" fo:font-weight="bold" style:font-size-asian="16pt" style:font-size-complex="16pt"/>
    </style:style>
    <style:style style:name="T28" style:family="text">
      <style:text-properties fo:color="#000080" fo:font-family="FreeMono" style:font-family-generic="modern" style:font-pitch="fixed" fo:font-size="16pt" fo:language="it" fo:country="IT" fo:font-weight="bold" style:font-size-asian="16pt" style:font-size-complex="16pt"/>
    </style:style>
    <style:style style:name="T29" style:family="text">
      <style:text-properties fo:font-family="'Lucida Console'" style:font-family-generic="modern" style:font-pitch="fixed" fo:font-size="16pt" fo:language="it" fo:country="IT" fo:font-weight="bold"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6cm" text:min-label-width="0.8cm"/>
        <style:text-properties fo:font-family="StarSymbol" style:font-charset="x-symbol" fo:color="#ff0000" fo:font-size="45%"/>
      </text:list-level-style-bullet>
      <text:list-level-style-bullet text:level="3" text:bullet-char="">
        <style:list-level-properties text:space-before="3cm" text:min-label-width="0.6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000000"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1005f" fo:font-size="70%"/>
      </text:list-level-style-bullet>
      <text:list-level-style-bullet text:level="5" text:bullet-char="–">
        <style:list-level-properties text:space-before="5.08cm" text:min-label-width="0.635cm"/>
        <style:text-properties fo:font-family="Arial" style:font-family-generic="swiss" style:font-pitch="variable" fo:color="#01005f" fo:font-size="100%"/>
      </text:list-level-style-bullet>
      <text:list-level-style-bullet text:level="6" text:bullet-char="–">
        <style:list-level-properties text:space-before="5.08cm" text:min-label-width="0.635cm"/>
        <style:text-properties fo:font-family="Arial" style:font-family-generic="swiss" style:font-pitch="variable" fo:color="#01005f" fo:font-size="100%"/>
      </text:list-level-style-bullet>
      <text:list-level-style-bullet text:level="7" text:bullet-char="–">
        <style:list-level-properties text:space-before="5.08cm" text:min-label-width="0.635cm"/>
        <style:text-properties fo:font-family="Arial" style:font-family-generic="swiss" style:font-pitch="variable" fo:color="#01005f" fo:font-size="100%"/>
      </text:list-level-style-bullet>
      <text:list-level-style-bullet text:level="8" text:bullet-char="–">
        <style:list-level-properties text:space-before="5.08cm" text:min-label-width="0.635cm"/>
        <style:text-properties fo:font-family="Arial" style:font-family-generic="swiss" style:font-pitch="variable" fo:color="#0100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Lucida Console'"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3.389cm" svg:height="4.083cm" svg:x="2.03cm" svg:y="2.956cm">
          <draw:text-box>
            <text:p text:style-name="P1"><text:span text:style-name="T1">Netkit4TIC</text:span><text:span text:style-name="T2"> lab</text:span></text:p>
          </draw:text-box>
        </draw:frame>
        <draw:g>
          <draw:g>
            <draw:rect draw:style-name="gr2" draw:text-style-name="P3" draw:layer="layout" svg:width="15.377cm" svg:height="1.283cm" svg:x="9.323cm" svg:y="6.761cm">
              <text:p text:style-name="P12"/>
            </draw:rect>
            <draw:frame draw:style-name="gr3" draw:text-style-name="P5" draw:layer="layout" svg:width="15.377cm" svg:height="1.311cm" svg:x="9.323cm" svg:y="6.761cm">
              <draw:text-box>
                <text:p text:style-name="P4"><text:span text:style-name="T3">serial</text:span></text:p>
              </draw:text-box>
            </draw:frame>
          </draw:g>
          <draw:g>
            <draw:rect draw:style-name="gr2" draw:text-style-name="P3" draw:layer="layout" svg:width="6.398cm" svg:height="1.283cm" svg:x="2.925cm" svg:y="6.761cm">
              <text:p text:style-name="P12"/>
            </draw:rect>
            <draw:frame draw:style-name="gr4" draw:text-style-name="P5" draw:layer="layout" svg:width="6.398cm" svg:height="1.366cm" svg:x="2.925cm" svg:y="6.761cm">
              <draw:text-box>
                <text:p text:style-name="P4"><text:span text:style-name="T4">Name</text:span></text:p>
              </draw:text-box>
            </draw:frame>
          </draw:g>
          <draw:g>
            <draw:rect draw:style-name="gr5" draw:text-style-name="P3" draw:layer="layout" svg:width="15.377cm" svg:height="2.276cm" svg:x="9.323cm" svg:y="13.311cm">
              <text:p text:style-name="P12"/>
            </draw:rect>
            <draw:frame draw:style-name="gr6" draw:text-style-name="P5" draw:layer="layout" svg:width="15.377cm" svg:height="2.53cm" svg:x="9.323cm" svg:y="13.311cm">
              <draw:text-box>
                <text:p text:style-name="P4"><text:span text:style-name="T5">configuring serial lines, connect them</text:span></text:p>
                <text:p text:style-name="P4"><text:span text:style-name="T5">together with minicom or with pppd</text:span></text:p>
              </draw:text-box>
            </draw:frame>
          </draw:g>
          <draw:g>
            <draw:rect draw:style-name="gr5" draw:text-style-name="P3" draw:layer="layout" svg:width="6.398cm" svg:height="2.276cm" svg:x="2.925cm" svg:y="13.311cm">
              <text:p text:style-name="P12"/>
            </draw:rect>
            <draw:frame draw:style-name="gr7" draw:text-style-name="P5" draw:layer="layout" svg:width="6.398cm" svg:height="2.276cm" svg:x="2.925cm" svg:y="13.311cm">
              <draw:text-box>
                <text:p text:style-name="P4"><text:span text:style-name="T4">Description</text:span></text:p>
              </draw:text-box>
            </draw:frame>
          </draw:g>
          <draw:g>
            <draw:rect draw:style-name="gr5" draw:text-style-name="P3" draw:layer="layout" svg:width="15.377cm" svg:height="1.282cm" svg:x="9.323cm" svg:y="12.029cm">
              <text:p text:style-name="P12"/>
            </draw:rect>
            <draw:frame draw:style-name="gr8" draw:text-style-name="P5" draw:layer="layout" svg:width="15.377cm" svg:height="1.311cm" svg:x="9.323cm" svg:y="12.029cm">
              <draw:text-box>
                <text:p text:style-name="P4"><text:span text:style-name="T3">http://www.tic.fdns.net/tic/html/lab.html</text:span></text:p>
              </draw:text-box>
            </draw:frame>
          </draw:g>
          <draw:g>
            <draw:rect draw:style-name="gr5" draw:text-style-name="P3" draw:layer="layout" svg:width="6.398cm" svg:height="1.282cm" svg:x="2.925cm" svg:y="12.029cm">
              <text:p text:style-name="P12"/>
            </draw:rect>
            <draw:frame draw:style-name="gr9" draw:text-style-name="P5" draw:layer="layout" svg:width="6.398cm" svg:height="1.366cm" svg:x="2.925cm" svg:y="12.029cm">
              <draw:text-box>
                <text:p text:style-name="P4"><text:span text:style-name="T4">Web</text:span></text:p>
              </draw:text-box>
            </draw:frame>
          </draw:g>
          <draw:g>
            <draw:rect draw:style-name="gr5" draw:text-style-name="P3" draw:layer="layout" svg:width="15.377cm" svg:height="1.415cm" svg:x="9.323cm" svg:y="10.614cm">
              <text:p text:style-name="P12"/>
            </draw:rect>
            <draw:frame draw:style-name="gr10" draw:text-style-name="P5" draw:layer="layout" svg:width="15.377cm" svg:height="1.415cm" svg:x="9.323cm" svg:y="10.614cm">
              <draw:text-box>
                <text:p text:style-name="P4"><text:span text:style-name="T3">sandro.doro@istruzione.it</text:span></text:p>
              </draw:text-box>
            </draw:frame>
          </draw:g>
          <draw:g>
            <draw:rect draw:style-name="gr5" draw:text-style-name="P3" draw:layer="layout" svg:width="6.398cm" svg:height="1.415cm" svg:x="2.925cm" svg:y="10.614cm">
              <text:p text:style-name="P12"/>
            </draw:rect>
            <draw:frame draw:style-name="gr11" draw:text-style-name="P5" draw:layer="layout" svg:width="6.398cm" svg:height="1.415cm" svg:x="2.925cm" svg:y="10.614cm">
              <draw:text-box>
                <text:p text:style-name="P4"><text:span text:style-name="T4">E-mail</text:span></text:p>
              </draw:text-box>
            </draw:frame>
          </draw:g>
          <draw:g>
            <draw:rect draw:style-name="gr5" draw:text-style-name="P3" draw:layer="layout" svg:width="15.377cm" svg:height="1.287cm" svg:x="9.323cm" svg:y="9.327cm">
              <text:p text:style-name="P12"/>
            </draw:rect>
            <draw:frame draw:style-name="gr12" draw:text-style-name="P5" draw:layer="layout" svg:width="15.377cm" svg:height="1.311cm" svg:x="9.323cm" svg:y="9.327cm">
              <draw:text-box>
                <text:p text:style-name="P4"><text:span text:style-name="T3">Sandro Doro</text:span></text:p>
              </draw:text-box>
            </draw:frame>
          </draw:g>
          <draw:g>
            <draw:rect draw:style-name="gr5" draw:text-style-name="P3" draw:layer="layout" svg:width="6.398cm" svg:height="1.287cm" svg:x="2.925cm" svg:y="9.327cm">
              <text:p text:style-name="P12"/>
            </draw:rect>
            <draw:frame draw:style-name="gr13" draw:text-style-name="P5" draw:layer="layout" svg:width="6.398cm" svg:height="1.366cm" svg:x="2.925cm" svg:y="9.327cm">
              <draw:text-box>
                <text:p text:style-name="P4"><text:span text:style-name="T4">Author</text:span></text:p>
              </draw:text-box>
            </draw:frame>
          </draw:g>
          <draw:g>
            <draw:rect draw:style-name="gr5" draw:text-style-name="P3" draw:layer="layout" svg:width="15.377cm" svg:height="1.283cm" svg:x="9.323cm" svg:y="8.044cm">
              <text:p text:style-name="P12"/>
            </draw:rect>
            <draw:frame draw:style-name="gr14" draw:text-style-name="P5" draw:layer="layout" svg:width="15.377cm" svg:height="1.311cm" svg:x="9.323cm" svg:y="8.044cm">
              <draw:text-box>
                <text:p text:style-name="P4"><text:span text:style-name="T3">1.0</text:span></text:p>
              </draw:text-box>
            </draw:frame>
          </draw:g>
          <draw:g>
            <draw:rect draw:style-name="gr5" draw:text-style-name="P3" draw:layer="layout" svg:width="6.398cm" svg:height="1.283cm" svg:x="2.925cm" svg:y="8.044cm">
              <text:p text:style-name="P12"/>
            </draw:rect>
            <draw:frame draw:style-name="gr15" draw:text-style-name="P5" draw:layer="layout" svg:width="6.398cm" svg:height="1.366cm" svg:x="2.925cm" svg:y="8.044cm">
              <draw:text-box>
                <text:p text:style-name="P4"><text:span text:style-name="T4">Version</text:span></text:p>
              </draw:text-box>
            </draw:frame>
          </draw:g>
          <draw:line draw:style-name="gr16" draw:text-style-name="P6" draw:layer="layout" svg:x1="2.925cm" svg:y1="6.761cm" svg:x2="24.7cm" svg:y2="6.761cm">
            <text:p text:style-name="P12"/>
          </draw:line>
          <draw:line draw:style-name="gr17" draw:text-style-name="P6" draw:layer="layout" svg:x1="2.925cm" svg:y1="9.327cm" svg:x2="24.7cm" svg:y2="9.327cm">
            <text:p text:style-name="P12"/>
          </draw:line>
          <draw:line draw:style-name="gr17" draw:text-style-name="P6" draw:layer="layout" svg:x1="2.925cm" svg:y1="10.614cm" svg:x2="24.7cm" svg:y2="10.614cm">
            <text:p text:style-name="P12"/>
          </draw:line>
          <draw:line draw:style-name="gr17" draw:text-style-name="P6" draw:layer="layout" svg:x1="2.925cm" svg:y1="12.029cm" svg:x2="24.7cm" svg:y2="12.029cm">
            <text:p text:style-name="P12"/>
          </draw:line>
          <draw:line draw:style-name="gr17" draw:text-style-name="P6" draw:layer="layout" svg:x1="2.925cm" svg:y1="13.311cm" svg:x2="24.7cm" svg:y2="13.311cm">
            <text:p text:style-name="P12"/>
          </draw:line>
          <draw:line draw:style-name="gr16" draw:text-style-name="P6" draw:layer="layout" svg:x1="2.925cm" svg:y1="15.587cm" svg:x2="24.7cm" svg:y2="15.587cm">
            <text:p text:style-name="P12"/>
          </draw:line>
          <draw:line draw:style-name="gr16" draw:text-style-name="P6" draw:layer="layout" svg:x1="2.925cm" svg:y1="6.761cm" svg:x2="2.925cm" svg:y2="15.587cm">
            <text:p text:style-name="P12"/>
          </draw:line>
          <draw:line draw:style-name="gr17" draw:text-style-name="P6" draw:layer="layout" svg:x1="9.323cm" svg:y1="6.761cm" svg:x2="9.323cm" svg:y2="15.587cm">
            <text:p text:style-name="P12"/>
          </draw:line>
          <draw:line draw:style-name="gr16" draw:text-style-name="P6" draw:layer="layout" svg:x1="24.7cm" svg:y1="6.761cm" svg:x2="24.7cm" svg:y2="15.587cm">
            <text:p text:style-name="P12"/>
          </draw:line>
          <draw:line draw:style-name="gr17" draw:text-style-name="P6" draw:layer="layout" svg:x1="2.925cm" svg:y1="8.044cm" svg:x2="24.7cm" svg:y2="8.044cm">
            <text:p text:style-name="P12"/>
          </draw:line>
        </draw:g>
        <presentation:notes draw:style-name="dp2">
          <draw:page-thumbnail draw:style-name="gr18"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9" draw:text-style-name="P8" draw:layer="layout" svg:width="24.765cm" svg:height="3.175cm" svg:x="1.377cm" svg:y="0.763cm">
          <draw:text-box>
            <text:p text:style-name="P7"><text:span text:style-name="T6">copyright notice</text:span></text:p>
          </draw:text-box>
        </draw:frame>
        <draw:frame draw:style-name="gr20" draw:text-style-name="P10" draw:layer="layout" svg:width="24.765cm" svg:height="12.572cm" svg:x="1.377cm" svg:y="4.445cm">
          <draw:text-box>
            <text:list text:style-name="L2">
              <text:list-item>
                <text:p text:style-name="P9"><text:span text:style-name="T7">All the pages/slides in this presentation, including but not limited to, images, photos, animations, videos, sounds, music, and text (hereby referred to as “material”) are protected by copyright.</text:span></text:p>
              </text:list-item>
            </text:list>
            <text:list text:style-name="L2">
              <text:list-item>
                <text:p text:style-name="P9"><text:span text:style-name="T7">This material, with the exception of some multimedia elements licensed by other organizations, is property of the authors and/or organizations appearing in the first slide.</text:span></text:p>
              </text:list-item>
            </text:list>
            <text:list text:style-name="L2">
              <text:list-item>
                <text:p text:style-name="P9"><text:span text:style-name="T7">This material, or its parts, can be reproduced and used for didactical purposes within universities and schools, provided that this happens for non-profit purposes.</text:span></text:p>
              </text:list-item>
            </text:list>
            <text:list text:style-name="L2">
              <text:list-item>
                <text:p text:style-name="P9"><text:span text:style-name="T7">Information contained in this material cannot be used within network design projects or other products of any kind.</text:span></text:p>
              </text:list-item>
            </text:list>
            <text:list text:style-name="L2">
              <text:list-item>
                <text:p text:style-name="P9"><text:span text:style-name="T7">Any other use is prohibited, unless explicitly authorized by the authors on the basis of an explicit agreement.</text:span></text:p>
              </text:list-item>
            </text:list>
            <text:list text:style-name="L2">
              <text:list-item>
                <text:p text:style-name="P9"><text:span text:style-name="T7">The authors assume no responsibility about this material and provide this material “as is”, with no implicit or explicit warranty about the correctness and completeness of its contents, which may be subject to changes.</text:span></text:p>
              </text:list-item>
            </text:list>
            <text:list text:style-name="L2">
              <text:list-item>
                <text:p text:style-name="P9"><text:span text:style-name="T7">This copyright notice must always be redistributed together with the material, or its portions.</text:span></text:p>
              </text:list-item>
            </text:list>
          </draw:text-box>
        </draw:frame>
        <presentation:notes draw:style-name="dp2">
          <draw:page-thumbnail draw:style-name="gr18"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rect draw:style-name="gr21" draw:text-style-name="P3" draw:layer="layout" svg:width="23.21cm" svg:height="7.888cm" svg:x="2.539cm" svg:y="11.608cm" draw:corner-radius="0.371cm">
          <text:p text:style-name="P12"/>
        </draw:rect>
        <draw:rect draw:style-name="gr22" draw:text-style-name="P3" draw:layer="layout" svg:width="23.173cm" svg:height="8.12cm" svg:x="2.55cm" svg:y="3.285cm" draw:corner-radius="0.387cm">
          <text:p text:style-name="P12"/>
        </draw:rect>
        <draw:rect draw:style-name="gr23" draw:text-style-name="P11" draw:layer="layout" svg:width="14.781cm" svg:height="4.675cm" svg:x="6.746cm" svg:y="4.255cm" draw:corner-radius="0.371cm">
          <text:p text:style-name="P12"/>
        </draw:rect>
        <draw:rect draw:style-name="gr24" draw:text-style-name="P3" draw:layer="layout" svg:width="10.583cm" svg:height="5.118cm" svg:x="3.338cm" svg:y="12.318cm" draw:corner-radius="0.399cm">
          <text:p text:style-name="P12"/>
        </draw:rect>
        <draw:rect draw:style-name="gr24" draw:text-style-name="P3" draw:layer="layout" svg:width="10.583cm" svg:height="5.128cm" svg:x="14.333cm" svg:y="12.308cm" draw:corner-radius="0.252cm">
          <text:p text:style-name="P12"/>
        </draw:rect>
        <draw:frame draw:style-name="gr25" draw:layer="layout" svg:width="4.502cm" svg:height="1.025cm" svg:x="3.179cm" svg:y="17.841cm">
          <draw:text-box>
            <text:p text:style-name="P12">Virtual space</text:p>
          </draw:text-box>
        </draw:frame>
        <draw:frame draw:style-name="gr26" draw:text-style-name="P13" draw:layer="layout" svg:width="4.925cm" svg:height="1.106cm" svg:x="11.795cm" svg:y="4.86cm">
          <draw:text-box>
            <text:p text:style-name="P11"><text:span text:style-name="T8">tty subsystem</text:span></text:p>
          </draw:text-box>
        </draw:frame>
        <draw:rect draw:style-name="gr27" draw:text-style-name="P3" draw:layer="layout" svg:width="7.739cm" svg:height="3.38cm" svg:x="15.909cm" svg:y="13.395cm" draw:corner-radius="0.601cm">
          <text:p text:style-name="P12"/>
        </draw:rect>
        <draw:rect draw:style-name="gr27" draw:text-style-name="P3" draw:layer="layout" svg:width="7.739cm" svg:height="3.394cm" svg:x="4.464cm" svg:y="13.301cm" draw:corner-radius="0.537cm">
          <text:p text:style-name="P12"/>
        </draw:rect>
        <draw:line draw:style-name="gr28" draw:text-style-name="P3" draw:layer="layout" svg:x1="8.301cm" svg:y1="13.328cm" svg:x2="8.301cm" svg:y2="8.929cm">
          <text:p text:style-name="P12"/>
        </draw:line>
        <draw:line draw:style-name="gr29" draw:text-style-name="P3" draw:layer="layout" svg:x1="10.286cm" svg:y1="7.342cm" svg:x2="14.129cm" svg:y2="7.329cm">
          <text:p text:style-name="P12"/>
        </draw:line>
        <draw:path draw:style-name="gr29" draw:text-style-name="P3" draw:layer="layout" svg:width="1.628cm" svg:height="1.954cm" draw:transform="rotate (1.59121667904293) translate (8.438cm 8.996cm)" svg:viewBox="0 0 1629 1955" svg:d="m0 16505c1339-28 1686 653 1627 1955">
          <text:p text:style-name="P12"/>
        </draw:path>
        <draw:line draw:style-name="gr28" draw:text-style-name="P3" draw:layer="layout" svg:x1="19.447cm" svg:y1="13.362cm" svg:x2="19.447cm" svg:y2="8.963cm">
          <text:p text:style-name="P12"/>
        </draw:line>
        <draw:path draw:style-name="gr28" draw:text-style-name="P3" draw:layer="layout" svg:width="1.648cm" svg:height="1.306cm" draw:transform="rotate (1.59121667904293) translate (18.131000000002cm 8.97000000000151cm)" svg:viewBox="0 0 1649 1307" svg:d="m0 37195c1088-3 1550-191 1649-1307">
          <text:p text:style-name="P12"/>
        </draw:path>
        <draw:path draw:style-name="gr29" draw:text-style-name="P3" draw:layer="layout" svg:width="3.708cm" svg:height="2.22cm" draw:transform="rotate (-0.856607596879841) translate (9.68899999999539cm 12.2520000000014cm)" svg:viewBox="0 0 3709 2221" svg:d="m0 3061c863 782 1003 1167 3709-1653">
          <text:p text:style-name="P12"/>
        </draw:path>
        <draw:path draw:style-name="gr29" draw:text-style-name="P3" draw:layer="layout" svg:width="3.898cm" svg:height="2.415cm" draw:transform="rotate (-0.856607596879841) translate (21.0469999999951cm 12.0820000000014cm)" svg:viewBox="0 0 3899 2416" svg:d="m0-14108c863 783 1206 1134 3899-1872">
          <text:p text:style-name="P12"/>
        </draw:path>
        <draw:path draw:style-name="gr28" draw:text-style-name="P3" draw:layer="layout" svg:width="1.698cm" svg:height="3.776cm" draw:transform="rotate (-1.57079632679579) translate (8.293cm 13.309cm)" svg:viewBox="0 0 1699 3777" svg:d="m0-16586c1302-6 1633-59 1699 3777">
          <text:p text:style-name="P12"/>
        </draw:path>
        <draw:path draw:style-name="gr28" draw:text-style-name="P3" draw:layer="layout" svg:width="1.693cm" svg:height="3.497cm" draw:transform="rotate (-1.57079632679579) translate (19.4069999999999cm 13.331cm)" svg:viewBox="0 0 1694 3498" svg:d="m0-38802c1085-59 1562-53 1694 3486">
          <text:p text:style-name="P12"/>
        </draw:path>
        <draw:frame draw:style-name="gr30" draw:text-style-name="P14" draw:layer="layout" svg:width="2.872cm" svg:height="0.856cm" svg:x="14.586cm" svg:y="7.636cm">
          <draw:text-box>
            <text:p text:style-name="P12"><text:span text:style-name="T9">/dev/ttyp0</text:span></text:p>
          </draw:text-box>
        </draw:frame>
        <draw:frame draw:style-name="gr31" draw:text-style-name="P14" draw:layer="layout" svg:width="3.033cm" svg:height="0.856cm" svg:x="10.753cm" svg:y="7.671cm">
          <draw:text-box>
            <text:p text:style-name="P12"><text:span text:style-name="T9">/dev/ptyp0</text:span></text:p>
          </draw:text-box>
        </draw:frame>
        <draw:frame draw:style-name="gr32" draw:text-style-name="P14" draw:layer="layout" svg:width="1.458cm" svg:height="0.856cm" svg:x="19.219cm" svg:y="6.109cm">
          <draw:text-box>
            <text:p text:style-name="P12"><text:span text:style-name="T9">slave</text:span></text:p>
          </draw:text-box>
        </draw:frame>
        <draw:frame draw:style-name="gr33" draw:text-style-name="P14" draw:layer="layout" svg:width="1.894cm" svg:height="0.856cm" svg:x="7.254cm" svg:y="6.2cm">
          <draw:text-box>
            <text:p text:style-name="P12"><text:span text:style-name="T9">master</text:span></text:p>
          </draw:text-box>
        </draw:frame>
        <draw:frame draw:style-name="gr34" draw:text-style-name="P14" draw:layer="layout" svg:width="2.91cm" svg:height="0.856cm" svg:x="10.215cm" svg:y="12.332cm">
          <draw:text-box>
            <text:p text:style-name="P12"><text:span text:style-name="T9">/dev/ttyS0</text:span></text:p>
          </draw:text-box>
        </draw:frame>
        <draw:frame draw:style-name="gr34" draw:text-style-name="P14" draw:layer="layout" svg:width="2.91cm" svg:height="0.856cm" svg:x="15.15cm" svg:y="12.425cm">
          <draw:text-box>
            <text:p text:style-name="P12"><text:span text:style-name="T9">/dev/ttyS0</text:span></text:p>
          </draw:text-box>
        </draw:frame>
        <draw:frame draw:style-name="gr35" draw:text-style-name="P15" draw:layer="layout" svg:width="0.637cm" svg:height="0.924cm" svg:x="3.628cm" svg:y="12.557cm">
          <draw:text-box>
            <text:p text:style-name="P12"><text:span text:style-name="T10">s1</text:span></text:p>
          </draw:text-box>
        </draw:frame>
        <draw:frame draw:style-name="gr35" draw:text-style-name="P15" draw:layer="layout" svg:width="0.637cm" svg:height="0.924cm" svg:x="23.883cm" svg:y="12.583cm">
          <draw:text-box>
            <text:p text:style-name="P12"><text:span text:style-name="T10">s2</text:span></text:p>
          </draw:text-box>
        </draw:frame>
        <draw:frame draw:style-name="gr36" draw:text-style-name="P17" draw:layer="layout" svg:width="4.9cm" svg:height="0.683cm" svg:x="5.878cm" svg:y="14.27cm">
          <draw:text-box>
            <text:p text:style-name="P16"><text:span text:style-name="T11">getty -&gt; login -&gt; bash</text:span></text:p>
          </draw:text-box>
        </draw:frame>
        <draw:frame draw:style-name="gr37" draw:text-style-name="P17" draw:layer="layout" svg:width="4.997cm" svg:height="0.683cm" svg:x="5.878cm" svg:y="15.41cm">
          <draw:text-box>
            <text:p text:style-name="P12"><text:span text:style-name="T11">getty -&gt; login -&gt; pppd</text:span></text:p>
          </draw:text-box>
        </draw:frame>
        <draw:frame draw:style-name="gr38" draw:text-style-name="P18" draw:layer="layout" svg:width="2.614cm" svg:height="0.683cm" svg:x="16.992cm" svg:y="14.272cm">
          <draw:text-box>
            <text:p text:style-name="P11"><text:span text:style-name="T11">minicom</text:span></text:p>
          </draw:text-box>
        </draw:frame>
        <draw:frame draw:style-name="gr39" draw:text-style-name="P17" draw:layer="layout" svg:width="2.28cm" svg:height="0.683cm" svg:x="17.019cm" svg:y="15.359cm">
          <draw:text-box>
            <text:p text:style-name="P12"><text:span text:style-name="T11">pon netkit</text:span></text:p>
          </draw:text-box>
        </draw:frame>
        <draw:line draw:style-name="gr40" draw:text-style-name="P3" draw:layer="layout" svg:x1="11.377cm" svg:y1="14.605cm" svg:x2="16.537cm" svg:y2="14.605cm">
          <text:p text:style-name="P12"/>
        </draw:line>
        <draw:line draw:style-name="gr40" draw:text-style-name="P3" draw:layer="layout" svg:x1="11.404cm" svg:y1="15.822cm" svg:x2="16.589cm" svg:y2="15.849cm">
          <text:p text:style-name="P12"/>
        </draw:line>
        <draw:line draw:style-name="gr29" draw:text-style-name="P3" draw:layer="layout" svg:x1="8.459cm" svg:y1="13.329cm" svg:x2="8.459cm" svg:y2="8.93cm">
          <text:p text:style-name="P12"/>
        </draw:line>
        <draw:line draw:style-name="gr28" draw:text-style-name="P3" draw:layer="layout" svg:x1="14.093cm" svg:y1="7.321cm" svg:x2="18.23cm" svg:y2="7.329cm">
          <text:p text:style-name="P12"/>
        </draw:line>
        <draw:line draw:style-name="gr28" draw:text-style-name="P3" draw:layer="layout" svg:x1="10.292cm" svg:y1="7.144cm" svg:x2="14.111cm" svg:y2="7.144cm">
          <text:p text:style-name="P12"/>
        </draw:line>
        <draw:line draw:style-name="gr29" draw:text-style-name="P3" draw:layer="layout" svg:x1="14.102cm" svg:y1="7.117cm" svg:x2="18.203cm" svg:y2="7.117cm">
          <text:p text:style-name="P12"/>
        </draw:line>
        <draw:line draw:style-name="gr41" draw:text-style-name="P3" draw:layer="layout" svg:x1="14.122cm" svg:y1="8.863cm" svg:x2="14.122cm" svg:y2="6.714cm">
          <text:p text:style-name="P12"/>
        </draw:line>
        <draw:path draw:style-name="gr28" draw:text-style-name="P3" draw:layer="layout" svg:width="1.756cm" svg:height="2.072cm" draw:transform="rotate (1.59121667904293) translate (8.282cm 8.943cm)" svg:viewBox="0 0 1757 2073" svg:d="m0 16195c1264 20 1738 395 1757 2073">
          <text:p text:style-name="P12"/>
        </draw:path>
        <draw:path draw:style-name="gr29" draw:text-style-name="P3" draw:layer="layout" svg:width="1.9cm" svg:height="1.505cm" draw:transform="rotate (1.59121667904293) translate (18.1190000000023cm 9.01000000000174cm)" svg:viewBox="0 0 1901 1506" svg:d="m0 37368c1298-63 1745-344 1901-1506">
          <text:p text:style-name="P12"/>
        </draw:path>
        <draw:line draw:style-name="gr29" draw:text-style-name="P3" draw:layer="layout" svg:x1="19.632cm" svg:y1="13.337cm" svg:x2="19.632cm" svg:y2="8.938cm">
          <text:p text:style-name="P12"/>
        </draw:line>
        <draw:frame draw:style-name="gr42" draw:text-style-name="P19" draw:layer="layout" svg:width="5.929cm" svg:height="0.755cm" svg:x="5.586cm" svg:y="9.89cm">
          <draw:text-box>
            <text:p text:style-name="P12"><text:span text:style-name="T12">s1[append]='ssl=pty'</text:span></text:p>
          </draw:text-box>
        </draw:frame>
        <draw:line draw:style-name="gr43" draw:text-style-name="P3" draw:layer="layout" svg:x1="12.197cm" svg:y1="15.081cm" svg:x2="12.938cm" svg:y2="15.081cm">
          <text:p text:style-name="P12"/>
        </draw:line>
        <draw:line draw:style-name="gr43" draw:text-style-name="P3" draw:layer="layout" svg:x1="23.655cm" svg:y1="15.002cm" svg:x2="24.396cm" svg:y2="15.002cm">
          <text:p text:style-name="P12"/>
        </draw:line>
        <draw:line draw:style-name="gr44" draw:text-style-name="P3" draw:layer="layout" svg:x1="3.839cm" svg:y1="15.003cm" svg:x2="4.58cm" svg:y2="15.003cm">
          <text:p text:style-name="P12"/>
        </draw:line>
        <draw:line draw:style-name="gr44" draw:text-style-name="P3" draw:layer="layout" svg:x1="15.217cm" svg:y1="15.029cm" svg:x2="15.958cm" svg:y2="15.029cm">
          <text:p text:style-name="P12"/>
        </draw:line>
        <draw:frame draw:style-name="gr45" draw:text-style-name="P20" draw:layer="layout" svg:width="24.765cm" svg:height="2.161cm" svg:x="1.377cm" svg:y="0.763cm">
          <draw:text-box>
            <text:p text:style-name="P1"><text:span text:style-name="T13">step 1 – serial topology</text:span></text:p>
          </draw:text-box>
        </draw:frame>
        <draw:frame draw:style-name="gr25" draw:layer="layout" svg:width="4.502cm" svg:height="1.025cm" svg:x="2.861cm" svg:y="8.476cm">
          <draw:text-box>
            <text:p text:style-name="P12">Real Host</text:p>
          </draw:text-box>
        </draw:frame>
        <draw:frame draw:style-name="gr46" draw:text-style-name="P18" draw:layer="layout" svg:width="5.048cm" svg:height="0.683cm" svg:x="20.034cm" svg:y="7.103cm">
          <draw:text-box>
            <text:p text:style-name="P11"><text:span text:style-name="T11">minicom -p /dev/ttyp0</text:span></text:p>
          </draw:text-box>
        </draw:frame>
        <draw:line draw:style-name="gr40" draw:text-style-name="P3" draw:layer="layout" svg:x1="11.165cm" svg:y1="14.288cm" svg:x2="21.934cm" svg:y2="7.832cm">
          <text:p text:style-name="P12"/>
        </draw:line>
        <draw:frame draw:style-name="gr47" draw:text-style-name="P19" draw:layer="layout" svg:width="9.485cm" svg:height="0.755cm" svg:x="14.962cm" svg:y="9.903cm">
          <draw:text-box>
            <text:p text:style-name="P12"><text:span text:style-name="T12">s2[append]='ssl0=tty:/dev/ttyp0'</text:span></text:p>
          </draw:text-box>
        </draw:frame>
        <presentation:notes draw:style-name="dp2">
          <draw:page-thumbnail draw:style-name="gr18"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frame draw:style-name="gr19" draw:text-style-name="P20" draw:layer="layout" svg:width="24.765cm" svg:height="3.175cm" svg:x="1.378cm" svg:y="0.765cm">
          <draw:text-box>
            <text:p text:style-name="P1"><text:span text:style-name="T13">step 2 </text:span><text:span text:style-name="T6">– prerequisite</text:span></text:p>
          </draw:text-box>
        </draw:frame>
        <draw:g>
          <draw:g>
            <draw:g>
              <draw:rect draw:style-name="gr48" draw:text-style-name="P3" draw:layer="layout" svg:width="22.644cm" svg:height="9.248cm" svg:x="2.063cm" svg:y="4.405cm">
                <text:p text:style-name="P12"/>
              </draw:rect>
              <draw:frame draw:style-name="gr49" draw:text-style-name="P22" draw:layer="layout" svg:width="22.613cm" svg:height="9.292cm" svg:x="2.094cm" svg:y="4.603cm">
                <draw:text-box>
                  <text:p text:style-name="P21"><text:span text:style-name="T14">realHost:~# cat /proc/tty/drivers</text:span></text:p>
                  <text:p text:style-name="P21"><text:span text:style-name="T14">/dev/tty <text:s text:c="7"/>/dev/tty <text:s text:c="7"/>5 <text:s text:c="6"/>0 system:/dev/tty</text:span></text:p>
                  <text:p text:style-name="P21"><text:span text:style-name="T14">/dev/console <text:s text:c="3"/>/dev/console <text:s text:c="3"/>5 <text:s text:c="6"/>1 system:console</text:span></text:p>
                  <text:p text:style-name="P21"><text:span text:style-name="T14">/dev/ptmx <text:s text:c="6"/>/dev/ptmx <text:s text:c="6"/>5 <text:s text:c="6"/>2 system</text:span></text:p>
                  <text:p text:style-name="P21"><text:span text:style-name="T14">/dev/vc/0 <text:s text:c="6"/>/dev/vc/0 <text:s text:c="6"/>4 <text:s text:c="6"/>0 system:vtmaster</text:span></text:p>
                  <text:p text:style-name="P21"><text:span text:style-name="T14">serial <text:s text:c="9"/>/dev/ttyS <text:s text:c="6"/>4 <text:s/>64-111 serial</text:span></text:p>
                  <text:p text:style-name="P21"><text:span text:style-name="T14">pty_slave <text:s text:c="6"/>/dev/pts <text:s text:c="5"/>136 0-1048575 pty:slave</text:span></text:p>
                  <text:p text:style-name="P21"><text:span text:style-name="T14">pty_master <text:s text:c="5"/>/dev/ptm <text:s text:c="5"/>128 0-1048575 pty:master</text:span></text:p>
                  <text:p text:style-name="P21"><text:span text:style-name="T14">pty_slave <text:s text:c="6"/>/dev/ttyp <text:s text:c="6"/>3 <text:s text:c="2"/>0-255 pty:slave</text:span></text:p>
                  <text:p text:style-name="P21"><text:span text:style-name="T14">pty_master <text:s text:c="5"/>/dev/pty <text:s text:c="7"/>2 <text:s text:c="2"/>0-255 pty:master</text:span></text:p>
                  <text:p text:style-name="P21"><text:span text:style-name="T14">unknown <text:s text:c="8"/>/dev/tty <text:s text:c="7"/>4 <text:s text:c="3"/>1-63 console</text:span><text:span text:style-name="T15"> </text:span></text:p>
                </draw:text-box>
              </draw:frame>
              <draw:rect draw:style-name="gr50" draw:text-style-name="P3" draw:layer="layout" svg:width="22.644cm" svg:height="0.996cm" svg:x="2.063cm" svg:y="3.607cm" draw:corner-radius="0.429cm">
                <text:p text:style-name="P12"/>
              </draw:rect>
              <draw:g>
                <draw:circle draw:style-name="gr51" draw:text-style-name="P3" draw:layer="layout" svg:width="0.56cm" svg:height="0.56cm" svg:x="2.425cm" svg:y="3.87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circle>
                <draw:ellipse draw:style-name="gr52" draw:text-style-name="P3" draw:layer="layout" svg:width="0.559cm" svg:height="0.561cm" svg:x="2.364cm" svg:y="3.80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8cm" svg:height="-0.242cm" svg:x="2.785cm" svg:y="4.209cm" svg:viewBox="0 0 -281 -243" draw:points="141,-8418 0,-8175 281,-8175">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557cm" svg:x="22.219cm" svg:y="3.879cm">
                  <text:p text:style-name="P12"/>
                </draw:rect>
                <draw:rect draw:style-name="gr52" draw:text-style-name="P3" draw:layer="layout" svg:width="0.517cm" svg:height="0.557cm" svg:x="22.136cm" svg:y="3.81cm">
                  <text:p text:style-name="P12"/>
                </draw:rect>
                <draw:line draw:style-name="gr54" draw:text-style-name="P6" draw:layer="layout" svg:x1="22.271cm" svg:y1="4.194cm" svg:x2="22.54cm" svg:y2="4.194cm">
                  <text:p text:style-name="P12"/>
                </draw:line>
              </draw:g>
              <draw:g>
                <draw:rect draw:style-name="gr51" draw:text-style-name="P3" draw:layer="layout" svg:width="0.517cm" svg:height="0.557cm" svg:x="23.621cm" svg:y="3.879cm">
                  <text:p text:style-name="P12"/>
                </draw:rect>
                <draw:rect draw:style-name="gr52" draw:text-style-name="P3" draw:layer="layout" svg:width="0.517cm" svg:height="0.557cm" svg:x="23.538cm" svg:y="3.81cm">
                  <text:p text:style-name="P12"/>
                </draw:rect>
                <draw:g>
                  <draw:line draw:style-name="gr54" draw:text-style-name="P6" draw:layer="layout" svg:x1="23.664cm" svg:y1="4.224cm" svg:x2="23.934cm" svg:y2="3.958cm">
                    <text:p text:style-name="P12"/>
                  </draw:line>
                  <draw:line draw:style-name="gr54" draw:text-style-name="P6" draw:layer="layout" svg:x1="23.664cm" svg:y1="3.957cm" svg:x2="23.934cm" svg:y2="4.223cm">
                    <text:p text:style-name="P12"/>
                  </draw:line>
                </draw:g>
              </draw:g>
              <draw:g>
                <draw:rect draw:style-name="gr51" draw:text-style-name="P3" draw:layer="layout" svg:width="0.509cm" svg:height="0.56cm" svg:x="22.923cm" svg:y="3.854cm">
                  <text:p text:style-name="P12"/>
                </draw:rect>
                <draw:rect draw:style-name="gr52" draw:text-style-name="P3" draw:layer="layout" svg:width="0.509cm" svg:height="0.56cm" svg:x="22.842cm" svg:y="3.805cm">
                  <text:p text:style-name="P12"/>
                </draw:rect>
                <draw:g>
                  <draw:line draw:style-name="gr54" draw:text-style-name="P6" draw:layer="layout" svg:x1="22.95cm" svg:y1="4.251cm" svg:x2="23.243cm" svg:y2="4.251cm">
                    <text:p text:style-name="P12"/>
                  </draw:line>
                  <draw:polygon draw:style-name="gr53" draw:text-style-name="P3" draw:layer="layout" svg:width="0.292cm" svg:height="0.253cm" svg:x="22.95cm" svg:y="3.92cm" svg:viewBox="0 0 293 254" draw:points="146,0 293,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55" draw:text-style-name="P24" draw:layer="layout" svg:width="6.906cm" svg:height="1.625cm" svg:x="3.262cm" svg:y="3.607cm">
                <draw:text-box>
                  <text:p text:style-name="P23"><text:span text:style-name="T16">realHost</text:span></text:p>
                </draw:text-box>
              </draw:frame>
            </draw:g>
          </draw:g>
        </draw:g>
        <draw:rect draw:style-name="gr56" draw:text-style-name="P3" draw:layer="layout" svg:width="22.542cm" svg:height="1.587cm" svg:x="2.117cm" svg:y="10.637cm">
          <text:p text:style-name="P12"/>
        </draw:rect>
        <presentation:notes draw:style-name="dp2">
          <draw:page-thumbnail draw:style-name="gr18" draw:layer="layout" svg:width="13.968cm" svg:height="10.476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1" draw:master-page-name="Default">
        <office:forms form:automatic-focus="false" form:apply-design-mode="false"/>
        <draw:frame draw:style-name="gr19" draw:text-style-name="P20" draw:layer="layout" svg:width="24.765cm" svg:height="3.175cm" svg:x="1.377cm" svg:y="0.764cm">
          <draw:text-box>
            <text:p text:style-name="P1"><text:span text:style-name="T13">step 3 </text:span><text:span text:style-name="T6">– starting the lab</text:span></text:p>
          </draw:text-box>
        </draw:frame>
        <draw:g>
          <draw:rect draw:style-name="gr57" draw:text-style-name="P3" draw:layer="layout" svg:width="17.194cm" svg:height="4.74cm" svg:x="5.119cm" svg:y="4.963cm">
            <text:p text:style-name="P12"/>
          </draw:rect>
          <draw:frame draw:style-name="gr58" draw:text-style-name="P26" draw:layer="layout" svg:width="17.052cm" svg:height="4.288cm" svg:x="5.251cm" svg:y="5.202cm">
            <draw:text-box>
              <text:p text:style-name="P25"><text:span text:style-name="T17">user@realHost:</text:span><text:span text:style-name="T18">~$ </text:span><text:span text:style-name="T17">cd serial</text:span></text:p>
              <text:p text:style-name="P25"><text:span text:style-name="T17">user@realHost:~/serial$ cp netkit4tic.ds \</text:span></text:p>
              <text:p text:style-name="P25"><text:span text:style-name="T17"><text:s text:c="24"/></text:span><text:span text:style-name="T17">~/.devilspie</text:span></text:p>
              <text:p text:style-name="P25"><text:span text:style-name="T17">user@realHost:~/serial$ devilspie &amp;</text:span></text:p>
              <text:p text:style-name="P25"><text:span text:style-name="T17">user@realHost:~/serial$ lstart</text:span><text:span text:style-name="T14"> █</text:span></text:p>
            </draw:text-box>
          </draw:frame>
          <draw:rect draw:style-name="gr59" draw:text-style-name="P3" draw:layer="layout" svg:width="17.202cm" svg:height="0.997cm" svg:x="5.111cm" svg:y="4.165cm" draw:corner-radius="0.429cm">
            <text:p text:style-name="P12"/>
          </draw:rect>
          <draw:g>
            <draw:circle draw:style-name="gr51" draw:text-style-name="P3" draw:layer="layout" svg:width="0.559cm" svg:height="0.56cm" svg:x="5.473cm" svg:y="4.43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circle>
            <draw:ellipse draw:style-name="gr52" draw:text-style-name="P3" draw:layer="layout" svg:width="0.558cm" svg:height="0.561cm" svg:x="5.412cm" svg:y="4.364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242cm" svg:x="5.832cm" svg:y="4.768cm" svg:viewBox="0 0 -280 -243" draw:points="141,-9536 0,-9293 280,-9293">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557cm" svg:x="19.988cm" svg:y="4.437cm">
              <text:p text:style-name="P12"/>
            </draw:rect>
            <draw:rect draw:style-name="gr52" draw:text-style-name="P3" draw:layer="layout" svg:width="0.517cm" svg:height="0.557cm" svg:x="19.905cm" svg:y="4.368cm">
              <text:p text:style-name="P12"/>
            </draw:rect>
            <draw:line draw:style-name="gr54" draw:text-style-name="P6" draw:layer="layout" svg:x1="20.04cm" svg:y1="4.752cm" svg:x2="20.309cm" svg:y2="4.752cm">
              <text:p text:style-name="P12"/>
            </draw:line>
          </draw:g>
          <draw:g>
            <draw:rect draw:style-name="gr51" draw:text-style-name="P3" draw:layer="layout" svg:width="0.516cm" svg:height="0.557cm" svg:x="21.391cm" svg:y="4.437cm">
              <text:p text:style-name="P12"/>
            </draw:rect>
            <draw:rect draw:style-name="gr52" draw:text-style-name="P3" draw:layer="layout" svg:width="0.516cm" svg:height="0.557cm" svg:x="21.308cm" svg:y="4.368cm">
              <text:p text:style-name="P12"/>
            </draw:rect>
            <draw:g>
              <draw:line draw:style-name="gr54" draw:text-style-name="P6" draw:layer="layout" svg:x1="21.434cm" svg:y1="4.782cm" svg:x2="21.703cm" svg:y2="4.516cm">
                <text:p text:style-name="P12"/>
              </draw:line>
              <draw:line draw:style-name="gr54" draw:text-style-name="P6" draw:layer="layout" svg:x1="21.434cm" svg:y1="4.515cm" svg:x2="21.703cm" svg:y2="4.781cm">
                <text:p text:style-name="P12"/>
              </draw:line>
            </draw:g>
          </draw:g>
          <draw:g>
            <draw:rect draw:style-name="gr51" draw:text-style-name="P3" draw:layer="layout" svg:width="0.51cm" svg:height="0.559cm" svg:x="20.692cm" svg:y="4.413cm">
              <text:p text:style-name="P12"/>
            </draw:rect>
            <draw:rect draw:style-name="gr52" draw:text-style-name="P3" draw:layer="layout" svg:width="0.51cm" svg:height="0.559cm" svg:x="20.611cm" svg:y="4.364cm">
              <text:p text:style-name="P12"/>
            </draw:rect>
            <draw:g>
              <draw:line draw:style-name="gr54" draw:text-style-name="P6" draw:layer="layout" svg:x1="20.719cm" svg:y1="4.81cm" svg:x2="21.012cm" svg:y2="4.81cm">
                <text:p text:style-name="P12"/>
              </draw:line>
              <draw:polygon draw:style-name="gr53" draw:text-style-name="P3" draw:layer="layout" svg:width="0.292cm" svg:height="0.253cm" svg:x="20.719cm" svg:y="4.478cm" svg:viewBox="0 0 293 254" draw:points="147,0 293,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60" draw:text-style-name="P10" draw:layer="layout" svg:width="16.003cm" svg:height="0.997cm" svg:x="6.31cm" svg:y="4.165cm">
            <draw:text-box>
              <text:p text:style-name="P23"><text:span text:style-name="T16">host machine</text:span></text:p>
            </draw:text-box>
          </draw:frame>
          <draw:frame draw:style-name="gr61" draw:text-style-name="P30" draw:layer="layout" svg:width="24.765cm" svg:height="7.65cm" svg:x="1.218cm" svg:y="10.024cm">
            <draw:text-box>
              <text:list text:style-name="L3">
                <text:list-item>
                  <text:p text:style-name="P27"><text:span text:style-name="T19">upon launching the lab</text:span></text:p>
                </text:list-item>
              </text:list>
              <text:list text:style-name="L3">
                <text:list-item>
                  <text:list>
                    <text:list-item>
                      <text:p text:style-name="P28"><text:span text:style-name="T19">2 virtual machines are started</text:span></text:p>
                    </text:list-item>
                  </text:list>
                </text:list-item>
              </text:list>
              <text:list text:style-name="L3">
                <text:list-item>
                  <text:list>
                    <text:list-item>
                      <text:p text:style-name="P28"><text:span text:style-name="T19">getty is started on serial /dev/ttyS0 in s1 node</text:span></text:p>
                    </text:list-item>
                  </text:list>
                </text:list-item>
              </text:list>
              <text:list text:style-name="L3">
                <text:list-item>
                  <text:list>
                    <text:list-item>
                      <text:p text:style-name="P28"><text:span text:style-name="T19">node s2 is ready to test serial comunication with s1 on its serial /dev/ttyS0 using minicom or using pppd.</text:span></text:p>
                    </text:list-item>
                  </text:list>
                </text:list-item>
              </text:list>
              <text:list text:style-name="L3">
                <text:list-item>
                  <text:list>
                    <text:list-item>
                      <text:p text:style-name="P29"><text:span text:style-name="T19">also <text:s/>real host is ready to test serial comunication with s1 on its /dev/ttyp0 using minicom</text:span></text:p>
                    </text:list-item>
                  </text:list>
                </text:list-item>
              </text:list>
            </draw:text-box>
          </draw:frame>
        </draw:g>
        <presentation:notes draw:style-name="dp2">
          <draw:page-thumbnail draw:style-name="gr18" draw:layer="layout" svg:width="13.968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frame draw:style-name="gr19" draw:text-style-name="P20" draw:layer="layout" svg:width="24.765cm" svg:height="3.175cm" svg:x="1.377cm" svg:y="0.764cm">
          <draw:text-box>
            <text:p text:style-name="P1"><text:span text:style-name="T6">step 4 – involved software</text:span></text:p>
          </draw:text-box>
        </draw:frame>
        <draw:g>
          <draw:frame draw:style-name="gr62" draw:text-style-name="P32" draw:layer="layout" svg:width="3.011cm" svg:height="1.082cm" svg:x="2.194cm" svg:y="10.929cm">
            <draw:text-box>
              <text:p text:style-name="P31"><text:span text:style-name="T20">s1</text:span></text:p>
            </draw:text-box>
          </draw:frame>
          <draw:g>
            <draw:g>
              <draw:polygon draw:style-name="gr63" draw:text-style-name="P3" draw:layer="layout" svg:width="2.724cm" svg:height="2.475cm" svg:x="2.339cm" svg:y="8.548cm" svg:viewBox="0 0 2725 2476" draw:points="0,2476 0,374 381,0 2725,0 2725,2102 2343,2476">
                <text:p text:style-name="P12"/>
              </draw:polygon>
              <draw:polygon draw:style-name="gr63" draw:text-style-name="P3" draw:layer="layout" svg:width="2.724cm" svg:height="0.373cm" svg:x="2.339cm" svg:y="8.548cm" svg:viewBox="0 0 2725 374" draw:points="0,374 381,0 2725,0 2343,374">
                <text:p text:style-name="P12"/>
              </draw:polygon>
              <draw:polygon draw:style-name="gr64" draw:text-style-name="P3" draw:layer="layout" svg:width="0.381cm" svg:height="2.475cm" svg:x="4.682cm" svg:y="8.548cm" svg:viewBox="0 0 382 2476" draw:points="0,2476 0,374 382,0 382,2102">
                <text:p text:style-name="P12"/>
              </draw:polygon>
            </draw:g>
            <draw:g>
              <draw:polygon draw:style-name="gr65" draw:text-style-name="P3" draw:layer="layout" svg:width="2.335cm" svg:height="2.095cm" svg:x="2.339cm" svg:y="8.929cm" svg:viewBox="0 0 2336 2096" draw:points="2336,1055 2336,0 1151,0 0,0 0,1055 0,1914 125,1914 125,2096 1168,2096 2229,2096 2229,1914 2336,1914">
                <text:p text:style-name="P12"/>
              </draw:polygon>
              <draw:path draw:style-name="gr65" draw:text-style-name="P3" draw:layer="layout" svg:width="2.103cm" svg:height="1.947cm" svg:x="2.464cm" svg:y="9.077cm" svg:viewBox="0 0 2104 1948" svg:d="m0 1766h342 1312 450m-2068-1683h72 306 108-486v99h72 306 108-486v99h72 306 108-486v99h72 306 108-486v99h72 306 108-486v99h72 306 108-486v99h72 306 108-486v98h72 306 108-486v99h72 306 108-486v100h72 306 108-486v99h72 306 108-486v98h72 306 108-486v99h72 306 108-486v99h72 306 108-486v99h72 306 108-486v100h72 306 108-486m54 198v32 116 34-182h72v32 116 34-182h90v32 116 34-182h90v32 116 34-182h90v32 116 34-182h90v32 116 34-182h90v32 116 34-182h90v32 116 34-182h90v32 116 34-182h90v32 116 34-182h90v32 116 34-182h89v32 116 34-182h90v32 116 34-182h72v32 116 34-182h89v32 116 34-182h90v32 116 34-182h90v32 116 34-182h90v32 116 34-182h90v32 116 34-182h90v32 116 34-182h90v32 116 34-182h90v32 116 34-182h90v32 116 34-182m-1996-1766h486v1650h-486m630-1650h72v660h-72m-18 149h108v82h-108m198-891h377v380h-377m502-380h720v380h-720m540 99h198v428h-198">
                <text:p text:style-name="P12"/>
              </draw:path>
            </draw:g>
          </draw:g>
        </draw:g>
        <draw:g>
          <draw:frame draw:style-name="gr66" draw:text-style-name="P32" draw:layer="layout" svg:width="3.011cm" svg:height="1.082cm" svg:x="14.26cm" svg:y="7.331cm">
            <draw:text-box>
              <text:p text:style-name="P31"><text:span text:style-name="T20">s2</text:span></text:p>
            </draw:text-box>
          </draw:frame>
          <draw:g>
            <draw:g>
              <draw:polygon draw:style-name="gr63" draw:text-style-name="P3" draw:layer="layout" svg:width="2.724cm" svg:height="2.475cm" svg:x="14.405cm" svg:y="4.95cm" svg:viewBox="0 0 2725 2476" draw:points="0,2476 0,374 381,0 2725,0 2725,2102 2343,2476">
                <text:p text:style-name="P12"/>
              </draw:polygon>
              <draw:polygon draw:style-name="gr63" draw:text-style-name="P3" draw:layer="layout" svg:width="2.724cm" svg:height="0.373cm" svg:x="14.405cm" svg:y="4.95cm" svg:viewBox="0 0 2725 374" draw:points="0,374 381,0 2725,0 2343,374">
                <text:p text:style-name="P12"/>
              </draw:polygon>
              <draw:polygon draw:style-name="gr64" draw:text-style-name="P3" draw:layer="layout" svg:width="0.381cm" svg:height="2.475cm" svg:x="16.748cm" svg:y="4.95cm" svg:viewBox="0 0 382 2476" draw:points="0,2476 0,374 382,0 382,2102">
                <text:p text:style-name="P12"/>
              </draw:polygon>
            </draw:g>
            <draw:g>
              <draw:polygon draw:style-name="gr65" draw:text-style-name="P3" draw:layer="layout" svg:width="2.335cm" svg:height="2.095cm" svg:x="14.405cm" svg:y="5.331cm" svg:viewBox="0 0 2336 2096" draw:points="2336,1055 2336,0 1151,0 0,0 0,1055 0,1914 125,1914 125,2096 1168,2096 2229,2096 2229,1914 2336,1914">
                <text:p text:style-name="P12"/>
              </draw:polygon>
              <draw:path draw:style-name="gr65" draw:text-style-name="P3" draw:layer="layout" svg:width="2.103cm" svg:height="1.947cm" svg:x="14.53cm" svg:y="5.479cm" svg:viewBox="0 0 2104 1948" svg:d="m0 1766h342 1312 450m-2068-1683h72 306 108-486v99h72 306 108-486v99h72 306 108-486v99h72 306 108-486v99h72 306 108-486v99h72 306 108-486v99h72 306 108-486v98h72 306 108-486v99h72 306 108-486v100h72 306 108-486v99h72 306 108-486v98h72 306 108-486v99h72 306 108-486v99h72 306 108-486v99h72 306 108-486v100h72 306 108-486m54 198v32 116 34-182h72v32 116 34-182h90v32 116 34-182h90v32 116 34-182h90v32 116 34-182h90v32 116 34-182h90v32 116 34-182h90v32 116 34-182h90v32 116 34-182h90v32 116 34-182h90v32 116 34-182h89v32 116 34-182h90v32 116 34-182h72v32 116 34-182h89v32 116 34-182h90v32 116 34-182h90v32 116 34-182h90v32 116 34-182h90v32 116 34-182h90v32 116 34-182h90v32 116 34-182h90v32 116 34-182h90v32 116 34-182m-1996-1766h486v1650h-486m630-1650h72v660h-72m-18 149h108v82h-108m198-891h377v380h-377m502-380h720v380h-720m540 99h198v428h-198">
                <text:p text:style-name="P12"/>
              </draw:path>
            </draw:g>
          </draw:g>
        </draw:g>
        <draw:g>
          <draw:frame draw:style-name="gr67" draw:text-style-name="P32" draw:layer="layout" svg:width="3.011cm" svg:height="1.082cm" svg:x="14.312cm" svg:y="17.28cm">
            <draw:text-box>
              <text:p text:style-name="P31"><text:span text:style-name="T20">s2</text:span></text:p>
            </draw:text-box>
          </draw:frame>
          <draw:g>
            <draw:g>
              <draw:polygon draw:style-name="gr63" draw:text-style-name="P3" draw:layer="layout" svg:width="2.724cm" svg:height="2.475cm" svg:x="14.457cm" svg:y="14.899cm" svg:viewBox="0 0 2725 2476" draw:points="0,2476 0,374 381,0 2725,0 2725,2102 2343,2476">
                <text:p text:style-name="P12"/>
              </draw:polygon>
              <draw:polygon draw:style-name="gr63" draw:text-style-name="P3" draw:layer="layout" svg:width="2.724cm" svg:height="0.373cm" svg:x="14.457cm" svg:y="14.899cm" svg:viewBox="0 0 2725 374" draw:points="0,374 381,0 2725,0 2343,374">
                <text:p text:style-name="P12"/>
              </draw:polygon>
              <draw:polygon draw:style-name="gr64" draw:text-style-name="P3" draw:layer="layout" svg:width="0.381cm" svg:height="2.475cm" svg:x="16.8cm" svg:y="14.899cm" svg:viewBox="0 0 382 2476" draw:points="0,2476 0,374 382,0 382,2102">
                <text:p text:style-name="P12"/>
              </draw:polygon>
            </draw:g>
            <draw:g>
              <draw:polygon draw:style-name="gr65" draw:text-style-name="P3" draw:layer="layout" svg:width="2.335cm" svg:height="2.095cm" svg:x="14.457cm" svg:y="15.28cm" svg:viewBox="0 0 2336 2096" draw:points="2336,1055 2336,0 1151,0 0,0 0,1055 0,1914 125,1914 125,2096 1168,2096 2229,2096 2229,1914 2336,1914">
                <text:p text:style-name="P12"/>
              </draw:polygon>
              <draw:path draw:style-name="gr65" draw:text-style-name="P3" draw:layer="layout" svg:width="2.103cm" svg:height="1.947cm" svg:x="14.582cm" svg:y="15.428cm" svg:viewBox="0 0 2104 1948" svg:d="m0 1766h342 1312 450m-2068-1683h72 306 108-486v99h72 306 108-486v99h72 306 108-486v99h72 306 108-486v99h72 306 108-486v99h72 306 108-486v99h72 306 108-486v98h72 306 108-486v99h72 306 108-486v100h72 306 108-486v99h72 306 108-486v98h72 306 108-486v99h72 306 108-486v99h72 306 108-486v99h72 306 108-486v100h72 306 108-486m54 198v32 116 34-182h72v32 116 34-182h90v32 116 34-182h90v32 116 34-182h90v32 116 34-182h90v32 116 34-182h90v32 116 34-182h90v32 116 34-182h90v32 116 34-182h90v32 116 34-182h90v32 116 34-182h89v32 116 34-182h90v32 116 34-182h72v32 116 34-182h89v32 116 34-182h90v32 116 34-182h90v32 116 34-182h90v32 116 34-182h90v32 116 34-182h90v32 116 34-182h90v32 116 34-182h90v32 116 34-182h90v32 116 34-182m-1996-1766h486v1650h-486m630-1650h72v660h-72m-18 149h108v82h-108m198-891h377v380h-377m502-380h720v380h-720m540 99h198v428h-198">
                <text:p text:style-name="P12"/>
              </draw:path>
            </draw:g>
          </draw:g>
        </draw:g>
        <draw:frame draw:style-name="gr68" draw:text-style-name="P35" draw:layer="layout" svg:width="6.759cm" svg:height="10.62cm" svg:x="4.882cm" svg:y="5.504cm">
          <draw:text-box>
            <text:list text:style-name="L3">
              <text:list-item>
                <text:p text:style-name="P33"><text:span text:style-name="T19">getty, login, sh</text:span></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3"><text:span text:style-name="T19">getty, login, pppd</text:span></text:p>
              </text:list-item>
            </text:list>
          </draw:text-box>
        </draw:frame>
        <draw:frame draw:style-name="gr69" draw:text-style-name="P35" draw:layer="layout" svg:width="8.951cm" svg:height="9.883cm" svg:x="17.531cm" svg:y="7.25cm">
          <draw:text-box>
            <text:list text:style-name="L3">
              <text:list-item>
                <text:p text:style-name="P33"><text:span text:style-name="T19">minicom</text:span></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4"><text:span text:style-name="T21"/></text:p>
              </text:list-item>
            </text:list>
            <text:list text:style-name="L3">
              <text:list-item>
                <text:p text:style-name="P33"><text:span text:style-name="T19">pon netkit, pppd</text:span></text:p>
              </text:list-item>
            </text:list>
          </draw:text-box>
        </draw:frame>
        <draw:line draw:style-name="gr70" draw:text-style-name="P3" draw:layer="layout" svg:x1="13.705cm" svg:y1="6.35cm" svg:x2="6.615cm" svg:y2="9.261cm">
          <text:p text:style-name="P12"/>
        </draw:line>
        <draw:line draw:style-name="gr70" draw:text-style-name="P3" draw:layer="layout" svg:x1="13.811cm" svg:y1="16.246cm" svg:x2="6.879cm" svg:y2="10.425cm">
          <text:p text:style-name="P12"/>
        </draw:line>
        <draw:g>
          <draw:frame draw:style-name="gr71" draw:text-style-name="P32" draw:layer="layout" svg:width="3.011cm" svg:height="2.101cm" svg:x="14.209cm" svg:y="10.825cm">
            <draw:text-box>
              <text:p text:style-name="P31"><text:span text:style-name="T20">Real</text:span></text:p>
              <text:p text:style-name="P31"><text:span text:style-name="T20">Host</text:span></text:p>
            </draw:text-box>
          </draw:frame>
          <draw:g>
            <draw:g>
              <draw:polygon draw:style-name="gr63" draw:text-style-name="P3" draw:layer="layout" svg:width="2.724cm" svg:height="2.475cm" svg:x="14.354cm" svg:y="8.444cm" svg:viewBox="0 0 2725 2476" draw:points="0,2476 0,374 381,0 2725,0 2725,2102 2343,2476">
                <text:p text:style-name="P12"/>
              </draw:polygon>
              <draw:polygon draw:style-name="gr63" draw:text-style-name="P3" draw:layer="layout" svg:width="2.724cm" svg:height="0.373cm" svg:x="14.354cm" svg:y="8.444cm" svg:viewBox="0 0 2725 374" draw:points="0,374 381,0 2725,0 2343,374">
                <text:p text:style-name="P12"/>
              </draw:polygon>
              <draw:polygon draw:style-name="gr64" draw:text-style-name="P3" draw:layer="layout" svg:width="0.381cm" svg:height="2.475cm" svg:x="16.697cm" svg:y="8.444cm" svg:viewBox="0 0 382 2476" draw:points="0,2476 0,374 382,0 382,2102">
                <text:p text:style-name="P12"/>
              </draw:polygon>
            </draw:g>
            <draw:g>
              <draw:polygon draw:style-name="gr65" draw:text-style-name="P3" draw:layer="layout" svg:width="2.335cm" svg:height="2.095cm" svg:x="14.354cm" svg:y="8.825cm" svg:viewBox="0 0 2336 2096" draw:points="2336,1055 2336,0 1151,0 0,0 0,1055 0,1914 125,1914 125,2096 1168,2096 2229,2096 2229,1914 2336,1914">
                <text:p text:style-name="P12"/>
              </draw:polygon>
              <draw:path draw:style-name="gr65" draw:text-style-name="P3" draw:layer="layout" svg:width="2.103cm" svg:height="1.947cm" svg:x="14.479cm" svg:y="8.973cm" svg:viewBox="0 0 2104 1948" svg:d="m0 1766h342 1312 450m-2068-1683h72 306 108-486v99h72 306 108-486v99h72 306 108-486v99h72 306 108-486v99h72 306 108-486v99h72 306 108-486v99h72 306 108-486v98h72 306 108-486v99h72 306 108-486v100h72 306 108-486v99h72 306 108-486v98h72 306 108-486v99h72 306 108-486v99h72 306 108-486v99h72 306 108-486v100h72 306 108-486m54 198v32 116 34-182h72v32 116 34-182h90v32 116 34-182h90v32 116 34-182h90v32 116 34-182h90v32 116 34-182h90v32 116 34-182h90v32 116 34-182h90v32 116 34-182h90v32 116 34-182h90v32 116 34-182h89v32 116 34-182h90v32 116 34-182h72v32 116 34-182h89v32 116 34-182h90v32 116 34-182h90v32 116 34-182h90v32 116 34-182h90v32 116 34-182h90v32 116 34-182h90v32 116 34-182h90v32 116 34-182h90v32 116 34-182m-1996-1766h486v1650h-486m630-1650h72v660h-72m-18 149h108v82h-108m198-891h377v380h-377m502-380h720v380h-720m540 99h198v428h-198">
                <text:p text:style-name="P12"/>
              </draw:path>
            </draw:g>
          </draw:g>
        </draw:g>
        <draw:line draw:style-name="gr70" draw:text-style-name="P3" draw:layer="layout" svg:x1="13.599cm" svg:y1="9.473cm" svg:x2="6.667cm" svg:y2="9.473cm">
          <text:p text:style-name="P12"/>
        </draw:line>
        <presentation:notes draw:style-name="dp2">
          <draw:page-thumbnail draw:style-name="gr18" draw:layer="layout" svg:width="13.968cm" svg:height="10.476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Default">
        <office:forms form:automatic-focus="false" form:apply-design-mode="false"/>
        <draw:frame draw:style-name="gr72" draw:text-style-name="P20" draw:layer="layout" svg:width="24.765cm" svg:height="2.258cm" svg:x="1.378cm" svg:y="1.293cm">
          <draw:text-box>
            <text:p text:style-name="P1"><text:span text:style-name="T6">step 5 – configure getty</text:span></text:p>
          </draw:text-box>
        </draw:frame>
        <draw:frame draw:style-name="gr73" draw:text-style-name="P35" draw:layer="layout" svg:width="24.765cm" svg:height="7.355cm" svg:x="1.38cm" svg:y="4.446cm">
          <draw:text-box>
            <text:list text:style-name="L3">
              <text:list-item>
                <text:p text:style-name="P33"><text:span text:style-name="T19">make a local serial line and attach to pseudo terminal</text:span></text:p>
              </text:list-item>
            </text:list>
          </draw:text-box>
        </draw:frame>
        <draw:g>
          <draw:rect draw:style-name="gr48" draw:text-style-name="P3" draw:layer="layout" svg:width="20.509cm" svg:height="3.683cm" svg:x="2.543cm" svg:y="7.323cm">
            <text:p text:style-name="P12"/>
          </draw:rect>
          <draw:frame draw:style-name="gr74" draw:text-style-name="P26" draw:layer="layout" svg:width="20.478cm" svg:height="3.639cm" svg:x="2.315cm" svg:y="7.579cm">
            <draw:text-box>
              <text:p text:style-name="P25"><text:span text:style-name="T22">s1:~# mknod /dev/ttyS0 c 4 64; \</text:span></text:p>
              <text:p text:style-name="P25"><text:span text:style-name="T22"><text:s text:c="6"/></text:span><text:span text:style-name="T22">stty -F /dev/ttyS0 38400; \</text:span></text:p>
              <text:p text:style-name="P25"><text:span text:style-name="T22"><text:s text:c="6"/></text:span><text:span text:style-name="T22">dmesg | grep Serial; \</text:span></text:p>
              <text:p text:style-name="P25"><text:span text:style-name="T22"><text:s text:c="6"/></text:span><text:span text:style-name="T22">dmesg | grep "assigned console"</text:span></text:p>
            </draw:text-box>
          </draw:frame>
          <draw:rect draw:style-name="gr75" draw:text-style-name="P3" draw:layer="layout" svg:width="20.509cm" svg:height="1.285cm" svg:x="2.543cm" svg:y="6.294cm" draw:corner-radius="0.429cm">
            <text:p text:style-name="P12"/>
          </draw:rect>
          <draw:g>
            <draw:ellipse draw:style-name="gr51" draw:text-style-name="P3" draw:layer="layout" svg:width="0.559cm" svg:height="0.723cm" svg:x="2.905cm" svg:y="6.63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2.844cm" svg:y="6.549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264cm" svg:y="7.07cm" svg:viewBox="0 0 -280 -313" draw:points="141,-14140 0,-13827 280,-1382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697cm" svg:y="6.645cm">
              <text:p text:style-name="P12"/>
            </draw:rect>
            <draw:rect draw:style-name="gr52" draw:text-style-name="P3" draw:layer="layout" svg:width="0.517cm" svg:height="0.718cm" svg:x="20.614cm" svg:y="6.556cm">
              <text:p text:style-name="P12"/>
            </draw:rect>
            <draw:line draw:style-name="gr54" draw:text-style-name="P6" draw:layer="layout" svg:x1="20.749cm" svg:y1="7.051cm" svg:x2="21.018cm" svg:y2="7.051cm">
              <text:p text:style-name="P12"/>
            </draw:line>
          </draw:g>
          <draw:g>
            <draw:rect draw:style-name="gr51" draw:text-style-name="P3" draw:layer="layout" svg:width="0.517cm" svg:height="0.718cm" svg:x="22.099cm" svg:y="6.645cm">
              <text:p text:style-name="P12"/>
            </draw:rect>
            <draw:rect draw:style-name="gr52" draw:text-style-name="P3" draw:layer="layout" svg:width="0.517cm" svg:height="0.718cm" svg:x="22.016cm" svg:y="6.556cm">
              <text:p text:style-name="P12"/>
            </draw:rect>
            <draw:g>
              <draw:line draw:style-name="gr54" draw:text-style-name="P6" draw:layer="layout" svg:x1="22.142cm" svg:y1="7.089cm" svg:x2="22.412cm" svg:y2="6.746cm">
                <text:p text:style-name="P12"/>
              </draw:line>
              <draw:line draw:style-name="gr54" draw:text-style-name="P6" draw:layer="layout" svg:x1="22.142cm" svg:y1="6.745cm" svg:x2="22.412cm" svg:y2="7.088cm">
                <text:p text:style-name="P12"/>
              </draw:line>
            </draw:g>
          </draw:g>
          <draw:g>
            <draw:rect draw:style-name="gr51" draw:text-style-name="P3" draw:layer="layout" svg:width="0.51cm" svg:height="0.722cm" svg:x="21.4cm" svg:y="6.612cm">
              <text:p text:style-name="P12"/>
            </draw:rect>
            <draw:rect draw:style-name="gr52" draw:text-style-name="P3" draw:layer="layout" svg:width="0.51cm" svg:height="0.722cm" svg:x="21.319cm" svg:y="6.549cm">
              <text:p text:style-name="P12"/>
            </draw:rect>
            <draw:g>
              <draw:line draw:style-name="gr54" draw:text-style-name="P6" draw:layer="layout" svg:x1="21.427cm" svg:y1="7.124cm" svg:x2="21.72cm" svg:y2="7.124cm">
                <text:p text:style-name="P12"/>
              </draw:line>
              <draw:polygon draw:style-name="gr53" draw:text-style-name="P3" draw:layer="layout" svg:width="0.292cm" svg:height="0.327cm" svg:x="21.427cm" svg:y="6.697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689cm" svg:y="6.4cm">
            <draw:text-box>
              <text:p text:style-name="P23"><text:span text:style-name="T16">s1</text:span></text:p>
            </draw:text-box>
          </draw:frame>
        </draw:g>
        <draw:frame draw:style-name="gr77" draw:text-style-name="P35" draw:layer="layout" svg:width="24.765cm" svg:height="7.355cm" svg:x="1.328cm" svg:y="11.802cm">
          <draw:text-box>
            <text:list text:style-name="L3">
              <text:list-item>
                <text:p text:style-name="P33"><text:span text:style-name="T19">configure getty to startup on above serial line, enable secure serial line and signals the changes to daemon:</text:span></text:p>
              </text:list-item>
            </text:list>
          </draw:text-box>
        </draw:frame>
        <draw:g>
          <draw:g>
            <draw:g>
              <draw:rect draw:style-name="gr48" draw:text-style-name="P3" draw:layer="layout" svg:width="22.644cm" svg:height="3.691cm" svg:x="2.117cm" svg:y="15.941cm">
                <text:p text:style-name="P12"/>
              </draw:rect>
              <draw:frame draw:style-name="gr78" draw:text-style-name="P26" draw:layer="layout" svg:width="22.613cm" svg:height="3.457cm" svg:x="2.148cm" svg:y="16.139cm">
                <draw:text-box>
                  <text:p text:style-name="P25"><text:span text:style-name="T14">s1:~# echo "T0:23:respawn:/sbin/getty” \</text:span></text:p>
                  <text:p text:style-name="P25"><text:span text:style-name="T14"><text:s text:c="11"/>“ </text:span><text:span text:style-name="T14">-L ttyS0 38400 vt100" &gt;&gt; /etc/inittab; \</text:span></text:p>
                  <text:p text:style-name="P25"><text:span text:style-name="T14"><text:s text:c="6"/></text:span><text:span text:style-name="T14">echo "ttyS0" &gt;&gt; /etc/securetty; \</text:span></text:p>
                  <text:p text:style-name="P25"><text:span text:style-name="T14"><text:s text:c="6"/></text:span><text:span text:style-name="T14">init Q</text:span></text:p>
                </draw:text-box>
              </draw:frame>
              <draw:rect draw:style-name="gr50" draw:text-style-name="P3" draw:layer="layout" svg:width="22.644cm" svg:height="0.996cm" svg:x="2.117cm" svg:y="15.143cm" draw:corner-radius="0.429cm">
                <text:p text:style-name="P12"/>
              </draw:rect>
              <draw:g>
                <draw:circle draw:style-name="gr51" draw:text-style-name="P3" draw:layer="layout" svg:width="0.56cm" svg:height="0.56cm" svg:x="2.479cm" svg:y="15.407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circle>
                <draw:ellipse draw:style-name="gr52" draw:text-style-name="P3" draw:layer="layout" svg:width="0.559cm" svg:height="0.561cm" svg:x="2.418cm" svg:y="15.341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8cm" svg:height="-0.242cm" svg:x="2.839cm" svg:y="15.745cm" svg:viewBox="0 0 -281 -243" draw:points="141,-31490 0,-31247 281,-3124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557cm" svg:x="22.273cm" svg:y="15.415cm">
                  <text:p text:style-name="P12"/>
                </draw:rect>
                <draw:rect draw:style-name="gr52" draw:text-style-name="P3" draw:layer="layout" svg:width="0.517cm" svg:height="0.557cm" svg:x="22.19cm" svg:y="15.346cm">
                  <text:p text:style-name="P12"/>
                </draw:rect>
                <draw:line draw:style-name="gr54" draw:text-style-name="P6" draw:layer="layout" svg:x1="22.325cm" svg:y1="15.73cm" svg:x2="22.594cm" svg:y2="15.73cm">
                  <text:p text:style-name="P12"/>
                </draw:line>
              </draw:g>
              <draw:g>
                <draw:rect draw:style-name="gr51" draw:text-style-name="P3" draw:layer="layout" svg:width="0.517cm" svg:height="0.557cm" svg:x="23.675cm" svg:y="15.415cm">
                  <text:p text:style-name="P12"/>
                </draw:rect>
                <draw:rect draw:style-name="gr52" draw:text-style-name="P3" draw:layer="layout" svg:width="0.517cm" svg:height="0.557cm" svg:x="23.592cm" svg:y="15.346cm">
                  <text:p text:style-name="P12"/>
                </draw:rect>
                <draw:g>
                  <draw:line draw:style-name="gr54" draw:text-style-name="P6" draw:layer="layout" svg:x1="23.718cm" svg:y1="15.76cm" svg:x2="23.988cm" svg:y2="15.494cm">
                    <text:p text:style-name="P12"/>
                  </draw:line>
                  <draw:line draw:style-name="gr54" draw:text-style-name="P6" draw:layer="layout" svg:x1="23.718cm" svg:y1="15.493cm" svg:x2="23.988cm" svg:y2="15.759cm">
                    <text:p text:style-name="P12"/>
                  </draw:line>
                </draw:g>
              </draw:g>
              <draw:g>
                <draw:rect draw:style-name="gr51" draw:text-style-name="P3" draw:layer="layout" svg:width="0.509cm" svg:height="0.56cm" svg:x="22.977cm" svg:y="15.39cm">
                  <text:p text:style-name="P12"/>
                </draw:rect>
                <draw:rect draw:style-name="gr52" draw:text-style-name="P3" draw:layer="layout" svg:width="0.509cm" svg:height="0.56cm" svg:x="22.896cm" svg:y="15.341cm">
                  <text:p text:style-name="P12"/>
                </draw:rect>
                <draw:g>
                  <draw:line draw:style-name="gr54" draw:text-style-name="P6" draw:layer="layout" svg:x1="23.004cm" svg:y1="15.787cm" svg:x2="23.297cm" svg:y2="15.787cm">
                    <text:p text:style-name="P12"/>
                  </draw:line>
                  <draw:polygon draw:style-name="gr53" draw:text-style-name="P3" draw:layer="layout" svg:width="0.292cm" svg:height="0.253cm" svg:x="23.004cm" svg:y="15.456cm" svg:viewBox="0 0 293 254" draw:points="146,0 293,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9" draw:text-style-name="P24" draw:layer="layout" svg:width="6.906cm" svg:height="1.625cm" svg:x="3.316cm" svg:y="15.143cm">
                <draw:text-box>
                  <text:p text:style-name="P23"><text:span text:style-name="T16">s1</text:span></text:p>
                </draw:text-box>
              </draw:frame>
            </draw:g>
          </draw:g>
        </draw:g>
        <presentation:notes draw:style-name="dp2">
          <draw:page-thumbnail draw:style-name="gr18" draw:layer="layout" svg:width="13.968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
        <office:forms form:automatic-focus="false" form:apply-design-mode="false"/>
        <draw:frame draw:style-name="gr72" draw:text-style-name="P20" draw:layer="layout" svg:width="24.765cm" svg:height="2.258cm" svg:x="1.377cm" svg:y="1.293cm">
          <draw:text-box>
            <text:p text:style-name="P1"><text:span text:style-name="T6">step 5 – configure minicom</text:span></text:p>
          </draw:text-box>
        </draw:frame>
        <draw:frame draw:style-name="gr80" draw:text-style-name="P10" draw:layer="layout" svg:width="24.765cm" svg:height="1.927cm" svg:x="1.377cm" svg:y="3.569cm">
          <draw:text-box>
            <text:list text:style-name="L3">
              <text:list-item>
                <text:p text:style-name="P33"><text:span text:style-name="T19">investigate the configuration of minicom (null modem)</text:span></text:p>
              </text:list-item>
            </text:list>
          </draw:text-box>
        </draw:frame>
        <draw:g>
          <draw:rect draw:style-name="gr48" draw:text-style-name="P3" draw:layer="layout" svg:width="20.509cm" svg:height="8.787cm" svg:x="2.701cm" svg:y="8.26cm">
            <text:p text:style-name="P12"/>
          </draw:rect>
          <draw:frame draw:style-name="gr81" draw:text-style-name="P22" draw:layer="layout" svg:width="20.478cm" svg:height="8.991cm" svg:x="2.632cm" svg:y="8.538cm">
            <draw:text-box>
              <text:p text:style-name="P21"><text:span text:style-name="T22">s2:~# cat /etc/minicom/minirc.dfl</text:span></text:p>
              <text:p text:style-name="P21"><text:span text:style-name="T22"># /etc/minicom/minirc.dfl</text:span></text:p>
              <text:p text:style-name="P21"><text:span text:style-name="T22"># use "minicom -s" to change parameters.</text:span></text:p>
              <text:p text:style-name="P21"><text:span text:style-name="T22">pu port <text:s text:c="12"/>/dev/ttyS0</text:span></text:p>
              <text:p text:style-name="P21"><text:span text:style-name="T22">pu baudrate <text:s text:c="8"/>38400</text:span></text:p>
              <text:p text:style-name="P21"><text:span text:style-name="T22">pu bits <text:s text:c="12"/>8</text:span></text:p>
              <text:p text:style-name="P21"><text:span text:style-name="T22">pu parity <text:s text:c="10"/>N</text:span></text:p>
              <text:p text:style-name="P21"><text:span text:style-name="T22">pu stopbits <text:s text:c="8"/>1</text:span></text:p>
              <text:p text:style-name="P21"><text:span text:style-name="T22">pu scriptprog <text:s text:c="6"/></text:span></text:p>
              <text:p text:style-name="P21"><text:span text:style-name="T22">pu minit <text:s text:c="11"/></text:span></text:p>
              <text:p text:style-name="P21"><text:span text:style-name="T22">pu mreset</text:span><text:span text:style-name="T23">fl</text:span></text:p>
            </draw:text-box>
          </draw:frame>
          <draw:rect draw:style-name="gr75" draw:text-style-name="P3" draw:layer="layout" svg:width="20.509cm" svg:height="1.398cm" svg:x="2.701cm" svg:y="7.14cm" draw:corner-radius="0.429cm">
            <text:p text:style-name="P12"/>
          </draw:rect>
          <draw:g>
            <draw:ellipse draw:style-name="gr51" draw:text-style-name="P3" draw:layer="layout" svg:width="0.559cm" svg:height="0.787cm" svg:x="3.063cm" svg:y="7.5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87cm" svg:x="3.002cm" svg:y="7.417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4cm" svg:x="3.422cm" svg:y="7.984cm" svg:viewBox="0 0 -280 -341" draw:points="141,-15969 0,-15628 280,-15628">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81cm" svg:x="20.855cm" svg:y="7.522cm">
              <text:p text:style-name="P12"/>
            </draw:rect>
            <draw:rect draw:style-name="gr52" draw:text-style-name="P3" draw:layer="layout" svg:width="0.517cm" svg:height="0.78cm" svg:x="20.772cm" svg:y="7.426cm">
              <text:p text:style-name="P12"/>
            </draw:rect>
            <draw:line draw:style-name="gr54" draw:text-style-name="P6" draw:layer="layout" svg:x1="20.907cm" svg:y1="7.964cm" svg:x2="21.176cm" svg:y2="7.964cm">
              <text:p text:style-name="P12"/>
            </draw:line>
          </draw:g>
          <draw:g>
            <draw:rect draw:style-name="gr51" draw:text-style-name="P3" draw:layer="layout" svg:width="0.517cm" svg:height="0.781cm" svg:x="22.257cm" svg:y="7.522cm">
              <text:p text:style-name="P12"/>
            </draw:rect>
            <draw:rect draw:style-name="gr52" draw:text-style-name="P3" draw:layer="layout" svg:width="0.517cm" svg:height="0.78cm" svg:x="22.174cm" svg:y="7.426cm">
              <text:p text:style-name="P12"/>
            </draw:rect>
            <draw:g>
              <draw:line draw:style-name="gr54" draw:text-style-name="P6" draw:layer="layout" svg:x1="22.3cm" svg:y1="8.005cm" svg:x2="22.57cm" svg:y2="7.632cm">
                <text:p text:style-name="P12"/>
              </draw:line>
              <draw:line draw:style-name="gr54" draw:text-style-name="P6" draw:layer="layout" svg:x1="22.3cm" svg:y1="7.631cm" svg:x2="22.57cm" svg:y2="8.004cm">
                <text:p text:style-name="P12"/>
              </draw:line>
            </draw:g>
          </draw:g>
          <draw:g>
            <draw:rect draw:style-name="gr51" draw:text-style-name="P3" draw:layer="layout" svg:width="0.51cm" svg:height="0.786cm" svg:x="21.558cm" svg:y="7.486cm">
              <text:p text:style-name="P12"/>
            </draw:rect>
            <draw:rect draw:style-name="gr52" draw:text-style-name="P3" draw:layer="layout" svg:width="0.51cm" svg:height="0.786cm" svg:x="21.477cm" svg:y="7.417cm">
              <text:p text:style-name="P12"/>
            </draw:rect>
            <draw:g>
              <draw:line draw:style-name="gr54" draw:text-style-name="P6" draw:layer="layout" svg:x1="21.585cm" svg:y1="8.043cm" svg:x2="21.878cm" svg:y2="8.043cm">
                <text:p text:style-name="P12"/>
              </draw:line>
              <draw:polygon draw:style-name="gr53" draw:text-style-name="P3" draw:layer="layout" svg:width="0.292cm" svg:height="0.356cm" svg:x="21.585cm" svg:y="7.578cm" svg:viewBox="0 0 293 357" draw:points="147,0 293,357 0,357">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82" draw:text-style-name="P24" draw:layer="layout" svg:width="6.906cm" svg:height="1.398cm" svg:x="3.901cm" svg:y="7.371cm">
            <draw:text-box>
              <text:p text:style-name="P23"><text:span text:style-name="T16">s2</text:span></text:p>
            </draw:text-box>
          </draw:frame>
        </draw:g>
        <presentation:notes draw:style-name="dp2">
          <draw:page-thumbnail draw:style-name="gr18" draw:layer="layout" svg:width="13.968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
        <office:forms form:automatic-focus="false" form:apply-design-mode="false"/>
        <draw:frame draw:style-name="gr19" draw:text-style-name="P20" draw:layer="layout" svg:width="24.765cm" svg:height="3.175cm" svg:x="1.378cm" svg:y="0.765cm">
          <draw:text-box>
            <text:p text:style-name="P1"><text:span text:style-name="T6">step 5 – test getty/minicom from s2</text:span></text:p>
          </draw:text-box>
        </draw:frame>
        <draw:frame draw:style-name="gr83" draw:text-style-name="P35" draw:layer="layout" svg:width="24.765cm" svg:height="15.346cm" svg:x="1.377cm" svg:y="4.445cm">
          <draw:text-box>
            <text:list text:style-name="L3">
              <text:list-item>
                <text:p text:style-name="P33"><text:span text:style-name="T19">configure minicom with system-wide configuration (null-modem): <text:s text:c="4"/>/etc/minicom/minirc.dfl</text:span></text:p>
              </text:list-item>
            </text:list>
            <text:list text:style-name="L3">
              <text:list-item>
                <text:p text:style-name="P33"><text:span text:style-name="T19">start minicom on </text:span><text:span text:style-name="T24">s2</text:span><text:span text:style-name="T25">.</text:span></text:p>
              </text:list-item>
            </text:list>
          </draw:text-box>
        </draw:frame>
        <draw:g>
          <draw:rect draw:style-name="gr48" draw:text-style-name="P3" draw:layer="layout" svg:width="20.509cm" svg:height="8.811cm" svg:x="2.7cm" svg:y="10.215cm">
            <text:p text:style-name="P12"/>
          </draw:rect>
          <draw:frame draw:style-name="gr84" draw:text-style-name="P36" draw:layer="layout" svg:width="20.478cm" svg:height="8.612cm" svg:x="2.631cm" svg:y="10.414cm">
            <draw:text-box>
              <text:p text:style-name="P25"><text:span text:style-name="T22"><text:s/></text:span><text:span text:style-name="T22">s2:~# minicom</text:span></text:p>
              <text:p text:style-name="P25"><text:span text:style-name="T22"/></text:p>
              <text:p text:style-name="P25"><text:span text:style-name="T22"><text:s/></text:span><text:span text:style-name="T22">Welcome to minicom 2.1</text:span></text:p>
              <text:p text:style-name="P25"><text:span text:style-name="T22"/></text:p>
              <text:p text:style-name="P25"><text:span text:style-name="T22"><text:s/></text:span><text:span text:style-name="T22">OPTIONS: History Buffer, F-key Macros, Search History</text:span></text:p>
              <text:p text:style-name="P25"><text:span text:style-name="T22"><text:s/></text:span><text:span text:style-name="T22">Compiled on Mar 29 2005, 09:39:09.</text:span></text:p>
              <text:p text:style-name="P25"><text:span text:style-name="T22"/></text:p>
              <text:p text:style-name="P25"><text:span text:style-name="T22"><text:s/></text:span><text:span text:style-name="T22">Press CTRL-A Z for help on special keys</text:span></text:p>
              <text:p text:style-name="P25"><text:span text:style-name="T22"><text:s/></text:span><text:span text:style-name="T22">Debian GNU/Linux 3.1 s1 ttyS0</text:span></text:p>
              <text:p text:style-name="P25"><text:span text:style-name="T22"/></text:p>
              <text:p text:style-name="P25"><text:span text:style-name="T22"><text:s/></text:span><text:span text:style-name="T22">s1 login:</text:span></text:p>
            </draw:text-box>
          </draw:frame>
          <draw:rect draw:style-name="gr75" draw:text-style-name="P3" draw:layer="layout" svg:width="20.509cm" svg:height="0.997cm" svg:x="2.7cm" svg:y="9.417cm" draw:corner-radius="0.429cm">
            <text:p text:style-name="P12"/>
          </draw:rect>
          <draw:g>
            <draw:ellipse draw:style-name="gr51" draw:text-style-name="P3" draw:layer="layout" svg:width="0.559cm" svg:height="0.561cm" svg:x="3.062cm" svg:y="9.68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561cm" svg:x="3.001cm" svg:y="9.61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242cm" svg:x="3.421cm" svg:y="10.019cm" svg:viewBox="0 0 -280 -243" draw:points="141,-20038 0,-19795 280,-19795">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557cm" svg:x="20.854cm" svg:y="9.689cm">
              <text:p text:style-name="P12"/>
            </draw:rect>
            <draw:rect draw:style-name="gr52" draw:text-style-name="P3" draw:layer="layout" svg:width="0.517cm" svg:height="0.557cm" svg:x="20.771cm" svg:y="9.62cm">
              <text:p text:style-name="P12"/>
            </draw:rect>
            <draw:line draw:style-name="gr54" draw:text-style-name="P6" draw:layer="layout" svg:x1="20.906cm" svg:y1="10.004cm" svg:x2="21.175cm" svg:y2="10.004cm">
              <text:p text:style-name="P12"/>
            </draw:line>
          </draw:g>
          <draw:g>
            <draw:rect draw:style-name="gr51" draw:text-style-name="P3" draw:layer="layout" svg:width="0.517cm" svg:height="0.557cm" svg:x="22.256cm" svg:y="9.689cm">
              <text:p text:style-name="P12"/>
            </draw:rect>
            <draw:rect draw:style-name="gr52" draw:text-style-name="P3" draw:layer="layout" svg:width="0.517cm" svg:height="0.557cm" svg:x="22.173cm" svg:y="9.62cm">
              <text:p text:style-name="P12"/>
            </draw:rect>
            <draw:g>
              <draw:line draw:style-name="gr54" draw:text-style-name="P6" draw:layer="layout" svg:x1="22.299cm" svg:y1="10.034cm" svg:x2="22.569cm" svg:y2="9.768cm">
                <text:p text:style-name="P12"/>
              </draw:line>
              <draw:line draw:style-name="gr54" draw:text-style-name="P6" draw:layer="layout" svg:x1="22.299cm" svg:y1="9.767cm" svg:x2="22.569cm" svg:y2="10.033cm">
                <text:p text:style-name="P12"/>
              </draw:line>
            </draw:g>
          </draw:g>
          <draw:g>
            <draw:rect draw:style-name="gr51" draw:text-style-name="P3" draw:layer="layout" svg:width="0.51cm" svg:height="0.56cm" svg:x="21.557cm" svg:y="9.664cm">
              <text:p text:style-name="P12"/>
            </draw:rect>
            <draw:rect draw:style-name="gr52" draw:text-style-name="P3" draw:layer="layout" svg:width="0.51cm" svg:height="0.56cm" svg:x="21.476cm" svg:y="9.615cm">
              <text:p text:style-name="P12"/>
            </draw:rect>
            <draw:g>
              <draw:line draw:style-name="gr54" draw:text-style-name="P6" draw:layer="layout" svg:x1="21.584cm" svg:y1="10.061cm" svg:x2="21.877cm" svg:y2="10.061cm">
                <text:p text:style-name="P12"/>
              </draw:line>
              <draw:polygon draw:style-name="gr53" draw:text-style-name="P3" draw:layer="layout" svg:width="0.292cm" svg:height="0.253cm" svg:x="21.584cm" svg:y="9.73cm" svg:viewBox="0 0 293 254" draw:points="147,0 293,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60" draw:text-style-name="P10" draw:layer="layout" svg:width="6.906cm" svg:height="0.997cm" svg:x="3.899cm" svg:y="9.417cm">
            <draw:text-box>
              <text:p text:style-name="P23"><text:span text:style-name="T16">s2</text:span></text:p>
            </draw:text-box>
          </draw:frame>
        </draw:g>
        <draw:g>
          <draw:g>
            <draw:glue-point draw:id="4" svg:x="4.998cm" svg:y="0cm"/>
            <draw:glue-point draw:id="5" svg:x="0cm" svg:y="4.997cm"/>
            <draw:glue-point draw:id="6" svg:x="4.998cm" svg:y="9.997cm"/>
            <draw:glue-point draw:id="7" svg:x="9.998cm" svg:y="4.997cm"/>
            <draw:polygon draw:style-name="gr85" draw:text-style-name="P3" draw:layer="layout" svg:width="7.2cm" svg:height="3.598cm" svg:x="16.987cm" svg:y="14.262cm" svg:viewBox="0 0 7201 3599" draw:points="0,0 7201,0 7201,3149 6301,3599 0,3599">
              <text:p text:style-name="P12"/>
            </draw:polygon>
            <draw:path draw:style-name="gr86" draw:text-style-name="P3" draw:layer="layout" svg:width="0.899cm" svg:height="0.449cm" svg:x="23.288cm" svg:y="17.411cm" svg:viewBox="0 0 900 450" svg:d="m0 450 234-450c225 65 216 29 666 0z">
              <text:p text:style-name="P12"/>
            </draw:path>
          </draw:g>
          <draw:frame draw:style-name="gr87" draw:text-style-name="P10" draw:layer="layout" svg:width="7.201cm" svg:height="3.178cm" svg:x="16.987cm" svg:y="14.262cm">
            <draw:text-box>
              <text:p text:style-name="P37"><text:span text:style-name="T26">press Ctrl-A Z</text:span></text:p>
              <text:p text:style-name="P37"><text:span text:style-name="T26">for help</text:span></text:p>
            </draw:text-box>
          </draw:frame>
        </draw:g>
        <presentation:notes draw:style-name="dp2">
          <draw:page-thumbnail draw:style-name="gr18" draw:layer="layout" svg:width="13.968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1" draw:master-page-name="Default">
        <office:forms form:automatic-focus="false" form:apply-design-mode="false"/>
        <draw:frame draw:style-name="gr19" draw:text-style-name="P20" draw:layer="layout" svg:width="24.765cm" svg:height="3.175cm" svg:x="1.379cm" svg:y="0.766cm">
          <draw:text-box>
            <text:p text:style-name="P1"><text:span text:style-name="T6">step 5 – test getty/minicom from realHost</text:span></text:p>
          </draw:text-box>
        </draw:frame>
        <draw:frame draw:style-name="gr88" draw:text-style-name="P35" draw:layer="layout" svg:width="24.765cm" svg:height="15.346cm" svg:x="1.378cm" svg:y="4.445cm">
          <draw:text-box>
            <text:list text:style-name="L3">
              <text:list-item>
                <text:p text:style-name="P33"><text:span text:style-name="T19">configure minicom with system-wide configuration (null-modem): <text:s text:c="4"/>/etc/minicom/minirc.dfl</text:span></text:p>
              </text:list-item>
            </text:list>
            <text:list text:style-name="L3">
              <text:list-item>
                <text:p text:style-name="P33"><text:span text:style-name="T19">start minicom on </text:span><text:span text:style-name="T24">real host</text:span><text:span text:style-name="T25">.</text:span></text:p>
              </text:list-item>
            </text:list>
          </draw:text-box>
        </draw:frame>
        <draw:g>
          <draw:rect draw:style-name="gr48" draw:text-style-name="P3" draw:layer="layout" svg:width="20.509cm" svg:height="9.3cm" svg:x="2.7cm" svg:y="10.26cm">
            <text:p text:style-name="P12"/>
          </draw:rect>
          <draw:frame draw:style-name="gr89" draw:text-style-name="P26" draw:layer="layout" svg:width="20.478cm" svg:height="9.484cm" svg:x="2.631cm" svg:y="10.47cm">
            <draw:text-box>
              <text:p text:style-name="P25"><text:span text:style-name="T22"><text:s/></text:span><text:span text:style-name="T22">realHost# cp minirc.dfl /etc/minicom/minirc.dfl</text:span></text:p>
              <text:p text:style-name="P25"><text:span text:style-name="T22"><text:s/></text:span><text:span text:style-name="T22">realHost# minicom -p /dev/ttyp0</text:span></text:p>
              <text:p text:style-name="P25"><text:span text:style-name="T22"/></text:p>
              <text:p text:style-name="P25"><text:span text:style-name="T22"><text:s/></text:span><text:span text:style-name="T22">Welcome to minicom 2.1</text:span></text:p>
              <text:p text:style-name="P25"><text:span text:style-name="T22"/></text:p>
              <text:p text:style-name="P25"><text:span text:style-name="T22"><text:s/></text:span><text:span text:style-name="T22">OPTIONS: History Buffer, F-key Macros, Search History</text:span></text:p>
              <text:p text:style-name="P25"><text:span text:style-name="T22"><text:s/></text:span><text:span text:style-name="T22">Compiled on Mar 29 2005, 09:39:09.</text:span></text:p>
              <text:p text:style-name="P25"><text:span text:style-name="T22"/></text:p>
              <text:p text:style-name="P25"><text:span text:style-name="T22"><text:s/></text:span><text:span text:style-name="T22">Press CTRL-A Z for help on special keys</text:span></text:p>
              <text:p text:style-name="P25"><text:span text:style-name="T22"><text:s/></text:span><text:span text:style-name="T22">Debian GNU/Linux 3.1 s1 ttyS0</text:span></text:p>
              <text:p text:style-name="P25"><text:span text:style-name="T22"/></text:p>
              <text:p text:style-name="P25"><text:span text:style-name="T22"><text:s/></text:span><text:span text:style-name="T22">s1 login:</text:span></text:p>
            </draw:text-box>
          </draw:frame>
          <draw:rect draw:style-name="gr75" draw:text-style-name="P3" draw:layer="layout" svg:width="20.509cm" svg:height="1.052cm" svg:x="2.7cm" svg:y="9.418cm" draw:corner-radius="0.429cm">
            <text:p text:style-name="P12"/>
          </draw:rect>
          <draw:g>
            <draw:ellipse draw:style-name="gr51" draw:text-style-name="P3" draw:layer="layout" svg:width="0.559cm" svg:height="0.592cm" svg:x="3.062cm" svg:y="9.697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592cm" svg:x="3.001cm" svg:y="9.627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255cm" svg:x="3.421cm" svg:y="10.053cm" svg:viewBox="0 0 -280 -256" draw:points="141,-20107 0,-19850 280,-19850">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588cm" svg:x="20.854cm" svg:y="9.705cm">
              <text:p text:style-name="P12"/>
            </draw:rect>
            <draw:rect draw:style-name="gr52" draw:text-style-name="P3" draw:layer="layout" svg:width="0.517cm" svg:height="0.588cm" svg:x="20.771cm" svg:y="9.632cm">
              <text:p text:style-name="P12"/>
            </draw:rect>
            <draw:line draw:style-name="gr54" draw:text-style-name="P6" draw:layer="layout" svg:x1="20.906cm" svg:y1="10.038cm" svg:x2="21.175cm" svg:y2="10.038cm">
              <text:p text:style-name="P12"/>
            </draw:line>
          </draw:g>
          <draw:g>
            <draw:rect draw:style-name="gr51" draw:text-style-name="P3" draw:layer="layout" svg:width="0.517cm" svg:height="0.588cm" svg:x="22.256cm" svg:y="9.705cm">
              <text:p text:style-name="P12"/>
            </draw:rect>
            <draw:rect draw:style-name="gr52" draw:text-style-name="P3" draw:layer="layout" svg:width="0.517cm" svg:height="0.588cm" svg:x="22.173cm" svg:y="9.632cm">
              <text:p text:style-name="P12"/>
            </draw:rect>
            <draw:g>
              <draw:line draw:style-name="gr54" draw:text-style-name="P6" draw:layer="layout" svg:x1="22.299cm" svg:y1="10.069cm" svg:x2="22.569cm" svg:y2="9.788cm">
                <text:p text:style-name="P12"/>
              </draw:line>
              <draw:line draw:style-name="gr54" draw:text-style-name="P6" draw:layer="layout" svg:x1="22.299cm" svg:y1="9.787cm" svg:x2="22.569cm" svg:y2="10.068cm">
                <text:p text:style-name="P12"/>
              </draw:line>
            </draw:g>
          </draw:g>
          <draw:g>
            <draw:rect draw:style-name="gr51" draw:text-style-name="P3" draw:layer="layout" svg:width="0.51cm" svg:height="0.591cm" svg:x="21.557cm" svg:y="9.679cm">
              <text:p text:style-name="P12"/>
            </draw:rect>
            <draw:rect draw:style-name="gr52" draw:text-style-name="P3" draw:layer="layout" svg:width="0.51cm" svg:height="0.591cm" svg:x="21.476cm" svg:y="9.627cm">
              <text:p text:style-name="P12"/>
            </draw:rect>
            <draw:g>
              <draw:line draw:style-name="gr54" draw:text-style-name="P6" draw:layer="layout" svg:x1="21.584cm" svg:y1="10.098cm" svg:x2="21.877cm" svg:y2="10.098cm">
                <text:p text:style-name="P12"/>
              </draw:line>
              <draw:polygon draw:style-name="gr53" draw:text-style-name="P3" draw:layer="layout" svg:width="0.292cm" svg:height="0.267cm" svg:x="21.584cm" svg:y="9.748cm" svg:viewBox="0 0 293 268" draw:points="147,0 293,268 0,26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90" draw:text-style-name="P24" draw:layer="layout" svg:width="6.906cm" svg:height="1.823cm" svg:x="3.899cm" svg:y="9.418cm">
            <draw:text-box>
              <text:p text:style-name="P23"><text:span text:style-name="T16">realHost</text:span></text:p>
            </draw:text-box>
          </draw:frame>
        </draw:g>
        <draw:g>
          <draw:g>
            <draw:glue-point draw:id="4" svg:x="4.998cm" svg:y="0cm"/>
            <draw:glue-point draw:id="5" svg:x="0cm" svg:y="4.997cm"/>
            <draw:glue-point draw:id="6" svg:x="4.998cm" svg:y="9.997cm"/>
            <draw:glue-point draw:id="7" svg:x="9.998cm" svg:y="4.997cm"/>
            <draw:polygon draw:style-name="gr85" draw:text-style-name="P3" draw:layer="layout" svg:width="7.2cm" svg:height="3.598cm" svg:x="17.252cm" svg:y="15.057cm" svg:viewBox="0 0 7201 3599" draw:points="0,0 7201,0 7201,3149 6301,3599 0,3599">
              <text:p text:style-name="P12"/>
            </draw:polygon>
            <draw:path draw:style-name="gr86" draw:text-style-name="P3" draw:layer="layout" svg:width="0.899cm" svg:height="0.449cm" svg:x="23.553cm" svg:y="18.206cm" svg:viewBox="0 0 900 450" svg:d="m0 450 234-450c225 65 216 29 666 0z">
              <text:p text:style-name="P12"/>
            </draw:path>
          </draw:g>
          <draw:frame draw:style-name="gr87" draw:text-style-name="P10" draw:layer="layout" svg:width="7.201cm" svg:height="3.178cm" svg:x="17.252cm" svg:y="15.057cm">
            <draw:text-box>
              <text:p text:style-name="P37"><text:span text:style-name="T26">press Ctrl-A Z</text:span></text:p>
              <text:p text:style-name="P37"><text:span text:style-name="T26">for help</text:span></text:p>
            </draw:text-box>
          </draw:frame>
        </draw:g>
        <presentation:notes draw:style-name="dp2">
          <draw:page-thumbnail draw:style-name="gr18" draw:layer="layout" svg:width="13.968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9" draw:text-style-name="P20" draw:layer="layout" svg:width="24.765cm" svg:height="3.175cm" svg:x="1.378cm" svg:y="0.765cm">
          <draw:text-box>
            <text:p text:style-name="P1"><text:span text:style-name="T13">step 6 </text:span><text:span text:style-name="T6">– verify</text:span></text:p>
          </draw:text-box>
        </draw:frame>
        <draw:g>
          <draw:rect draw:style-name="gr48" draw:text-style-name="P3" draw:layer="layout" svg:width="20.509cm" svg:height="7.237cm" svg:x="2.701cm" svg:y="8.21cm">
            <text:p text:style-name="P12"/>
          </draw:rect>
          <draw:frame draw:style-name="gr91" draw:text-style-name="P26" draw:layer="layout" svg:width="20.478cm" svg:height="7.039cm" svg:x="2.632cm" svg:y="8.476cm">
            <draw:text-box>
              <text:p text:style-name="P25"><text:span text:style-name="T22">realHost:~$ lsof | \</text:span></text:p>
              <text:p text:style-name="P25"><text:span text:style-name="T22"><text:s text:c="12"/></text:span><text:span text:style-name="T22">grep -e "</text:span><text:span text:style-name="T27">ttyp0</text:span><text:span text:style-name="T22">\|</text:span><text:span text:style-name="T28">ptyp0</text:span><text:span text:style-name="T22">" | \</text:span></text:p>
              <text:p text:style-name="P25"><text:span text:style-name="T22"><text:s text:c="12"/></text:span><text:span text:style-name="T22">awk '{print $2 " " $8}'</text:span></text:p>
              <text:p text:style-name="P25"><text:span text:style-name="T22">3943 /UNIONFS/dev/</text:span><text:span text:style-name="T28">ptyp0</text:span></text:p>
              <text:p text:style-name="P25"><text:span text:style-name="T22">3953 /UNIONFS/dev/</text:span><text:span text:style-name="T28">ptyp0</text:span></text:p>
              <text:p text:style-name="P25"><text:span text:style-name="T22">3962 /UNIONFS/dev/</text:span><text:span text:style-name="T28">ptyp0</text:span></text:p>
              <text:p text:style-name="P25"><text:span text:style-name="T22">4056 /UNIONFS/dev/</text:span><text:span text:style-name="T27">ttyp0</text:span></text:p>
              <text:p text:style-name="P25"><text:span text:style-name="T22">4064 /UNIONFS/dev/</text:span><text:span text:style-name="T27">ttyp0</text:span></text:p>
              <text:p text:style-name="P25"><text:span text:style-name="T22">4067 /UNIONFS/dev/</text:span><text:span text:style-name="T27">ttyp0</text:span><text:span text:style-name="T22"> </text:span></text:p>
            </draw:text-box>
          </draw:frame>
          <draw:rect draw:style-name="gr75" draw:text-style-name="P3" draw:layer="layout" svg:width="20.509cm" svg:height="1.335cm" svg:x="2.701cm" svg:y="7.141cm" draw:corner-radius="0.429cm">
            <text:p text:style-name="P12"/>
          </draw:rect>
          <draw:g>
            <draw:ellipse draw:style-name="gr51" draw:text-style-name="P3" draw:layer="layout" svg:width="0.559cm" svg:height="0.752cm" svg:x="3.063cm" svg:y="7.49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51cm" svg:x="3.002cm" svg:y="7.406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24cm" svg:x="3.422cm" svg:y="7.947cm" svg:viewBox="0 0 -280 -325" draw:points="141,-15895 0,-15569 280,-15569">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46cm" svg:x="20.855cm" svg:y="7.506cm">
              <text:p text:style-name="P12"/>
            </draw:rect>
            <draw:rect draw:style-name="gr52" draw:text-style-name="P3" draw:layer="layout" svg:width="0.517cm" svg:height="0.746cm" svg:x="20.772cm" svg:y="7.413cm">
              <text:p text:style-name="P12"/>
            </draw:rect>
            <draw:line draw:style-name="gr54" draw:text-style-name="P6" draw:layer="layout" svg:x1="20.907cm" svg:y1="7.928cm" svg:x2="21.176cm" svg:y2="7.928cm">
              <text:p text:style-name="P12"/>
            </draw:line>
          </draw:g>
          <draw:g>
            <draw:rect draw:style-name="gr51" draw:text-style-name="P3" draw:layer="layout" svg:width="0.517cm" svg:height="0.746cm" svg:x="22.257cm" svg:y="7.506cm">
              <text:p text:style-name="P12"/>
            </draw:rect>
            <draw:rect draw:style-name="gr52" draw:text-style-name="P3" draw:layer="layout" svg:width="0.517cm" svg:height="0.746cm" svg:x="22.174cm" svg:y="7.413cm">
              <text:p text:style-name="P12"/>
            </draw:rect>
            <draw:g>
              <draw:line draw:style-name="gr54" draw:text-style-name="P6" draw:layer="layout" svg:x1="22.3cm" svg:y1="7.967cm" svg:x2="22.57cm" svg:y2="7.611cm">
                <text:p text:style-name="P12"/>
              </draw:line>
              <draw:line draw:style-name="gr54" draw:text-style-name="P6" draw:layer="layout" svg:x1="22.3cm" svg:y1="7.61cm" svg:x2="22.57cm" svg:y2="7.966cm">
                <text:p text:style-name="P12"/>
              </draw:line>
            </draw:g>
          </draw:g>
          <draw:g>
            <draw:rect draw:style-name="gr51" draw:text-style-name="P3" draw:layer="layout" svg:width="0.51cm" svg:height="0.751cm" svg:x="21.558cm" svg:y="7.471cm">
              <text:p text:style-name="P12"/>
            </draw:rect>
            <draw:rect draw:style-name="gr52" draw:text-style-name="P3" draw:layer="layout" svg:width="0.51cm" svg:height="0.75cm" svg:x="21.477cm" svg:y="7.406cm">
              <text:p text:style-name="P12"/>
            </draw:rect>
            <draw:g>
              <draw:line draw:style-name="gr54" draw:text-style-name="P6" draw:layer="layout" svg:x1="21.585cm" svg:y1="8.003cm" svg:x2="21.878cm" svg:y2="8.003cm">
                <text:p text:style-name="P12"/>
              </draw:line>
              <draw:polygon draw:style-name="gr53" draw:text-style-name="P3" draw:layer="layout" svg:width="0.292cm" svg:height="0.34cm" svg:x="21.585cm" svg:y="7.56cm" svg:viewBox="0 0 293 341" draw:points="147,0 293,341 0,341">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92" draw:text-style-name="P24" draw:layer="layout" svg:width="6.906cm" svg:height="1.335cm" svg:x="3.847cm" svg:y="7.251cm">
            <draw:text-box>
              <text:p text:style-name="P23"><text:span text:style-name="T16">realHost</text:span></text:p>
            </draw:text-box>
          </draw:frame>
        </draw:g>
        <draw:frame draw:style-name="gr93" draw:text-style-name="P10" draw:layer="layout" svg:width="24.765cm" svg:height="2.309cm" svg:x="1.378cm" svg:y="3.57cm">
          <draw:text-box>
            <text:list text:style-name="L3">
              <text:list-item>
                <text:p text:style-name="P33"><text:span text:style-name="T19">investigate the use of pseudo terminals inside host machine (list pid and device):</text:span></text:p>
              </text:list-item>
            </text:list>
          </draw:text-box>
        </draw:frame>
        <presentation:notes draw:style-name="dp2">
          <draw:page-thumbnail draw:style-name="gr18" draw:layer="layout" svg:width="13.968cm" svg:height="10.476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9" draw:text-style-name="P20" draw:layer="layout" svg:width="24.765cm" svg:height="3.175cm" svg:x="1.379cm" svg:y="0.766cm">
          <draw:text-box>
            <text:p text:style-name="P1"><text:span text:style-name="T6">step 7 – configure getty/pppd</text:span></text:p>
          </draw:text-box>
        </draw:frame>
        <draw:frame draw:style-name="gr94" draw:text-style-name="P35" draw:layer="layout" svg:width="24.765cm" svg:height="15.346cm" svg:x="1.378cm" svg:y="4.445cm">
          <draw:text-box>
            <text:list text:style-name="L3">
              <text:list-item>
                <text:p text:style-name="P33"><text:span text:style-name="T19">configure node s1 to act as server:</text:span></text:p>
              </text:list-item>
            </text:list>
            <text:list text:style-name="L3">
              <text:list-item>
                <text:list>
                  <text:list-item>
                    <text:p text:style-name="P38"><text:span text:style-name="T19">configure syslog to log in dedicated file /var/log/ppp.log</text:span></text:p>
                  </text:list-item>
                </text:list>
              </text:list-item>
            </text:list>
            <text:list text:style-name="L3">
              <text:list-item>
                <text:list>
                  <text:list-item>
                    <text:p text:style-name="P38"><text:span text:style-name="T19">configure getty and fire up on /dev/ttyS0</text:span></text:p>
                  </text:list-item>
                </text:list>
              </text:list-item>
            </text:list>
            <text:list text:style-name="L3">
              <text:list-item>
                <text:list>
                  <text:list-item>
                    <text:p text:style-name="P38"><text:span text:style-name="T19">create a new user fppp (add group dip)</text:span></text:p>
                  </text:list-item>
                </text:list>
              </text:list-item>
            </text:list>
            <text:list text:style-name="L3">
              <text:list-item>
                <text:list>
                  <text:list-item>
                    <text:p text:style-name="P38"><text:span text:style-name="T19">create a logon script for the above user to startup automatically pppd</text:span></text:p>
                  </text:list-item>
                </text:list>
              </text:list-item>
            </text:list>
            <text:list text:style-name="L3">
              <text:list-item>
                <text:list>
                  <text:list-item>
                    <text:p text:style-name="P38"><text:span text:style-name="T19">define pppd options</text:span></text:p>
                  </text:list-item>
                </text:list>
              </text:list-item>
            </text:list>
            <text:list text:style-name="L3">
              <text:list-item>
                <text:p text:style-name="P33"><text:span text:style-name="T19">configure node s2 to act as client:</text:span></text:p>
              </text:list-item>
            </text:list>
            <text:list text:style-name="L3">
              <text:list-item>
                <text:list>
                  <text:list-item>
                    <text:p text:style-name="P38"><text:span text:style-name="T19">configure initial chat</text:span></text:p>
                  </text:list-item>
                </text:list>
              </text:list-item>
            </text:list>
            <text:list text:style-name="L3">
              <text:list-item>
                <text:list>
                  <text:list-item>
                    <text:p text:style-name="P38"><text:span text:style-name="T19">define netkit peer</text:span></text:p>
                  </text:list-item>
                </text:list>
              </text:list-item>
            </text:list>
            <text:list text:style-name="L3">
              <text:list-item>
                <text:list>
                  <text:list-item>
                    <text:p text:style-name="P38"><text:span text:style-name="T19">define pppd options</text:span></text:p>
                  </text:list-item>
                </text:list>
              </text:list-item>
            </text:list>
          </draw:text-box>
        </draw:frame>
        <presentation:notes draw:style-name="dp2">
          <draw:page-thumbnail draw:style-name="gr18" draw:layer="layout" svg:width="13.968cm" svg:height="10.476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9" draw:text-style-name="P20" draw:layer="layout" svg:width="24.765cm" svg:height="3.175cm" svg:x="1.38cm" svg:y="0.767cm">
          <draw:text-box>
            <text:p text:style-name="P1"><text:span text:style-name="T6">step 8 – configure s1</text:span></text:p>
          </draw:text-box>
        </draw:frame>
        <draw:frame draw:style-name="gr95" draw:text-style-name="P35" draw:layer="layout" svg:width="24.765cm" svg:height="7.355cm" svg:x="1.378cm" svg:y="4.445cm">
          <draw:text-box>
            <text:list text:style-name="L3">
              <text:list-item>
                <text:p text:style-name="P33"><text:span text:style-name="T19">configure syslogd to redirect ppp logs into a <text:s/>private file:</text:span></text:p>
              </text:list-item>
            </text:list>
          </draw:text-box>
        </draw:frame>
        <draw:g>
          <draw:rect draw:style-name="gr48" draw:text-style-name="P3" draw:layer="layout" svg:width="20.509cm" svg:height="2.043cm" svg:x="2.701cm" svg:y="8.17cm">
            <text:p text:style-name="P12"/>
          </draw:rect>
          <draw:frame draw:style-name="gr96" draw:text-style-name="P26" draw:layer="layout" svg:width="20.478cm" svg:height="2.845cm" svg:x="2.632cm" svg:y="8.426cm">
            <draw:text-box>
              <text:p text:style-name="P25"><text:span text:style-name="T22">s1:~# grep ppp /etc/syslog.conf</text:span></text:p>
              <text:p text:style-name="P25"><text:span text:style-name="T22">local2.* <text:s text:c="15"/>-/var/log/ppp.log</text:span></text:p>
            </draw:text-box>
          </draw:frame>
          <draw:rect draw:style-name="gr75" draw:text-style-name="P3" draw:layer="layout" svg:width="20.509cm" svg:height="1.285cm" svg:x="2.701cm" svg:y="7.141cm" draw:corner-radius="0.429cm">
            <text:p text:style-name="P12"/>
          </draw:rect>
          <draw:g>
            <draw:ellipse draw:style-name="gr51" draw:text-style-name="P3" draw:layer="layout" svg:width="0.559cm" svg:height="0.723cm" svg:x="3.063cm" svg:y="7.48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3.002cm" svg:y="7.396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422cm" svg:y="7.917cm" svg:viewBox="0 0 -280 -313" draw:points="141,-15834 0,-15521 280,-15521">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855cm" svg:y="7.492cm">
              <text:p text:style-name="P12"/>
            </draw:rect>
            <draw:rect draw:style-name="gr52" draw:text-style-name="P3" draw:layer="layout" svg:width="0.517cm" svg:height="0.718cm" svg:x="20.772cm" svg:y="7.403cm">
              <text:p text:style-name="P12"/>
            </draw:rect>
            <draw:line draw:style-name="gr54" draw:text-style-name="P6" draw:layer="layout" svg:x1="20.907cm" svg:y1="7.898cm" svg:x2="21.176cm" svg:y2="7.898cm">
              <text:p text:style-name="P12"/>
            </draw:line>
          </draw:g>
          <draw:g>
            <draw:rect draw:style-name="gr51" draw:text-style-name="P3" draw:layer="layout" svg:width="0.517cm" svg:height="0.718cm" svg:x="22.257cm" svg:y="7.492cm">
              <text:p text:style-name="P12"/>
            </draw:rect>
            <draw:rect draw:style-name="gr52" draw:text-style-name="P3" draw:layer="layout" svg:width="0.517cm" svg:height="0.718cm" svg:x="22.174cm" svg:y="7.403cm">
              <text:p text:style-name="P12"/>
            </draw:rect>
            <draw:g>
              <draw:line draw:style-name="gr54" draw:text-style-name="P6" draw:layer="layout" svg:x1="22.3cm" svg:y1="7.936cm" svg:x2="22.57cm" svg:y2="7.593cm">
                <text:p text:style-name="P12"/>
              </draw:line>
              <draw:line draw:style-name="gr54" draw:text-style-name="P6" draw:layer="layout" svg:x1="22.3cm" svg:y1="7.592cm" svg:x2="22.57cm" svg:y2="7.935cm">
                <text:p text:style-name="P12"/>
              </draw:line>
            </draw:g>
          </draw:g>
          <draw:g>
            <draw:rect draw:style-name="gr51" draw:text-style-name="P3" draw:layer="layout" svg:width="0.51cm" svg:height="0.722cm" svg:x="21.558cm" svg:y="7.459cm">
              <text:p text:style-name="P12"/>
            </draw:rect>
            <draw:rect draw:style-name="gr52" draw:text-style-name="P3" draw:layer="layout" svg:width="0.51cm" svg:height="0.722cm" svg:x="21.477cm" svg:y="7.396cm">
              <text:p text:style-name="P12"/>
            </draw:rect>
            <draw:g>
              <draw:line draw:style-name="gr54" draw:text-style-name="P6" draw:layer="layout" svg:x1="21.585cm" svg:y1="7.971cm" svg:x2="21.878cm" svg:y2="7.971cm">
                <text:p text:style-name="P12"/>
              </draw:line>
              <draw:polygon draw:style-name="gr53" draw:text-style-name="P3" draw:layer="layout" svg:width="0.292cm" svg:height="0.327cm" svg:x="21.585cm" svg:y="7.544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847cm" svg:y="7.247cm">
            <draw:text-box>
              <text:p text:style-name="P23"><text:span text:style-name="T16">s1</text:span></text:p>
            </draw:text-box>
          </draw:frame>
        </draw:g>
        <draw:frame draw:style-name="gr97" draw:text-style-name="P35" draw:layer="layout" svg:width="24.765cm" svg:height="7.355cm" svg:x="1.326cm" svg:y="12.542cm">
          <draw:text-box>
            <text:list text:style-name="L3">
              <text:list-item>
                <text:p text:style-name="P33"><text:span text:style-name="T19">restart system logging utilities:</text:span></text:p>
              </text:list-item>
            </text:list>
          </draw:text-box>
        </draw:frame>
        <draw:g>
          <draw:rect draw:style-name="gr48" draw:text-style-name="P3" draw:layer="layout" svg:width="20.509cm" svg:height="1.46cm" svg:x="2.701cm" svg:y="15.367cm">
            <text:p text:style-name="P12"/>
          </draw:rect>
          <draw:frame draw:style-name="gr98" draw:text-style-name="P26" draw:layer="layout" svg:width="20.478cm" svg:height="1.257cm" svg:x="2.632cm" svg:y="15.623cm">
            <draw:text-box>
              <text:p text:style-name="P25"><text:span text:style-name="T22">s1:~# /etc/init.d/sysklogd restart</text:span></text:p>
            </draw:text-box>
          </draw:frame>
          <draw:rect draw:style-name="gr75" draw:text-style-name="P3" draw:layer="layout" svg:width="20.509cm" svg:height="1.285cm" svg:x="2.701cm" svg:y="14.338cm" draw:corner-radius="0.429cm">
            <text:p text:style-name="P12"/>
          </draw:rect>
          <draw:g>
            <draw:ellipse draw:style-name="gr51" draw:text-style-name="P3" draw:layer="layout" svg:width="0.559cm" svg:height="0.723cm" svg:x="3.063cm" svg:y="14.678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3.002cm" svg:y="14.593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422cm" svg:y="15.114cm" svg:viewBox="0 0 -280 -313" draw:points="141,-30228 0,-29915 280,-29915">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855cm" svg:y="14.689cm">
              <text:p text:style-name="P12"/>
            </draw:rect>
            <draw:rect draw:style-name="gr52" draw:text-style-name="P3" draw:layer="layout" svg:width="0.517cm" svg:height="0.718cm" svg:x="20.772cm" svg:y="14.6cm">
              <text:p text:style-name="P12"/>
            </draw:rect>
            <draw:line draw:style-name="gr54" draw:text-style-name="P6" draw:layer="layout" svg:x1="20.907cm" svg:y1="15.095cm" svg:x2="21.176cm" svg:y2="15.095cm">
              <text:p text:style-name="P12"/>
            </draw:line>
          </draw:g>
          <draw:g>
            <draw:rect draw:style-name="gr51" draw:text-style-name="P3" draw:layer="layout" svg:width="0.517cm" svg:height="0.718cm" svg:x="22.257cm" svg:y="14.689cm">
              <text:p text:style-name="P12"/>
            </draw:rect>
            <draw:rect draw:style-name="gr52" draw:text-style-name="P3" draw:layer="layout" svg:width="0.517cm" svg:height="0.718cm" svg:x="22.174cm" svg:y="14.6cm">
              <text:p text:style-name="P12"/>
            </draw:rect>
            <draw:g>
              <draw:line draw:style-name="gr54" draw:text-style-name="P6" draw:layer="layout" svg:x1="22.3cm" svg:y1="15.133cm" svg:x2="22.57cm" svg:y2="14.79cm">
                <text:p text:style-name="P12"/>
              </draw:line>
              <draw:line draw:style-name="gr54" draw:text-style-name="P6" draw:layer="layout" svg:x1="22.3cm" svg:y1="14.789cm" svg:x2="22.57cm" svg:y2="15.132cm">
                <text:p text:style-name="P12"/>
              </draw:line>
            </draw:g>
          </draw:g>
          <draw:g>
            <draw:rect draw:style-name="gr51" draw:text-style-name="P3" draw:layer="layout" svg:width="0.51cm" svg:height="0.722cm" svg:x="21.558cm" svg:y="14.656cm">
              <text:p text:style-name="P12"/>
            </draw:rect>
            <draw:rect draw:style-name="gr52" draw:text-style-name="P3" draw:layer="layout" svg:width="0.51cm" svg:height="0.722cm" svg:x="21.477cm" svg:y="14.593cm">
              <text:p text:style-name="P12"/>
            </draw:rect>
            <draw:g>
              <draw:line draw:style-name="gr54" draw:text-style-name="P6" draw:layer="layout" svg:x1="21.585cm" svg:y1="15.168cm" svg:x2="21.878cm" svg:y2="15.168cm">
                <text:p text:style-name="P12"/>
              </draw:line>
              <draw:polygon draw:style-name="gr53" draw:text-style-name="P3" draw:layer="layout" svg:width="0.292cm" svg:height="0.327cm" svg:x="21.585cm" svg:y="14.741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847cm" svg:y="14.444cm">
            <draw:text-box>
              <text:p text:style-name="P23"><text:span text:style-name="T16">s1</text:span></text:p>
            </draw:text-box>
          </draw:frame>
        </draw:g>
        <presentation:notes draw:style-name="dp2">
          <draw:page-thumbnail draw:style-name="gr18" draw:layer="layout" svg:width="13.968cm" svg:height="10.476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9" draw:text-style-name="P20" draw:layer="layout" svg:width="24.765cm" svg:height="3.175cm" svg:x="1.381cm" svg:y="0.768cm">
          <draw:text-box>
            <text:p text:style-name="P1"><text:span text:style-name="T6">step 8 – configure s1</text:span></text:p>
          </draw:text-box>
        </draw:frame>
        <draw:frame draw:style-name="gr99" draw:text-style-name="P35" draw:layer="layout" svg:width="24.765cm" svg:height="7.355cm" svg:x="1.379cm" svg:y="4.446cm">
          <draw:text-box>
            <text:list text:style-name="L3">
              <text:list-item>
                <text:p text:style-name="P33"><text:span text:style-name="T19">make a local serial line and attach to pseudo terminal</text:span></text:p>
              </text:list-item>
            </text:list>
          </draw:text-box>
        </draw:frame>
        <draw:g>
          <draw:rect draw:style-name="gr48" draw:text-style-name="P3" draw:layer="layout" svg:width="20.509cm" svg:height="3.683cm" svg:x="2.542cm" svg:y="7.323cm">
            <text:p text:style-name="P12"/>
          </draw:rect>
          <draw:frame draw:style-name="gr74" draw:text-style-name="P26" draw:layer="layout" svg:width="20.478cm" svg:height="3.639cm" svg:x="2.314cm" svg:y="7.579cm">
            <draw:text-box>
              <text:p text:style-name="P25"><text:span text:style-name="T22">s1:~# mknod /dev/ttyS0 c 4 64; \</text:span></text:p>
              <text:p text:style-name="P25"><text:span text:style-name="T22"><text:s text:c="6"/></text:span><text:span text:style-name="T22">stty -F /dev/ttyS0 38400; \</text:span></text:p>
              <text:p text:style-name="P25"><text:span text:style-name="T22"><text:s text:c="6"/></text:span><text:span text:style-name="T22">dmesg | grep Serial; \</text:span></text:p>
              <text:p text:style-name="P25"><text:span text:style-name="T22"><text:s text:c="6"/></text:span><text:span text:style-name="T22">dmesg | grep "assigned console"</text:span></text:p>
            </draw:text-box>
          </draw:frame>
          <draw:rect draw:style-name="gr75" draw:text-style-name="P3" draw:layer="layout" svg:width="20.509cm" svg:height="1.285cm" svg:x="2.542cm" svg:y="6.294cm" draw:corner-radius="0.429cm">
            <text:p text:style-name="P12"/>
          </draw:rect>
          <draw:g>
            <draw:ellipse draw:style-name="gr51" draw:text-style-name="P3" draw:layer="layout" svg:width="0.559cm" svg:height="0.723cm" svg:x="2.904cm" svg:y="6.63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2.843cm" svg:y="6.549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263cm" svg:y="7.07cm" svg:viewBox="0 0 -280 -313" draw:points="141,-14140 0,-13827 280,-1382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696cm" svg:y="6.645cm">
              <text:p text:style-name="P12"/>
            </draw:rect>
            <draw:rect draw:style-name="gr52" draw:text-style-name="P3" draw:layer="layout" svg:width="0.517cm" svg:height="0.718cm" svg:x="20.613cm" svg:y="6.556cm">
              <text:p text:style-name="P12"/>
            </draw:rect>
            <draw:line draw:style-name="gr54" draw:text-style-name="P6" draw:layer="layout" svg:x1="20.748cm" svg:y1="7.051cm" svg:x2="21.017cm" svg:y2="7.051cm">
              <text:p text:style-name="P12"/>
            </draw:line>
          </draw:g>
          <draw:g>
            <draw:rect draw:style-name="gr51" draw:text-style-name="P3" draw:layer="layout" svg:width="0.517cm" svg:height="0.718cm" svg:x="22.098cm" svg:y="6.645cm">
              <text:p text:style-name="P12"/>
            </draw:rect>
            <draw:rect draw:style-name="gr52" draw:text-style-name="P3" draw:layer="layout" svg:width="0.517cm" svg:height="0.718cm" svg:x="22.015cm" svg:y="6.556cm">
              <text:p text:style-name="P12"/>
            </draw:rect>
            <draw:g>
              <draw:line draw:style-name="gr54" draw:text-style-name="P6" draw:layer="layout" svg:x1="22.141cm" svg:y1="7.089cm" svg:x2="22.411cm" svg:y2="6.746cm">
                <text:p text:style-name="P12"/>
              </draw:line>
              <draw:line draw:style-name="gr54" draw:text-style-name="P6" draw:layer="layout" svg:x1="22.141cm" svg:y1="6.745cm" svg:x2="22.411cm" svg:y2="7.088cm">
                <text:p text:style-name="P12"/>
              </draw:line>
            </draw:g>
          </draw:g>
          <draw:g>
            <draw:rect draw:style-name="gr51" draw:text-style-name="P3" draw:layer="layout" svg:width="0.51cm" svg:height="0.722cm" svg:x="21.399cm" svg:y="6.612cm">
              <text:p text:style-name="P12"/>
            </draw:rect>
            <draw:rect draw:style-name="gr52" draw:text-style-name="P3" draw:layer="layout" svg:width="0.51cm" svg:height="0.722cm" svg:x="21.318cm" svg:y="6.549cm">
              <text:p text:style-name="P12"/>
            </draw:rect>
            <draw:g>
              <draw:line draw:style-name="gr54" draw:text-style-name="P6" draw:layer="layout" svg:x1="21.426cm" svg:y1="7.124cm" svg:x2="21.719cm" svg:y2="7.124cm">
                <text:p text:style-name="P12"/>
              </draw:line>
              <draw:polygon draw:style-name="gr53" draw:text-style-name="P3" draw:layer="layout" svg:width="0.292cm" svg:height="0.327cm" svg:x="21.426cm" svg:y="6.697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688cm" svg:y="6.4cm">
            <draw:text-box>
              <text:p text:style-name="P23"><text:span text:style-name="T16">s1</text:span></text:p>
            </draw:text-box>
          </draw:frame>
        </draw:g>
        <draw:frame draw:style-name="gr100" draw:text-style-name="P35" draw:layer="layout" svg:width="24.765cm" svg:height="7.355cm" svg:x="1.327cm" svg:y="11.802cm">
          <draw:text-box>
            <text:list text:style-name="L3">
              <text:list-item>
                <text:p text:style-name="P33"><text:span text:style-name="T19">configure getty to startup on above serial line, enable secure serial line and signals the changes to daemon:</text:span></text:p>
              </text:list-item>
            </text:list>
          </draw:text-box>
        </draw:frame>
        <draw:g>
          <draw:g>
            <draw:g>
              <draw:rect draw:style-name="gr48" draw:text-style-name="P3" draw:layer="layout" svg:width="22.644cm" svg:height="3.691cm" svg:x="2.116cm" svg:y="15.941cm">
                <text:p text:style-name="P12"/>
              </draw:rect>
              <draw:frame draw:style-name="gr101" draw:text-style-name="P26" draw:layer="layout" svg:width="22.613cm" svg:height="3.457cm" svg:x="2.147cm" svg:y="16.139cm">
                <draw:text-box>
                  <text:p text:style-name="P25"><text:span text:style-name="T14">s1:~# echo "T0:23:respawn:/sbin/getty” \</text:span></text:p>
                  <text:p text:style-name="P25"><text:span text:style-name="T14"><text:s text:c="11"/>“ </text:span><text:span text:style-name="T14">-L ttyS0 38400 vt100" &gt;&gt; /etc/inittab; \</text:span></text:p>
                  <text:p text:style-name="P25"><text:span text:style-name="T14"><text:s text:c="6"/></text:span><text:span text:style-name="T14">echo "ttyS0" &gt;&gt; /etc/securetty; \</text:span></text:p>
                  <text:p text:style-name="P25"><text:span text:style-name="T14"><text:s text:c="6"/></text:span><text:span text:style-name="T14">init Q</text:span></text:p>
                </draw:text-box>
              </draw:frame>
              <draw:rect draw:style-name="gr50" draw:text-style-name="P3" draw:layer="layout" svg:width="22.644cm" svg:height="0.996cm" svg:x="2.116cm" svg:y="15.143cm" draw:corner-radius="0.429cm">
                <text:p text:style-name="P12"/>
              </draw:rect>
              <draw:g>
                <draw:circle draw:style-name="gr51" draw:text-style-name="P3" draw:layer="layout" svg:width="0.56cm" svg:height="0.56cm" svg:x="2.478cm" svg:y="15.407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circle>
                <draw:ellipse draw:style-name="gr52" draw:text-style-name="P3" draw:layer="layout" svg:width="0.559cm" svg:height="0.561cm" svg:x="2.417cm" svg:y="15.341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8cm" svg:height="-0.242cm" svg:x="2.838cm" svg:y="15.745cm" svg:viewBox="0 0 -281 -243" draw:points="141,-31490 0,-31247 281,-3124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557cm" svg:x="22.272cm" svg:y="15.415cm">
                  <text:p text:style-name="P12"/>
                </draw:rect>
                <draw:rect draw:style-name="gr52" draw:text-style-name="P3" draw:layer="layout" svg:width="0.517cm" svg:height="0.557cm" svg:x="22.189cm" svg:y="15.346cm">
                  <text:p text:style-name="P12"/>
                </draw:rect>
                <draw:line draw:style-name="gr54" draw:text-style-name="P6" draw:layer="layout" svg:x1="22.324cm" svg:y1="15.73cm" svg:x2="22.593cm" svg:y2="15.73cm">
                  <text:p text:style-name="P12"/>
                </draw:line>
              </draw:g>
              <draw:g>
                <draw:rect draw:style-name="gr51" draw:text-style-name="P3" draw:layer="layout" svg:width="0.517cm" svg:height="0.557cm" svg:x="23.674cm" svg:y="15.415cm">
                  <text:p text:style-name="P12"/>
                </draw:rect>
                <draw:rect draw:style-name="gr52" draw:text-style-name="P3" draw:layer="layout" svg:width="0.517cm" svg:height="0.557cm" svg:x="23.591cm" svg:y="15.346cm">
                  <text:p text:style-name="P12"/>
                </draw:rect>
                <draw:g>
                  <draw:line draw:style-name="gr54" draw:text-style-name="P6" draw:layer="layout" svg:x1="23.717cm" svg:y1="15.76cm" svg:x2="23.987cm" svg:y2="15.494cm">
                    <text:p text:style-name="P12"/>
                  </draw:line>
                  <draw:line draw:style-name="gr54" draw:text-style-name="P6" draw:layer="layout" svg:x1="23.717cm" svg:y1="15.493cm" svg:x2="23.987cm" svg:y2="15.759cm">
                    <text:p text:style-name="P12"/>
                  </draw:line>
                </draw:g>
              </draw:g>
              <draw:g>
                <draw:rect draw:style-name="gr51" draw:text-style-name="P3" draw:layer="layout" svg:width="0.509cm" svg:height="0.56cm" svg:x="22.976cm" svg:y="15.39cm">
                  <text:p text:style-name="P12"/>
                </draw:rect>
                <draw:rect draw:style-name="gr52" draw:text-style-name="P3" draw:layer="layout" svg:width="0.509cm" svg:height="0.56cm" svg:x="22.895cm" svg:y="15.341cm">
                  <text:p text:style-name="P12"/>
                </draw:rect>
                <draw:g>
                  <draw:line draw:style-name="gr54" draw:text-style-name="P6" draw:layer="layout" svg:x1="23.003cm" svg:y1="15.787cm" svg:x2="23.296cm" svg:y2="15.787cm">
                    <text:p text:style-name="P12"/>
                  </draw:line>
                  <draw:polygon draw:style-name="gr53" draw:text-style-name="P3" draw:layer="layout" svg:width="0.292cm" svg:height="0.253cm" svg:x="23.003cm" svg:y="15.456cm" svg:viewBox="0 0 293 254" draw:points="146,0 293,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102" draw:text-style-name="P24" draw:layer="layout" svg:width="6.906cm" svg:height="1.625cm" svg:x="3.315cm" svg:y="15.143cm">
                <draw:text-box>
                  <text:p text:style-name="P23"><text:span text:style-name="T16">s1</text:span></text:p>
                </draw:text-box>
              </draw:frame>
            </draw:g>
          </draw:g>
        </draw:g>
        <presentation:notes draw:style-name="dp2">
          <draw:page-thumbnail draw:style-name="gr18" draw:layer="layout" svg:width="13.968cm" svg:height="10.476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03" draw:text-style-name="P35" draw:layer="layout" svg:width="24.765cm" svg:height="7.355cm" svg:x="1.38cm" svg:y="4.447cm">
          <draw:text-box>
            <text:list text:style-name="L3">
              <text:list-item>
                <text:p text:style-name="P33"><text:span text:style-name="T19">create a new user fppp</text:span></text:p>
              </text:list-item>
            </text:list>
          </draw:text-box>
        </draw:frame>
        <draw:g>
          <draw:rect draw:style-name="gr48" draw:text-style-name="P3" draw:layer="layout" svg:width="20.509cm" svg:height="3.683cm" svg:x="2.543cm" svg:y="7.323cm">
            <text:p text:style-name="P12"/>
          </draw:rect>
          <draw:frame draw:style-name="gr74" draw:text-style-name="P22" draw:layer="layout" svg:width="20.478cm" svg:height="3.639cm" svg:x="2.315cm" svg:y="7.579cm">
            <draw:text-box>
              <text:p text:style-name="P21"><text:span text:style-name="T22">s1:~#echo \</text:span></text:p>
              <text:p text:style-name="P21"><text:span text:style-name="T22"><text:s text:c="6"/></text:span><text:span text:style-name="T22">"fppp::504:100:Free PPP:/tmp:/etc/ppp/ppplogin" \</text:span></text:p>
              <text:p text:style-name="P21"><text:span text:style-name="T22"><text:s text:c="6"/></text:span><text:span text:style-name="T22">&gt;&gt; /etc/passwd</text:span></text:p>
              <text:p text:style-name="P21"><text:span text:style-name="T29"/></text:p>
            </draw:text-box>
          </draw:frame>
          <draw:rect draw:style-name="gr75" draw:text-style-name="P3" draw:layer="layout" svg:width="20.509cm" svg:height="1.285cm" svg:x="2.543cm" svg:y="6.294cm" draw:corner-radius="0.429cm">
            <text:p text:style-name="P12"/>
          </draw:rect>
          <draw:g>
            <draw:ellipse draw:style-name="gr51" draw:text-style-name="P3" draw:layer="layout" svg:width="0.559cm" svg:height="0.723cm" svg:x="2.905cm" svg:y="6.63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2.844cm" svg:y="6.549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264cm" svg:y="7.07cm" svg:viewBox="0 0 -280 -313" draw:points="141,-14140 0,-13827 280,-1382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697cm" svg:y="6.645cm">
              <text:p text:style-name="P12"/>
            </draw:rect>
            <draw:rect draw:style-name="gr52" draw:text-style-name="P3" draw:layer="layout" svg:width="0.517cm" svg:height="0.718cm" svg:x="20.614cm" svg:y="6.556cm">
              <text:p text:style-name="P12"/>
            </draw:rect>
            <draw:line draw:style-name="gr54" draw:text-style-name="P6" draw:layer="layout" svg:x1="20.749cm" svg:y1="7.051cm" svg:x2="21.018cm" svg:y2="7.051cm">
              <text:p text:style-name="P12"/>
            </draw:line>
          </draw:g>
          <draw:g>
            <draw:rect draw:style-name="gr51" draw:text-style-name="P3" draw:layer="layout" svg:width="0.517cm" svg:height="0.718cm" svg:x="22.099cm" svg:y="6.645cm">
              <text:p text:style-name="P12"/>
            </draw:rect>
            <draw:rect draw:style-name="gr52" draw:text-style-name="P3" draw:layer="layout" svg:width="0.517cm" svg:height="0.718cm" svg:x="22.016cm" svg:y="6.556cm">
              <text:p text:style-name="P12"/>
            </draw:rect>
            <draw:g>
              <draw:line draw:style-name="gr54" draw:text-style-name="P6" draw:layer="layout" svg:x1="22.142cm" svg:y1="7.089cm" svg:x2="22.412cm" svg:y2="6.746cm">
                <text:p text:style-name="P12"/>
              </draw:line>
              <draw:line draw:style-name="gr54" draw:text-style-name="P6" draw:layer="layout" svg:x1="22.142cm" svg:y1="6.745cm" svg:x2="22.412cm" svg:y2="7.088cm">
                <text:p text:style-name="P12"/>
              </draw:line>
            </draw:g>
          </draw:g>
          <draw:g>
            <draw:rect draw:style-name="gr51" draw:text-style-name="P3" draw:layer="layout" svg:width="0.51cm" svg:height="0.722cm" svg:x="21.4cm" svg:y="6.612cm">
              <text:p text:style-name="P12"/>
            </draw:rect>
            <draw:rect draw:style-name="gr52" draw:text-style-name="P3" draw:layer="layout" svg:width="0.51cm" svg:height="0.722cm" svg:x="21.319cm" svg:y="6.549cm">
              <text:p text:style-name="P12"/>
            </draw:rect>
            <draw:g>
              <draw:line draw:style-name="gr54" draw:text-style-name="P6" draw:layer="layout" svg:x1="21.427cm" svg:y1="7.124cm" svg:x2="21.72cm" svg:y2="7.124cm">
                <text:p text:style-name="P12"/>
              </draw:line>
              <draw:polygon draw:style-name="gr53" draw:text-style-name="P3" draw:layer="layout" svg:width="0.292cm" svg:height="0.327cm" svg:x="21.427cm" svg:y="6.697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689cm" svg:y="6.4cm">
            <draw:text-box>
              <text:p text:style-name="P23"><text:span text:style-name="T16">s1</text:span></text:p>
            </draw:text-box>
          </draw:frame>
        </draw:g>
        <draw:frame draw:style-name="gr104" draw:text-style-name="P35" draw:layer="layout" svg:width="24.765cm" svg:height="7.355cm" svg:x="1.327cm" svg:y="12.543cm">
          <draw:text-box>
            <text:list text:style-name="L3">
              <text:list-item>
                <text:p text:style-name="P33"><text:span text:style-name="T19">add fppp user to dip group (Dialup IP):</text:span></text:p>
              </text:list-item>
            </text:list>
          </draw:text-box>
        </draw:frame>
        <draw:g>
          <draw:g>
            <draw:g>
              <draw:rect draw:style-name="gr48" draw:text-style-name="P3" draw:layer="layout" svg:width="21.061cm" svg:height="3.691cm" svg:x="2.222cm" svg:y="15.148cm">
                <text:p text:style-name="P12"/>
              </draw:rect>
              <draw:frame draw:style-name="gr105" draw:text-style-name="P26" draw:layer="layout" svg:width="21.032cm" svg:height="3.387cm" svg:x="2.251cm" svg:y="15.346cm">
                <draw:text-box>
                  <text:p text:style-name="P25"><text:span text:style-name="T14">s1:~# adduser fppp dip</text:span></text:p>
                </draw:text-box>
              </draw:frame>
              <draw:rect draw:style-name="gr50" draw:text-style-name="P3" draw:layer="layout" svg:width="21.061cm" svg:height="0.996cm" svg:x="2.222cm" svg:y="14.35cm" draw:corner-radius="0.429cm">
                <text:p text:style-name="P12"/>
              </draw:rect>
              <draw:g>
                <draw:ellipse draw:style-name="gr51" draw:text-style-name="P3" draw:layer="layout" svg:width="0.521cm" svg:height="0.56cm" svg:x="2.559cm" svg:y="14.61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2cm" svg:height="0.561cm" svg:x="2.502cm" svg:y="14.548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61cm" svg:height="-0.242cm" svg:x="2.894cm" svg:y="14.952cm" svg:viewBox="0 0 -262 -243" draw:points="132,-29904 0,-29661 262,-29661">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481cm" svg:height="0.557cm" svg:x="20.969cm" svg:y="14.622cm">
                  <text:p text:style-name="P12"/>
                </draw:rect>
                <draw:rect draw:style-name="gr52" draw:text-style-name="P3" draw:layer="layout" svg:width="0.481cm" svg:height="0.557cm" svg:x="20.892cm" svg:y="14.553cm">
                  <text:p text:style-name="P12"/>
                </draw:rect>
                <draw:line draw:style-name="gr54" draw:text-style-name="P6" draw:layer="layout" svg:x1="21.017cm" svg:y1="14.937cm" svg:x2="21.267cm" svg:y2="14.937cm">
                  <text:p text:style-name="P12"/>
                </draw:line>
              </draw:g>
              <draw:g>
                <draw:rect draw:style-name="gr51" draw:text-style-name="P3" draw:layer="layout" svg:width="0.481cm" svg:height="0.557cm" svg:x="22.273cm" svg:y="14.622cm">
                  <text:p text:style-name="P12"/>
                </draw:rect>
                <draw:rect draw:style-name="gr52" draw:text-style-name="P3" draw:layer="layout" svg:width="0.481cm" svg:height="0.557cm" svg:x="22.196cm" svg:y="14.553cm">
                  <text:p text:style-name="P12"/>
                </draw:rect>
                <draw:g>
                  <draw:line draw:style-name="gr54" draw:text-style-name="P6" draw:layer="layout" svg:x1="22.313cm" svg:y1="14.967cm" svg:x2="22.564cm" svg:y2="14.701cm">
                    <text:p text:style-name="P12"/>
                  </draw:line>
                  <draw:line draw:style-name="gr54" draw:text-style-name="P6" draw:layer="layout" svg:x1="22.313cm" svg:y1="14.7cm" svg:x2="22.564cm" svg:y2="14.966cm">
                    <text:p text:style-name="P12"/>
                  </draw:line>
                </draw:g>
              </draw:g>
              <draw:g>
                <draw:rect draw:style-name="gr51" draw:text-style-name="P3" draw:layer="layout" svg:width="0.473cm" svg:height="0.56cm" svg:x="21.624cm" svg:y="14.597cm">
                  <text:p text:style-name="P12"/>
                </draw:rect>
                <draw:rect draw:style-name="gr52" draw:text-style-name="P3" draw:layer="layout" svg:width="0.474cm" svg:height="0.56cm" svg:x="21.548cm" svg:y="14.548cm">
                  <text:p text:style-name="P12"/>
                </draw:rect>
                <draw:g>
                  <draw:line draw:style-name="gr54" draw:text-style-name="P6" draw:layer="layout" svg:x1="21.649cm" svg:y1="14.994cm" svg:x2="21.921cm" svg:y2="14.994cm">
                    <text:p text:style-name="P12"/>
                  </draw:line>
                  <draw:polygon draw:style-name="gr53" draw:text-style-name="P3" draw:layer="layout" svg:width="0.271cm" svg:height="0.253cm" svg:x="21.649cm" svg:y="14.663cm" svg:viewBox="0 0 272 254" draw:points="136,0 272,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106" draw:text-style-name="P24" draw:layer="layout" svg:width="6.423cm" svg:height="1.625cm" svg:x="3.337cm" svg:y="14.35cm">
                <draw:text-box>
                  <text:p text:style-name="P23"><text:span text:style-name="T16">s1</text:span></text:p>
                </draw:text-box>
              </draw:frame>
            </draw:g>
          </draw:g>
        </draw:g>
        <draw:frame draw:style-name="gr19" draw:text-style-name="P20" draw:layer="layout" svg:width="24.765cm" svg:height="3.175cm" svg:x="1.382cm" svg:y="0.769cm">
          <draw:text-box>
            <text:p text:style-name="P1"><text:span text:style-name="T6">step 8 – configure s1</text:span></text:p>
          </draw:text-box>
        </draw:frame>
        <presentation:notes draw:style-name="dp2">
          <draw:page-thumbnail draw:style-name="gr18" draw:layer="layout" svg:width="13.968cm" svg:height="10.476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07" draw:text-style-name="P35" draw:layer="layout" svg:width="24.765cm" svg:height="8.358cm" svg:x="1.381cm" svg:y="4.448cm">
          <draw:text-box>
            <text:list text:style-name="L3">
              <text:list-item>
                <text:p text:style-name="P33"><text:span text:style-name="T19">create a logon script for fppp user:</text:span></text:p>
              </text:list-item>
            </text:list>
          </draw:text-box>
        </draw:frame>
        <draw:g>
          <draw:rect draw:style-name="gr48" draw:text-style-name="P3" draw:layer="layout" svg:width="20.509cm" svg:height="4.989cm" svg:x="2.544cm" svg:y="7.323cm">
            <text:p text:style-name="P12"/>
          </draw:rect>
          <draw:frame draw:style-name="gr108" draw:text-style-name="P22" draw:layer="layout" svg:width="20.478cm" svg:height="6.144cm" svg:x="2.316cm" svg:y="7.579cm">
            <draw:text-box>
              <text:p text:style-name="P21"><text:span text:style-name="T22"><text:s/></text:span><text:span text:style-name="T22">s1:~#cat /etc/ppp/ppplogin </text:span></text:p>
              <text:p text:style-name="P21"><text:span text:style-name="T22"><text:s/></text:span><text:span text:style-name="T22">#!/bin/sh </text:span></text:p>
              <text:p text:style-name="P21"><text:span text:style-name="T22"><text:s/></text:span><text:span text:style-name="T22"># ppplogin - script to fire up pppd on login </text:span></text:p>
              <text:p text:style-name="P21"><text:span text:style-name="T22"><text:s/></text:span><text:span text:style-name="T22">mesg n </text:span></text:p>
              <text:p text:style-name="P21"><text:span text:style-name="T22"><text:s/></text:span><text:span text:style-name="T22">stty -echo </text:span></text:p>
              <text:p text:style-name="P21"><text:span text:style-name="T22"><text:s/></text:span><text:span text:style-name="T22">exec /usr/sbin/pppd -detach silent 10.0.0.1:10.0.0.2</text:span></text:p>
              <text:p text:style-name="P21"><text:span text:style-name="T29"/></text:p>
            </draw:text-box>
          </draw:frame>
          <draw:rect draw:style-name="gr75" draw:text-style-name="P3" draw:layer="layout" svg:width="20.509cm" svg:height="1.285cm" svg:x="2.544cm" svg:y="6.294cm" draw:corner-radius="0.429cm">
            <text:p text:style-name="P12"/>
          </draw:rect>
          <draw:g>
            <draw:ellipse draw:style-name="gr51" draw:text-style-name="P3" draw:layer="layout" svg:width="0.559cm" svg:height="0.723cm" svg:x="2.906cm" svg:y="6.63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2.845cm" svg:y="6.549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265cm" svg:y="7.07cm" svg:viewBox="0 0 -280 -313" draw:points="141,-14140 0,-13827 280,-1382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698cm" svg:y="6.645cm">
              <text:p text:style-name="P12"/>
            </draw:rect>
            <draw:rect draw:style-name="gr52" draw:text-style-name="P3" draw:layer="layout" svg:width="0.517cm" svg:height="0.718cm" svg:x="20.615cm" svg:y="6.556cm">
              <text:p text:style-name="P12"/>
            </draw:rect>
            <draw:line draw:style-name="gr54" draw:text-style-name="P6" draw:layer="layout" svg:x1="20.75cm" svg:y1="7.051cm" svg:x2="21.019cm" svg:y2="7.051cm">
              <text:p text:style-name="P12"/>
            </draw:line>
          </draw:g>
          <draw:g>
            <draw:rect draw:style-name="gr51" draw:text-style-name="P3" draw:layer="layout" svg:width="0.517cm" svg:height="0.718cm" svg:x="22.1cm" svg:y="6.645cm">
              <text:p text:style-name="P12"/>
            </draw:rect>
            <draw:rect draw:style-name="gr52" draw:text-style-name="P3" draw:layer="layout" svg:width="0.517cm" svg:height="0.718cm" svg:x="22.017cm" svg:y="6.556cm">
              <text:p text:style-name="P12"/>
            </draw:rect>
            <draw:g>
              <draw:line draw:style-name="gr54" draw:text-style-name="P6" draw:layer="layout" svg:x1="22.143cm" svg:y1="7.089cm" svg:x2="22.413cm" svg:y2="6.746cm">
                <text:p text:style-name="P12"/>
              </draw:line>
              <draw:line draw:style-name="gr54" draw:text-style-name="P6" draw:layer="layout" svg:x1="22.143cm" svg:y1="6.745cm" svg:x2="22.413cm" svg:y2="7.088cm">
                <text:p text:style-name="P12"/>
              </draw:line>
            </draw:g>
          </draw:g>
          <draw:g>
            <draw:rect draw:style-name="gr51" draw:text-style-name="P3" draw:layer="layout" svg:width="0.51cm" svg:height="0.722cm" svg:x="21.401cm" svg:y="6.612cm">
              <text:p text:style-name="P12"/>
            </draw:rect>
            <draw:rect draw:style-name="gr52" draw:text-style-name="P3" draw:layer="layout" svg:width="0.51cm" svg:height="0.722cm" svg:x="21.32cm" svg:y="6.549cm">
              <text:p text:style-name="P12"/>
            </draw:rect>
            <draw:g>
              <draw:line draw:style-name="gr54" draw:text-style-name="P6" draw:layer="layout" svg:x1="21.428cm" svg:y1="7.124cm" svg:x2="21.721cm" svg:y2="7.124cm">
                <text:p text:style-name="P12"/>
              </draw:line>
              <draw:polygon draw:style-name="gr53" draw:text-style-name="P3" draw:layer="layout" svg:width="0.292cm" svg:height="0.327cm" svg:x="21.428cm" svg:y="6.697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69cm" svg:y="6.4cm">
            <draw:text-box>
              <text:p text:style-name="P23"><text:span text:style-name="T16">s1</text:span></text:p>
            </draw:text-box>
          </draw:frame>
        </draw:g>
        <draw:frame draw:style-name="gr109" draw:text-style-name="P35" draw:layer="layout" svg:width="24.765cm" svg:height="7.355cm" svg:x="1.328cm" svg:y="12.544cm">
          <draw:text-box>
            <text:list text:style-name="L3">
              <text:list-item>
                <text:p text:style-name="P33"><text:span text:style-name="T19">make it executable:</text:span></text:p>
              </text:list-item>
            </text:list>
          </draw:text-box>
        </draw:frame>
        <draw:g>
          <draw:g>
            <draw:g>
              <draw:rect draw:style-name="gr48" draw:text-style-name="P3" draw:layer="layout" svg:width="20.955cm" svg:height="3.691cm" svg:x="2.222cm" svg:y="15.149cm">
                <text:p text:style-name="P12"/>
              </draw:rect>
              <draw:frame draw:style-name="gr110" draw:text-style-name="P26" draw:layer="layout" svg:width="20.926cm" svg:height="1.568cm" svg:x="2.251cm" svg:y="15.347cm">
                <draw:text-box>
                  <text:p text:style-name="P25"><text:span text:style-name="T14">s1:~# chmod a+x /etc/ppp/ppplogin</text:span></text:p>
                </draw:text-box>
              </draw:frame>
              <draw:rect draw:style-name="gr50" draw:text-style-name="P3" draw:layer="layout" svg:width="20.955cm" svg:height="0.996cm" svg:x="2.222cm" svg:y="14.351cm" draw:corner-radius="0.429cm">
                <text:p text:style-name="P12"/>
              </draw:rect>
              <draw:g>
                <draw:ellipse draw:style-name="gr51" draw:text-style-name="P3" draw:layer="layout" svg:width="0.518cm" svg:height="0.56cm" svg:x="2.557cm" svg:y="14.615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17cm" svg:height="0.561cm" svg:x="2.501cm" svg:y="14.549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59cm" svg:height="-0.242cm" svg:x="2.89cm" svg:y="14.953cm" svg:viewBox="0 0 -260 -243" draw:points="130,-29906 0,-29663 260,-29663">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478cm" svg:height="0.557cm" svg:x="20.875cm" svg:y="14.623cm">
                  <text:p text:style-name="P12"/>
                </draw:rect>
                <draw:rect draw:style-name="gr52" draw:text-style-name="P3" draw:layer="layout" svg:width="0.478cm" svg:height="0.557cm" svg:x="20.798cm" svg:y="14.554cm">
                  <text:p text:style-name="P12"/>
                </draw:rect>
                <draw:line draw:style-name="gr54" draw:text-style-name="P6" draw:layer="layout" svg:x1="20.923cm" svg:y1="14.938cm" svg:x2="21.172cm" svg:y2="14.938cm">
                  <text:p text:style-name="P12"/>
                </draw:line>
              </draw:g>
              <draw:g>
                <draw:rect draw:style-name="gr51" draw:text-style-name="P3" draw:layer="layout" svg:width="0.478cm" svg:height="0.557cm" svg:x="22.172cm" svg:y="14.623cm">
                  <text:p text:style-name="P12"/>
                </draw:rect>
                <draw:rect draw:style-name="gr52" draw:text-style-name="P3" draw:layer="layout" svg:width="0.479cm" svg:height="0.557cm" svg:x="22.095cm" svg:y="14.554cm">
                  <text:p text:style-name="P12"/>
                </draw:rect>
                <draw:g>
                  <draw:line draw:style-name="gr54" draw:text-style-name="P6" draw:layer="layout" svg:x1="22.212cm" svg:y1="14.968cm" svg:x2="22.462cm" svg:y2="14.702cm">
                    <text:p text:style-name="P12"/>
                  </draw:line>
                  <draw:line draw:style-name="gr54" draw:text-style-name="P6" draw:layer="layout" svg:x1="22.212cm" svg:y1="14.701cm" svg:x2="22.462cm" svg:y2="14.967cm">
                    <text:p text:style-name="P12"/>
                  </draw:line>
                </draw:g>
              </draw:g>
              <draw:g>
                <draw:rect draw:style-name="gr51" draw:text-style-name="P3" draw:layer="layout" svg:width="0.471cm" svg:height="0.56cm" svg:x="21.526cm" svg:y="14.598cm">
                  <text:p text:style-name="P12"/>
                </draw:rect>
                <draw:rect draw:style-name="gr52" draw:text-style-name="P3" draw:layer="layout" svg:width="0.471cm" svg:height="0.56cm" svg:x="21.451cm" svg:y="14.549cm">
                  <text:p text:style-name="P12"/>
                </draw:rect>
                <draw:g>
                  <draw:line draw:style-name="gr54" draw:text-style-name="P6" draw:layer="layout" svg:x1="21.551cm" svg:y1="14.995cm" svg:x2="21.822cm" svg:y2="14.995cm">
                    <text:p text:style-name="P12"/>
                  </draw:line>
                  <draw:polygon draw:style-name="gr53" draw:text-style-name="P3" draw:layer="layout" svg:width="0.27cm" svg:height="0.253cm" svg:x="21.551cm" svg:y="14.664cm" svg:viewBox="0 0 271 254" draw:points="135,0 271,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111" draw:text-style-name="P24" draw:layer="layout" svg:width="6.39cm" svg:height="1.503cm" svg:x="3.332cm" svg:y="14.351cm">
                <draw:text-box>
                  <text:p text:style-name="P23"><text:span text:style-name="T16">s1</text:span></text:p>
                </draw:text-box>
              </draw:frame>
            </draw:g>
          </draw:g>
        </draw:g>
        <draw:frame draw:style-name="gr19" draw:text-style-name="P20" draw:layer="layout" svg:width="24.765cm" svg:height="3.175cm" svg:x="1.382cm" svg:y="0.769cm">
          <draw:text-box>
            <text:p text:style-name="P1"><text:span text:style-name="T6">step 8 – configure s1</text:span></text:p>
          </draw:text-box>
        </draw:frame>
        <presentation:notes draw:style-name="dp2">
          <draw:page-thumbnail draw:style-name="gr18" draw:layer="layout" svg:width="13.968cm" svg:height="10.476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12" draw:text-style-name="P35" draw:layer="layout" svg:width="24.765cm" svg:height="7.355cm" svg:x="1.38cm" svg:y="4.447cm">
          <draw:text-box>
            <text:list text:style-name="L3">
              <text:list-item>
                <text:p text:style-name="P33"><text:span text:style-name="T19">make a local serial line and attach to pseudo terminal</text:span></text:p>
              </text:list-item>
            </text:list>
          </draw:text-box>
        </draw:frame>
        <draw:g>
          <draw:rect draw:style-name="gr48" draw:text-style-name="P3" draw:layer="layout" svg:width="20.509cm" svg:height="3.683cm" svg:x="2.543cm" svg:y="7.324cm">
            <text:p text:style-name="P12"/>
          </draw:rect>
          <draw:frame draw:style-name="gr74" draw:text-style-name="P26" draw:layer="layout" svg:width="20.478cm" svg:height="3.639cm" svg:x="2.315cm" svg:y="7.58cm">
            <draw:text-box>
              <text:p text:style-name="P25"><text:span text:style-name="T22"><text:s/></text:span><text:span text:style-name="T22">s1:~# mknod /dev/ttyS0 c 4 64; \</text:span></text:p>
              <text:p text:style-name="P25"><text:span text:style-name="T22"><text:s text:c="7"/></text:span><text:span text:style-name="T22">stty -F /dev/ttyS0 38400; \</text:span></text:p>
              <text:p text:style-name="P25"><text:span text:style-name="T22"><text:s text:c="7"/></text:span><text:span text:style-name="T22">dmesg | grep Serial; \</text:span></text:p>
              <text:p text:style-name="P25"><text:span text:style-name="T22"><text:s text:c="7"/></text:span><text:span text:style-name="T22">dmesg | grep "assigned console"</text:span></text:p>
            </draw:text-box>
          </draw:frame>
          <draw:rect draw:style-name="gr75" draw:text-style-name="P3" draw:layer="layout" svg:width="20.509cm" svg:height="1.285cm" svg:x="2.543cm" svg:y="6.295cm" draw:corner-radius="0.429cm">
            <text:p text:style-name="P12"/>
          </draw:rect>
          <draw:g>
            <draw:ellipse draw:style-name="gr51" draw:text-style-name="P3" draw:layer="layout" svg:width="0.559cm" svg:height="0.723cm" svg:x="2.905cm" svg:y="6.635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2.844cm" svg:y="6.5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264cm" svg:y="7.071cm" svg:viewBox="0 0 -280 -313" draw:points="141,-14142 0,-13829 280,-13829">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697cm" svg:y="6.646cm">
              <text:p text:style-name="P12"/>
            </draw:rect>
            <draw:rect draw:style-name="gr52" draw:text-style-name="P3" draw:layer="layout" svg:width="0.517cm" svg:height="0.718cm" svg:x="20.614cm" svg:y="6.557cm">
              <text:p text:style-name="P12"/>
            </draw:rect>
            <draw:line draw:style-name="gr54" draw:text-style-name="P6" draw:layer="layout" svg:x1="20.749cm" svg:y1="7.052cm" svg:x2="21.018cm" svg:y2="7.052cm">
              <text:p text:style-name="P12"/>
            </draw:line>
          </draw:g>
          <draw:g>
            <draw:rect draw:style-name="gr51" draw:text-style-name="P3" draw:layer="layout" svg:width="0.517cm" svg:height="0.718cm" svg:x="22.099cm" svg:y="6.646cm">
              <text:p text:style-name="P12"/>
            </draw:rect>
            <draw:rect draw:style-name="gr52" draw:text-style-name="P3" draw:layer="layout" svg:width="0.517cm" svg:height="0.718cm" svg:x="22.016cm" svg:y="6.557cm">
              <text:p text:style-name="P12"/>
            </draw:rect>
            <draw:g>
              <draw:line draw:style-name="gr54" draw:text-style-name="P6" draw:layer="layout" svg:x1="22.142cm" svg:y1="7.09cm" svg:x2="22.412cm" svg:y2="6.747cm">
                <text:p text:style-name="P12"/>
              </draw:line>
              <draw:line draw:style-name="gr54" draw:text-style-name="P6" draw:layer="layout" svg:x1="22.142cm" svg:y1="6.746cm" svg:x2="22.412cm" svg:y2="7.089cm">
                <text:p text:style-name="P12"/>
              </draw:line>
            </draw:g>
          </draw:g>
          <draw:g>
            <draw:rect draw:style-name="gr51" draw:text-style-name="P3" draw:layer="layout" svg:width="0.51cm" svg:height="0.722cm" svg:x="21.4cm" svg:y="6.613cm">
              <text:p text:style-name="P12"/>
            </draw:rect>
            <draw:rect draw:style-name="gr52" draw:text-style-name="P3" draw:layer="layout" svg:width="0.51cm" svg:height="0.722cm" svg:x="21.319cm" svg:y="6.55cm">
              <text:p text:style-name="P12"/>
            </draw:rect>
            <draw:g>
              <draw:line draw:style-name="gr54" draw:text-style-name="P6" draw:layer="layout" svg:x1="21.427cm" svg:y1="7.125cm" svg:x2="21.72cm" svg:y2="7.125cm">
                <text:p text:style-name="P12"/>
              </draw:line>
              <draw:polygon draw:style-name="gr53" draw:text-style-name="P3" draw:layer="layout" svg:width="0.292cm" svg:height="0.327cm" svg:x="21.427cm" svg:y="6.698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789cm" svg:y="6.401cm">
            <draw:text-box>
              <text:p text:style-name="P23"><text:span text:style-name="T16">s2</text:span></text:p>
            </draw:text-box>
          </draw:frame>
        </draw:g>
        <draw:frame draw:style-name="gr19" draw:text-style-name="P20" draw:layer="layout" svg:width="24.765cm" svg:height="3.175cm" svg:x="1.383cm" svg:y="0.77cm">
          <draw:text-box>
            <text:p text:style-name="P1"><text:span text:style-name="T6">step 9 – configure s2</text:span></text:p>
          </draw:text-box>
        </draw:frame>
        <draw:frame draw:style-name="gr113" draw:text-style-name="P35" draw:layer="layout" svg:width="24.765cm" svg:height="7.355cm" svg:x="1.329cm" svg:y="12.545cm">
          <draw:text-box>
            <text:list text:style-name="L3">
              <text:list-item>
                <text:p text:style-name="P33"><text:span text:style-name="T19">configure initial chat:</text:span></text:p>
              </text:list-item>
            </text:list>
          </draw:text-box>
        </draw:frame>
        <draw:g>
          <draw:g>
            <draw:g>
              <draw:rect draw:style-name="gr48" draw:text-style-name="P3" draw:layer="layout" svg:width="20.955cm" svg:height="3.691cm" svg:x="2.223cm" svg:y="15.15cm">
                <text:p text:style-name="P12"/>
              </draw:rect>
              <draw:frame draw:style-name="gr114" draw:text-style-name="P26" draw:layer="layout" svg:width="20.926cm" svg:height="1.795cm" svg:x="2.252cm" svg:y="15.348cm">
                <draw:text-box>
                  <text:p text:style-name="P25"><text:span text:style-name="T14">s1:~# cat /etc/ppp/ch </text:span></text:p>
                  <text:p text:style-name="P25"><text:span text:style-name="T14">-BREAK-ogin:-BREAK-ogin: fppp</text:span></text:p>
                </draw:text-box>
              </draw:frame>
              <draw:rect draw:style-name="gr50" draw:text-style-name="P3" draw:layer="layout" svg:width="20.955cm" svg:height="0.996cm" svg:x="2.223cm" svg:y="14.352cm" draw:corner-radius="0.429cm">
                <text:p text:style-name="P12"/>
              </draw:rect>
              <draw:g>
                <draw:ellipse draw:style-name="gr51" draw:text-style-name="P3" draw:layer="layout" svg:width="0.518cm" svg:height="0.56cm" svg:x="2.558cm" svg:y="14.616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17cm" svg:height="0.561cm" svg:x="2.502cm" svg:y="14.5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59cm" svg:height="-0.242cm" svg:x="2.891cm" svg:y="14.954cm" svg:viewBox="0 0 -260 -243" draw:points="130,-29908 0,-29665 260,-29665">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478cm" svg:height="0.557cm" svg:x="20.876cm" svg:y="14.624cm">
                  <text:p text:style-name="P12"/>
                </draw:rect>
                <draw:rect draw:style-name="gr52" draw:text-style-name="P3" draw:layer="layout" svg:width="0.478cm" svg:height="0.557cm" svg:x="20.799cm" svg:y="14.555cm">
                  <text:p text:style-name="P12"/>
                </draw:rect>
                <draw:line draw:style-name="gr54" draw:text-style-name="P6" draw:layer="layout" svg:x1="20.924cm" svg:y1="14.939cm" svg:x2="21.173cm" svg:y2="14.939cm">
                  <text:p text:style-name="P12"/>
                </draw:line>
              </draw:g>
              <draw:g>
                <draw:rect draw:style-name="gr51" draw:text-style-name="P3" draw:layer="layout" svg:width="0.478cm" svg:height="0.557cm" svg:x="22.173cm" svg:y="14.624cm">
                  <text:p text:style-name="P12"/>
                </draw:rect>
                <draw:rect draw:style-name="gr52" draw:text-style-name="P3" draw:layer="layout" svg:width="0.479cm" svg:height="0.557cm" svg:x="22.096cm" svg:y="14.555cm">
                  <text:p text:style-name="P12"/>
                </draw:rect>
                <draw:g>
                  <draw:line draw:style-name="gr54" draw:text-style-name="P6" draw:layer="layout" svg:x1="22.213cm" svg:y1="14.969cm" svg:x2="22.463cm" svg:y2="14.703cm">
                    <text:p text:style-name="P12"/>
                  </draw:line>
                  <draw:line draw:style-name="gr54" draw:text-style-name="P6" draw:layer="layout" svg:x1="22.213cm" svg:y1="14.702cm" svg:x2="22.463cm" svg:y2="14.968cm">
                    <text:p text:style-name="P12"/>
                  </draw:line>
                </draw:g>
              </draw:g>
              <draw:g>
                <draw:rect draw:style-name="gr51" draw:text-style-name="P3" draw:layer="layout" svg:width="0.471cm" svg:height="0.56cm" svg:x="21.527cm" svg:y="14.599cm">
                  <text:p text:style-name="P12"/>
                </draw:rect>
                <draw:rect draw:style-name="gr52" draw:text-style-name="P3" draw:layer="layout" svg:width="0.471cm" svg:height="0.56cm" svg:x="21.452cm" svg:y="14.55cm">
                  <text:p text:style-name="P12"/>
                </draw:rect>
                <draw:g>
                  <draw:line draw:style-name="gr54" draw:text-style-name="P6" draw:layer="layout" svg:x1="21.552cm" svg:y1="14.996cm" svg:x2="21.823cm" svg:y2="14.996cm">
                    <text:p text:style-name="P12"/>
                  </draw:line>
                  <draw:polygon draw:style-name="gr53" draw:text-style-name="P3" draw:layer="layout" svg:width="0.27cm" svg:height="0.253cm" svg:x="21.552cm" svg:y="14.665cm" svg:viewBox="0 0 271 254" draw:points="135,0 271,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115" draw:text-style-name="P24" draw:layer="layout" svg:width="6.39cm" svg:height="1.503cm" svg:x="3.333cm" svg:y="14.352cm">
                <draw:text-box>
                  <text:p text:style-name="P23"><text:span text:style-name="T16">s2</text:span></text:p>
                </draw:text-box>
              </draw:frame>
            </draw:g>
          </draw:g>
        </draw:g>
        <presentation:notes draw:style-name="dp2">
          <draw:page-thumbnail draw:style-name="gr18" draw:layer="layout" svg:width="13.968cm" svg:height="10.476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16" draw:text-style-name="P35" draw:layer="layout" svg:width="24.765cm" svg:height="7.355cm" svg:x="1.381cm" svg:y="4.448cm">
          <draw:text-box>
            <text:list text:style-name="L3">
              <text:list-item>
                <text:p text:style-name="P33"><text:span text:style-name="T19">define netkit peer:</text:span></text:p>
              </text:list-item>
            </text:list>
          </draw:text-box>
        </draw:frame>
        <draw:g>
          <draw:rect draw:style-name="gr48" draw:text-style-name="P3" draw:layer="layout" svg:width="20.509cm" svg:height="3.683cm" svg:x="2.544cm" svg:y="7.324cm">
            <text:p text:style-name="P12"/>
          </draw:rect>
          <draw:frame draw:style-name="gr74" draw:text-style-name="P26" draw:layer="layout" svg:width="20.478cm" svg:height="3.639cm" svg:x="2.316cm" svg:y="7.58cm">
            <draw:text-box>
              <text:p text:style-name="P25"><text:span text:style-name="T22"><text:s/></text:span><text:span text:style-name="T22">s1:~# cat /etc/ppp/peers/netkit </text:span></text:p>
              <text:p text:style-name="P25"><text:span text:style-name="T22"><text:s/></text:span><text:span text:style-name="T22">connect "chat -v -f /etc/ppp/ch"</text:span></text:p>
              <text:p text:style-name="P25"><text:span text:style-name="T22"><text:s/></text:span><text:span text:style-name="T22">/dev/ttyS0</text:span></text:p>
            </draw:text-box>
          </draw:frame>
          <draw:rect draw:style-name="gr75" draw:text-style-name="P3" draw:layer="layout" svg:width="20.509cm" svg:height="1.285cm" svg:x="2.544cm" svg:y="6.295cm" draw:corner-radius="0.429cm">
            <text:p text:style-name="P12"/>
          </draw:rect>
          <draw:g>
            <draw:ellipse draw:style-name="gr51" draw:text-style-name="P3" draw:layer="layout" svg:width="0.559cm" svg:height="0.723cm" svg:x="2.906cm" svg:y="6.635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723cm" svg:x="2.845cm" svg:y="6.5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12cm" svg:x="3.265cm" svg:y="7.071cm" svg:viewBox="0 0 -280 -313" draw:points="141,-14142 0,-13829 280,-13829">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18cm" svg:x="20.698cm" svg:y="6.646cm">
              <text:p text:style-name="P12"/>
            </draw:rect>
            <draw:rect draw:style-name="gr52" draw:text-style-name="P3" draw:layer="layout" svg:width="0.517cm" svg:height="0.718cm" svg:x="20.615cm" svg:y="6.557cm">
              <text:p text:style-name="P12"/>
            </draw:rect>
            <draw:line draw:style-name="gr54" draw:text-style-name="P6" draw:layer="layout" svg:x1="20.75cm" svg:y1="7.052cm" svg:x2="21.019cm" svg:y2="7.052cm">
              <text:p text:style-name="P12"/>
            </draw:line>
          </draw:g>
          <draw:g>
            <draw:rect draw:style-name="gr51" draw:text-style-name="P3" draw:layer="layout" svg:width="0.517cm" svg:height="0.718cm" svg:x="22.1cm" svg:y="6.646cm">
              <text:p text:style-name="P12"/>
            </draw:rect>
            <draw:rect draw:style-name="gr52" draw:text-style-name="P3" draw:layer="layout" svg:width="0.517cm" svg:height="0.718cm" svg:x="22.017cm" svg:y="6.557cm">
              <text:p text:style-name="P12"/>
            </draw:rect>
            <draw:g>
              <draw:line draw:style-name="gr54" draw:text-style-name="P6" draw:layer="layout" svg:x1="22.143cm" svg:y1="7.09cm" svg:x2="22.413cm" svg:y2="6.747cm">
                <text:p text:style-name="P12"/>
              </draw:line>
              <draw:line draw:style-name="gr54" draw:text-style-name="P6" draw:layer="layout" svg:x1="22.143cm" svg:y1="6.746cm" svg:x2="22.413cm" svg:y2="7.089cm">
                <text:p text:style-name="P12"/>
              </draw:line>
            </draw:g>
          </draw:g>
          <draw:g>
            <draw:rect draw:style-name="gr51" draw:text-style-name="P3" draw:layer="layout" svg:width="0.51cm" svg:height="0.722cm" svg:x="21.401cm" svg:y="6.613cm">
              <text:p text:style-name="P12"/>
            </draw:rect>
            <draw:rect draw:style-name="gr52" draw:text-style-name="P3" draw:layer="layout" svg:width="0.51cm" svg:height="0.722cm" svg:x="21.32cm" svg:y="6.55cm">
              <text:p text:style-name="P12"/>
            </draw:rect>
            <draw:g>
              <draw:line draw:style-name="gr54" draw:text-style-name="P6" draw:layer="layout" svg:x1="21.428cm" svg:y1="7.125cm" svg:x2="21.721cm" svg:y2="7.125cm">
                <text:p text:style-name="P12"/>
              </draw:line>
              <draw:polygon draw:style-name="gr53" draw:text-style-name="P3" draw:layer="layout" svg:width="0.292cm" svg:height="0.327cm" svg:x="21.428cm" svg:y="6.698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6.906cm" svg:height="1.285cm" svg:x="3.79cm" svg:y="6.401cm">
            <draw:text-box>
              <text:p text:style-name="P23"><text:span text:style-name="T16">s2</text:span></text:p>
            </draw:text-box>
          </draw:frame>
        </draw:g>
        <draw:frame draw:style-name="gr117" draw:text-style-name="P35" draw:layer="layout" svg:width="24.765cm" svg:height="7.355cm" svg:x="1.33cm" svg:y="12.546cm">
          <draw:text-box>
            <text:list text:style-name="L3">
              <text:list-item>
                <text:p text:style-name="P33"><text:span text:style-name="T19">define ppp options:</text:span></text:p>
              </text:list-item>
            </text:list>
          </draw:text-box>
        </draw:frame>
        <draw:g>
          <draw:g>
            <draw:g>
              <draw:rect draw:style-name="gr48" draw:text-style-name="P3" draw:layer="layout" svg:width="20.955cm" svg:height="3.691cm" svg:x="2.224cm" svg:y="15.151cm">
                <text:p text:style-name="P12"/>
              </draw:rect>
              <draw:frame draw:style-name="gr118" draw:text-style-name="P26" draw:layer="layout" svg:width="20.926cm" svg:height="1.795cm" svg:x="2.253cm" svg:y="15.349cm">
                <draw:text-box>
                  <text:p text:style-name="P25"><text:span text:style-name="T14"><text:s/></text:span><text:span text:style-name="T14">s1:~# cat /etc/ppp/options <text:s text:c="5"/></text:span></text:p>
                  <text:p text:style-name="P25"><text:span text:style-name="T14"><text:s/></text:span><text:span text:style-name="T14">38400 lock noauth nobsdcomp nodeflate</text:span></text:p>
                </draw:text-box>
              </draw:frame>
              <draw:rect draw:style-name="gr50" draw:text-style-name="P3" draw:layer="layout" svg:width="20.955cm" svg:height="0.996cm" svg:x="2.224cm" svg:y="14.353cm" draw:corner-radius="0.429cm">
                <text:p text:style-name="P12"/>
              </draw:rect>
              <draw:g>
                <draw:ellipse draw:style-name="gr51" draw:text-style-name="P3" draw:layer="layout" svg:width="0.518cm" svg:height="0.56cm" svg:x="2.559cm" svg:y="14.617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17cm" svg:height="0.561cm" svg:x="2.503cm" svg:y="14.551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59cm" svg:height="-0.242cm" svg:x="2.892cm" svg:y="14.955cm" svg:viewBox="0 0 -260 -243" draw:points="130,-29910 0,-29667 260,-2966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478cm" svg:height="0.557cm" svg:x="20.877cm" svg:y="14.625cm">
                  <text:p text:style-name="P12"/>
                </draw:rect>
                <draw:rect draw:style-name="gr52" draw:text-style-name="P3" draw:layer="layout" svg:width="0.478cm" svg:height="0.557cm" svg:x="20.8cm" svg:y="14.556cm">
                  <text:p text:style-name="P12"/>
                </draw:rect>
                <draw:line draw:style-name="gr54" draw:text-style-name="P6" draw:layer="layout" svg:x1="20.925cm" svg:y1="14.94cm" svg:x2="21.174cm" svg:y2="14.94cm">
                  <text:p text:style-name="P12"/>
                </draw:line>
              </draw:g>
              <draw:g>
                <draw:rect draw:style-name="gr51" draw:text-style-name="P3" draw:layer="layout" svg:width="0.478cm" svg:height="0.557cm" svg:x="22.174cm" svg:y="14.625cm">
                  <text:p text:style-name="P12"/>
                </draw:rect>
                <draw:rect draw:style-name="gr52" draw:text-style-name="P3" draw:layer="layout" svg:width="0.479cm" svg:height="0.557cm" svg:x="22.097cm" svg:y="14.556cm">
                  <text:p text:style-name="P12"/>
                </draw:rect>
                <draw:g>
                  <draw:line draw:style-name="gr54" draw:text-style-name="P6" draw:layer="layout" svg:x1="22.214cm" svg:y1="14.97cm" svg:x2="22.464cm" svg:y2="14.704cm">
                    <text:p text:style-name="P12"/>
                  </draw:line>
                  <draw:line draw:style-name="gr54" draw:text-style-name="P6" draw:layer="layout" svg:x1="22.214cm" svg:y1="14.703cm" svg:x2="22.464cm" svg:y2="14.969cm">
                    <text:p text:style-name="P12"/>
                  </draw:line>
                </draw:g>
              </draw:g>
              <draw:g>
                <draw:rect draw:style-name="gr51" draw:text-style-name="P3" draw:layer="layout" svg:width="0.471cm" svg:height="0.56cm" svg:x="21.528cm" svg:y="14.6cm">
                  <text:p text:style-name="P12"/>
                </draw:rect>
                <draw:rect draw:style-name="gr52" draw:text-style-name="P3" draw:layer="layout" svg:width="0.471cm" svg:height="0.56cm" svg:x="21.453cm" svg:y="14.551cm">
                  <text:p text:style-name="P12"/>
                </draw:rect>
                <draw:g>
                  <draw:line draw:style-name="gr54" draw:text-style-name="P6" draw:layer="layout" svg:x1="21.553cm" svg:y1="14.997cm" svg:x2="21.824cm" svg:y2="14.997cm">
                    <text:p text:style-name="P12"/>
                  </draw:line>
                  <draw:polygon draw:style-name="gr53" draw:text-style-name="P3" draw:layer="layout" svg:width="0.27cm" svg:height="0.253cm" svg:x="21.553cm" svg:y="14.666cm" svg:viewBox="0 0 271 254" draw:points="135,0 271,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119" draw:text-style-name="P24" draw:layer="layout" svg:width="6.39cm" svg:height="1.503cm" svg:x="3.334cm" svg:y="14.353cm">
                <draw:text-box>
                  <text:p text:style-name="P23"><text:span text:style-name="T16">s2</text:span></text:p>
                </draw:text-box>
              </draw:frame>
            </draw:g>
          </draw:g>
        </draw:g>
        <draw:frame draw:style-name="gr19" draw:text-style-name="P20" draw:layer="layout" svg:width="24.765cm" svg:height="3.175cm" svg:x="1.384cm" svg:y="0.771cm">
          <draw:text-box>
            <text:p text:style-name="P1"><text:span text:style-name="T6">step 9 – configure s2</text:span></text:p>
          </draw:text-box>
        </draw:frame>
        <presentation:notes draw:style-name="dp2">
          <draw:page-thumbnail draw:style-name="gr18" draw:layer="layout" svg:width="13.968cm" svg:height="10.476cm" svg:x="3.81cm" svg:y="2.123cm" draw:page-number="18" presentation:class="page"/>
          <draw:frame presentation:style-name="pr2" draw:layer="layout" svg:width="17.271cm" svg:height="12.573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9" draw:text-style-name="P20" draw:layer="layout" svg:width="24.765cm" svg:height="3.175cm" svg:x="1.385cm" svg:y="0.772cm">
          <draw:text-box>
            <text:p text:style-name="P1"><text:span text:style-name="T6">step 10 – test</text:span></text:p>
          </draw:text-box>
        </draw:frame>
        <draw:frame draw:style-name="gr120" draw:text-style-name="P35" draw:layer="layout" svg:width="24.765cm" svg:height="8.205cm" svg:x="1.382cm" svg:y="3.599cm">
          <draw:text-box>
            <text:list text:style-name="L3">
              <text:list-item>
                <text:p text:style-name="P33"><text:span text:style-name="T19">connet s2 to s1 via ppp:</text:span></text:p>
              </text:list-item>
            </text:list>
          </draw:text-box>
        </draw:frame>
        <draw:g>
          <draw:rect draw:style-name="gr48" draw:text-style-name="P3" draw:layer="layout" svg:width="23.216cm" svg:height="12.202cm" svg:x="2.655cm" svg:y="6.478cm">
            <text:p text:style-name="P12"/>
          </draw:rect>
          <draw:frame draw:style-name="gr121" draw:text-style-name="P26" draw:layer="layout" svg:width="23.718cm" svg:height="12.264cm" svg:x="2.423cm" svg:y="6.734cm">
            <draw:text-box>
              <text:p text:style-name="P25"><text:span text:style-name="T22"><text:s/></text:span><text:span text:style-name="T22">s2:~# pon netkit</text:span></text:p>
              <text:p text:style-name="P25"><text:span text:style-name="T22"><text:s/></text:span><text:span text:style-name="T22">s2:~# ifconfig ppp0</text:span></text:p>
              <text:p text:style-name="P25"><text:span text:style-name="T22"><text:s/></text:span><text:span text:style-name="T22">ppp0 <text:s text:c="4"/>Link encap:Point-to-Point Protocol</text:span></text:p>
              <text:p text:style-name="P25"><text:span text:style-name="T22"><text:s text:c="10"/></text:span><text:span text:style-name="T22">inet addr:10.0.0.2 <text:s/>P-t-P:10.0.0.1 <text:s/>Mask:255.255.255.255</text:span></text:p>
              <text:p text:style-name="P25"><text:span text:style-name="T22"><text:s text:c="10"/></text:span><text:span text:style-name="T22">UP POINTOPOINT RUNNING NOARP MULTICAST <text:s/>MTU:1500 <text:s/>Metric:1</text:span></text:p>
              <text:p text:style-name="P25"><text:span text:style-name="T22"><text:s text:c="10"/></text:span><text:span text:style-name="T22">RX packets:3 errors:1 dropped:0 overruns:0 frame:0</text:span></text:p>
              <text:p text:style-name="P25"><text:span text:style-name="T22"><text:s text:c="10"/></text:span><text:span text:style-name="T22">TX packets:3 errors:0 dropped:0 overruns:0 carrier:0</text:span></text:p>
              <text:p text:style-name="P25"><text:span text:style-name="T22"><text:s text:c="10"/></text:span><text:span text:style-name="T22">collisions:0 txqueuelen:3</text:span></text:p>
              <text:p text:style-name="P25"><text:span text:style-name="T22"><text:s text:c="10"/></text:span><text:span text:style-name="T22">RX bytes:42 (42.0 b) <text:s/>TX bytes:48 (48.0 b)</text:span></text:p>
              <text:p text:style-name="P25"><text:span text:style-name="T22"><text:s/></text:span><text:span text:style-name="T22">s2:~# ping -c 1 10.0.0.1</text:span></text:p>
              <text:p text:style-name="P25"><text:span text:style-name="T22"><text:s/></text:span><text:span text:style-name="T22">PING 10.0.0.1 (10.0.0.1) 56(84) bytes of data.</text:span></text:p>
              <text:p text:style-name="P25"><text:span text:style-name="T22"><text:s/></text:span><text:span text:style-name="T22">64 bytes from 10.0.0.1: icmp_seq=1 ttl=64 time=12.2 ms</text:span></text:p>
              <text:p text:style-name="P25"><text:span text:style-name="T22"/></text:p>
              <text:p text:style-name="P25"><text:span text:style-name="T22"><text:s/></text:span><text:span text:style-name="T22">--- 10.0.0.1 ping statistics ---</text:span></text:p>
              <text:p text:style-name="P25"><text:span text:style-name="T22"><text:s/></text:span><text:span text:style-name="T22">1 packets transmitted, 1 received, 0% packet loss, time 0ms</text:span></text:p>
              <text:p text:style-name="P25"><text:span text:style-name="T22"><text:s/></text:span><text:span text:style-name="T22">rtt min/avg/max/mdev = 12.200/12.200/12.200/0.000 ms</text:span></text:p>
            </draw:text-box>
          </draw:frame>
          <draw:rect draw:style-name="gr75" draw:text-style-name="P3" draw:layer="layout" svg:width="23.327cm" svg:height="1.285cm" svg:x="2.655cm" svg:y="5.449cm" draw:corner-radius="0.429cm">
            <text:p text:style-name="P12"/>
          </draw:rect>
          <draw:g>
            <draw:ellipse draw:style-name="gr51" draw:text-style-name="P3" draw:layer="layout" svg:width="0.569cm" svg:height="0.723cm" svg:x="3.024cm" svg:y="5.789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68cm" svg:height="0.723cm" svg:x="2.962cm" svg:y="5.704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84cm" svg:height="-0.312cm" svg:x="3.389cm" svg:y="6.225cm" svg:viewBox="0 0 -285 -313" draw:points="143,-12450 0,-12137 285,-12137">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27cm" svg:height="0.718cm" svg:x="23.401cm" svg:y="5.747cm">
              <text:p text:style-name="P12"/>
            </draw:rect>
            <draw:rect draw:style-name="gr52" draw:text-style-name="P3" draw:layer="layout" svg:width="0.526cm" svg:height="0.718cm" svg:x="23.317cm" svg:y="5.658cm">
              <text:p text:style-name="P12"/>
            </draw:rect>
            <draw:line draw:style-name="gr54" draw:text-style-name="P6" draw:layer="layout" svg:x1="23.454cm" svg:y1="6.153cm" svg:x2="23.728cm" svg:y2="6.153cm">
              <text:p text:style-name="P12"/>
            </draw:line>
          </draw:g>
          <draw:g>
            <draw:rect draw:style-name="gr51" draw:text-style-name="P3" draw:layer="layout" svg:width="0.526cm" svg:height="0.718cm" svg:x="24.829cm" svg:y="5.747cm">
              <text:p text:style-name="P12"/>
            </draw:rect>
            <draw:rect draw:style-name="gr52" draw:text-style-name="P3" draw:layer="layout" svg:width="0.526cm" svg:height="0.718cm" svg:x="24.744cm" svg:y="5.658cm">
              <text:p text:style-name="P12"/>
            </draw:rect>
            <draw:g>
              <draw:line draw:style-name="gr54" draw:text-style-name="P6" draw:layer="layout" svg:x1="24.872cm" svg:y1="6.191cm" svg:x2="25.147cm" svg:y2="5.848cm">
                <text:p text:style-name="P12"/>
              </draw:line>
              <draw:line draw:style-name="gr54" draw:text-style-name="P6" draw:layer="layout" svg:x1="24.872cm" svg:y1="5.847cm" svg:x2="25.147cm" svg:y2="6.19cm">
                <text:p text:style-name="P12"/>
              </draw:line>
            </draw:g>
          </draw:g>
          <draw:g>
            <draw:rect draw:style-name="gr51" draw:text-style-name="P3" draw:layer="layout" svg:width="0.519cm" svg:height="0.722cm" svg:x="24.117cm" svg:y="5.714cm">
              <text:p text:style-name="P12"/>
            </draw:rect>
            <draw:rect draw:style-name="gr52" draw:text-style-name="P3" draw:layer="layout" svg:width="0.52cm" svg:height="0.722cm" svg:x="24.034cm" svg:y="5.651cm">
              <text:p text:style-name="P12"/>
            </draw:rect>
            <draw:g>
              <draw:line draw:style-name="gr54" draw:text-style-name="P6" draw:layer="layout" svg:x1="24.144cm" svg:y1="6.226cm" svg:x2="24.443cm" svg:y2="6.226cm">
                <text:p text:style-name="P12"/>
              </draw:line>
              <draw:polygon draw:style-name="gr53" draw:text-style-name="P3" draw:layer="layout" svg:width="0.298cm" svg:height="0.327cm" svg:x="24.144cm" svg:y="5.799cm" svg:viewBox="0 0 299 328" draw:points="150,0 299,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76" draw:text-style-name="P24" draw:layer="layout" svg:width="7.031cm" svg:height="1.285cm" svg:x="3.924cm" svg:y="5.555cm">
            <draw:text-box>
              <text:p text:style-name="P23"><text:span text:style-name="T16">s2</text:span></text:p>
            </draw:text-box>
          </draw:frame>
        </draw:g>
        <presentation:notes draw:style-name="dp2">
          <draw:page-thumbnail draw:style-name="gr18" draw:layer="layout" svg:width="13.968cm" svg:height="10.476cm" svg:x="3.81cm" svg:y="2.123cm" draw:page-number="19" presentation:class="page"/>
          <draw:frame presentation:style-name="pr2" draw:layer="layout" svg:width="17.271cm" svg:height="12.573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9" draw:text-style-name="P20" draw:layer="layout" svg:width="24.765cm" svg:height="3.175cm" svg:x="1.386cm" svg:y="0.773cm">
          <draw:text-box>
            <text:p text:style-name="P1"><text:span text:style-name="T6">step 10 – test</text:span></text:p>
          </draw:text-box>
        </draw:frame>
        <draw:frame draw:style-name="gr122" draw:text-style-name="P35" draw:layer="layout" svg:width="24.765cm" svg:height="15.235cm" svg:x="1.383cm" svg:y="4.45cm">
          <draw:text-box>
            <text:list text:style-name="L3">
              <text:list-item>
                <text:p text:style-name="P33"><text:span text:style-name="T19">verify from s1 node:</text:span></text:p>
              </text:list-item>
            </text:list>
          </draw:text-box>
        </draw:frame>
        <draw:g>
          <draw:rect draw:style-name="gr48" draw:text-style-name="P3" draw:layer="layout" svg:width="23.436cm" svg:height="12.006cm" svg:x="2.546cm" svg:y="7.437cm">
            <text:p text:style-name="P12"/>
          </draw:rect>
          <draw:frame draw:style-name="gr123" draw:text-style-name="P26" draw:layer="layout" svg:width="23.505cm" svg:height="12.416cm" svg:x="2.318cm" svg:y="7.721cm">
            <draw:text-box>
              <text:p text:style-name="P25"><text:span text:style-name="T22"><text:s/></text:span><text:span text:style-name="T22">s1:~# ifconfig ppp0</text:span></text:p>
              <text:p text:style-name="P25"><text:span text:style-name="T22"><text:s/></text:span><text:span text:style-name="T22">ppp0 <text:s text:c="4"/>Link encap:Point-to-Point Protocol</text:span></text:p>
              <text:p text:style-name="P25"><text:span text:style-name="T22"><text:s text:c="10"/></text:span><text:span text:style-name="T22">inet addr:10.0.0.1 <text:s/>P-t-P:10.0.0.2 <text:s/>Mask:255.255.255.255</text:span></text:p>
              <text:p text:style-name="P25"><text:span text:style-name="T22"><text:s text:c="10"/></text:span><text:span text:style-name="T22">UP POINTOPOINT RUNNING NOARP MULTICAST <text:s/>MTU:1500 <text:s/>Metric:1</text:span></text:p>
              <text:p text:style-name="P25"><text:span text:style-name="T22"><text:s text:c="10"/></text:span><text:span text:style-name="T22">RX packets:4 errors:0 dropped:0 overruns:0 frame:0</text:span></text:p>
              <text:p text:style-name="P25"><text:span text:style-name="T22"><text:s text:c="10"/></text:span><text:span text:style-name="T22">TX packets:4 errors:0 dropped:0 overruns:0 carrier:0</text:span></text:p>
              <text:p text:style-name="P25"><text:span text:style-name="T22"><text:s text:c="10"/></text:span><text:span text:style-name="T22">collisions:0 txqueuelen:3</text:span></text:p>
              <text:p text:style-name="P25"><text:span text:style-name="T22"><text:s text:c="10"/></text:span><text:span text:style-name="T22">RX bytes:132 (132.0 b) <text:s/>TX bytes:126 (126.0 b)</text:span></text:p>
              <text:p text:style-name="P25"><text:span text:style-name="T22"><text:s/></text:span><text:span text:style-name="T22">s1:~# ping -c 1 10.0.0.2</text:span></text:p>
              <text:p text:style-name="P25"><text:span text:style-name="T22"><text:s/></text:span><text:span text:style-name="T22">PING 10.0.0.2 (10.0.0.2) 56(84) bytes of data.</text:span></text:p>
              <text:p text:style-name="P25"><text:span text:style-name="T22"><text:s/></text:span><text:span text:style-name="T22">64 bytes from 10.0.0.2: icmp_seq=1 ttl=64 time=12.1 ms</text:span></text:p>
              <text:p text:style-name="P25"><text:span text:style-name="T22"/></text:p>
              <text:p text:style-name="P25"><text:span text:style-name="T22"><text:s/></text:span><text:span text:style-name="T22">--- 10.0.0.2 ping statistics ---</text:span></text:p>
              <text:p text:style-name="P25"><text:span text:style-name="T22"><text:s/></text:span><text:span text:style-name="T22">1 packets transmitted, 1 received, 0% packet loss, time 0ms</text:span></text:p>
              <text:p text:style-name="P25"><text:span text:style-name="T22"><text:s/></text:span><text:span text:style-name="T22">rtt min/avg/max/mdev = 12.131/12.131/12.131/0.000 ms</text:span></text:p>
            </draw:text-box>
          </draw:frame>
          <draw:rect draw:style-name="gr75" draw:text-style-name="P3" draw:layer="layout" svg:width="23.542cm" svg:height="1.425cm" svg:x="2.546cm" svg:y="6.296cm" draw:corner-radius="0.429cm">
            <text:p text:style-name="P12"/>
          </draw:rect>
          <draw:g>
            <draw:ellipse draw:style-name="gr51" draw:text-style-name="P3" draw:layer="layout" svg:width="0.559cm" svg:height="0.802cm" svg:x="2.908cm" svg:y="6.673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52" draw:text-style-name="P3" draw:layer="layout" svg:width="0.558cm" svg:height="0.802cm" svg:x="2.847cm" svg:y="6.579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53" draw:text-style-name="P3" draw:layer="layout" svg:width="-0.279cm" svg:height="-0.346cm" svg:x="3.267cm" svg:y="7.157cm" svg:viewBox="0 0 -280 -347" draw:points="141,-14313 0,-13966 280,-13966">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51" draw:text-style-name="P3" draw:layer="layout" svg:width="0.517cm" svg:height="0.795cm" svg:x="23.61cm" svg:y="6.628cm">
              <text:p text:style-name="P12"/>
            </draw:rect>
            <draw:rect draw:style-name="gr52" draw:text-style-name="P3" draw:layer="layout" svg:width="0.517cm" svg:height="0.796cm" svg:x="23.527cm" svg:y="6.529cm">
              <text:p text:style-name="P12"/>
            </draw:rect>
            <draw:line draw:style-name="gr54" draw:text-style-name="P6" draw:layer="layout" svg:x1="23.662cm" svg:y1="7.078cm" svg:x2="23.931cm" svg:y2="7.078cm">
              <text:p text:style-name="P12"/>
            </draw:line>
          </draw:g>
          <draw:g>
            <draw:rect draw:style-name="gr51" draw:text-style-name="P3" draw:layer="layout" svg:width="0.517cm" svg:height="0.795cm" svg:x="25.012cm" svg:y="6.628cm">
              <text:p text:style-name="P12"/>
            </draw:rect>
            <draw:rect draw:style-name="gr52" draw:text-style-name="P3" draw:layer="layout" svg:width="0.517cm" svg:height="0.796cm" svg:x="24.929cm" svg:y="6.529cm">
              <text:p text:style-name="P12"/>
            </draw:rect>
            <draw:g>
              <draw:line draw:style-name="gr54" draw:text-style-name="P6" draw:layer="layout" svg:x1="25.055cm" svg:y1="7.12cm" svg:x2="25.325cm" svg:y2="6.74cm">
                <text:p text:style-name="P12"/>
              </draw:line>
              <draw:line draw:style-name="gr54" draw:text-style-name="P6" draw:layer="layout" svg:x1="25.055cm" svg:y1="6.738cm" svg:x2="25.325cm" svg:y2="7.118cm">
                <text:p text:style-name="P12"/>
              </draw:line>
            </draw:g>
          </draw:g>
          <draw:g>
            <draw:rect draw:style-name="gr51" draw:text-style-name="P3" draw:layer="layout" svg:width="0.51cm" svg:height="0.801cm" svg:x="24.313cm" svg:y="6.591cm">
              <text:p text:style-name="P12"/>
            </draw:rect>
            <draw:rect draw:style-name="gr52" draw:text-style-name="P3" draw:layer="layout" svg:width="0.51cm" svg:height="0.801cm" svg:x="24.232cm" svg:y="6.521cm">
              <text:p text:style-name="P12"/>
            </draw:rect>
            <draw:g>
              <draw:line draw:style-name="gr54" draw:text-style-name="P6" draw:layer="layout" svg:x1="24.34cm" svg:y1="7.159cm" svg:x2="24.633cm" svg:y2="7.159cm">
                <text:p text:style-name="P12"/>
              </draw:line>
              <draw:polygon draw:style-name="gr53" draw:text-style-name="P3" draw:layer="layout" svg:width="0.292cm" svg:height="0.363cm" svg:x="24.34cm" svg:y="6.685cm" svg:viewBox="0 0 293 364" draw:points="147,0 293,364 0,36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124" draw:text-style-name="P24" draw:layer="layout" svg:width="6.906cm" svg:height="1.425cm" svg:x="3.792cm" svg:y="6.414cm">
            <draw:text-box>
              <text:p text:style-name="P23"><text:span text:style-name="T16">s1</text:span></text:p>
            </draw:text-box>
          </draw:frame>
        </draw:g>
        <presentation:notes draw:style-name="dp2">
          <draw:page-thumbnail draw:style-name="gr18" draw:layer="layout" svg:width="13.968cm" svg:height="10.476cm" svg:x="3.81cm" svg:y="2.123cm" draw:page-number="20"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ff572f" draw:end-color="#5b1f10" draw:start-intensity="100%" draw:end-intensity="100%" draw:angle="0" draw:border="0%"/>
    <draw:gradient draw:name="Gradient_20_12" draw:display-name="Gradient 12" draw:style="linear" draw:start-color="#00c1ee" draw:end-color="#004555" draw:start-intensity="100%" draw:end-intensity="100%" draw:angle="0" draw:border="0%"/>
    <draw:gradient draw:name="Gradient_20_8" draw:display-name="Gradient 8" draw:style="linear" draw:start-color="#00c1ee" draw:end-color="#004555" draw:start-intensity="100%" draw:end-intensity="100%" draw:angle="0" draw:border="0%"/>
    <draw:gradient draw:name="Gradient_20_9" draw:display-name="Gradient 9" draw:style="rectangular" draw:cx="50%" draw:cy="50%" draw:start-color="#b2b2b2" draw:end-color="#fefefe" draw:start-intensity="100%" draw:end-intensity="100%" draw:angle="0" draw:border="0%"/>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21.59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397cm"/>
    </style:style>
    <style:style style:name="pr2"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style:handout-master>
    <style:master-page style:name="Default" style:page-layout-name="PM1" draw:style-name="dp1">
      <office:forms form:automatic-focus="false" form:apply-design-mode="false"/>
      <draw:frame presentation:style-name="Default-title" draw:layer="backgroundobjects" svg:width="23.975cm" svg:height="3.387cm" svg:x="1.967cm" svg:y="1.444cm" presentation:class="title" presentation:placeholder="true">
        <draw:text-box/>
      </draw:frame>
      <draw:frame presentation:style-name="Default-outline1" draw:layer="backgroundobjects" svg:width="23.975cm" svg:height="13.39cm" svg:x="1.967cm" svg:y="5.382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1" draw:text-style-name="P1" draw:layer="backgroundobjects" svg:width="9.369cm" svg:height="1.396cm" svg:x="0cm" svg:y="0cm" presentation:class="header">
          <draw:text-box>
            <text:p text:style-name="P1"><presentation:header/></text:p>
          </draw:text-box>
        </draw:frame>
        <draw:frame presentation:style-name="pr1" draw:text-style-name="P2" draw:layer="backgroundobjects" svg:width="9.369cm" svg:height="1.396cm" svg:x="12.22cm" svg:y="0cm" presentation:class="date-time">
          <draw:text-box>
            <text:p text:style-name="P2"><presentation:date-time/></text:p>
          </draw:text-box>
        </draw:frame>
        <draw:frame presentation:style-name="pr2" draw:text-style-name="P1" draw:layer="backgroundobjects" svg:width="9.369cm" svg:height="1.396cm" svg:x="0cm" svg:y="26.543cm" presentation:class="footer">
          <draw:text-box>
            <text:p text:style-name="P1"><presentation:footer/></text:p>
          </draw:text-box>
        </draw:frame>
        <draw:frame presentation:style-name="pr2"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6-09-02T08:38:21</meta:creation-date>
    <dc:date>2009-04-26T11:35:53</dc:date>
    <dc:language>en-US</dc:language>
    <meta:editing-cycles>107</meta:editing-cycles>
    <meta:editing-duration>PT18H58M27S</meta:editing-duration>
    <meta:user-defined meta:name="Info 1"/>
    <meta:user-defined meta:name="Info 2"/>
    <meta:user-defined meta:name="Info 3"/>
    <meta:user-defined meta:name="Info 4"/>
    <meta:document-statistic meta:object-count="817"/>
  </office:meta>
</office:document-meta>
</file>